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4.96pt"/>
    </style:style>
    <style:style style:name="co3" style:family="table-column">
      <style:table-column-properties fo:break-before="auto" style:column-width="138.1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row table:style-name="ro1">
          <table:table-cell/>
          <table:table-cell office:value-type="string" calcext:value-type="string">
            <text:p>pos</text:p>
          </table:table-cell>
          <table:table-cell/>
          <table:table-cell office:value-type="string" calcext:value-type="string">
            <text:p>score</text:p>
          </table:table-cell>
          <table:table-cell office:value-type="string" calcext:value-type="string">
            <text:p>is mutation concentrated</text:p>
          </table:table-cell>
          <table:table-cell office:value-type="string" calcext:value-type="string">
            <text:p>is heterozygous part end</text:p>
          </table:table-cell>
          <table:table-cell office:value-type="string" calcext:value-type="string">
            <text:p>is heterozygous part beginning</text:p>
          </table:table-cell>
          <table:table-cell table:number-columns-repeated="2"/>
          <table:table-cell office:value-type="string" calcext:value-type="string">
            <text:p>name</text:p>
          </table:table-cell>
          <table:table-cell office:value-type="string" calcext:value-type="string">
            <text:p>heterozygous part start</text:p>
          </table:table-cell>
          <table:table-cell office:value-type="string" calcext:value-type="string">
            <text:p>heterozygous part end </text:p>
          </table:table-cell>
        </table:table-row>
        <table:table-row table:style-name="ro1">
          <table:table-cell office:value-type="string" calcext:value-type="string">
            <text:p>scaffold997_len252593_cov43.8599_read151_maxK101</text:p>
          </table:table-cell>
          <table:table-cell office:value-type="float" office:value="126491" calcext:value-type="float">
            <text:p>126491</text:p>
          </table:table-cell>
          <table:table-cell office:value-type="string" calcext:value-type="string">
            <text:p>A</text:p>
          </table:table-cell>
          <table:table-cell office:value-type="float" office:value="17.6" calcext:value-type="float">
            <text:p>17.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([.G2]=1;[.B2];&quot; &quot;)" office:value-type="string" office:string-value=" " calcext:value-type="string">
            <text:p><text:s/></text:p>
          </table:table-cell>
          <table:table-cell table:formula="of:=IF([.F2]=1;[.B2];&quot; &quot;)" office:value-type="float" office:value="126491" calcext:value-type="float">
            <text:p>126491</text:p>
          </table:table-cell>
        </table:table-row>
        <table:table-row table:style-name="ro1">
          <table:table-cell office:value-type="string" calcext:value-type="string">
            <text:p>scaffold9691_len15334_cov54.0168_read151_maxK101</text:p>
          </table:table-cell>
          <table:table-cell office:value-type="float" office:value="13520" calcext:value-type="float">
            <text:p>13520</text:p>
          </table:table-cell>
          <table:table-cell office:value-type="string" calcext:value-type="string">
            <text:p>T</text:p>
          </table:table-cell>
          <table:table-cell office:value-type="float" office:value="17.4" calcext:value-type="float">
            <text:p>17.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IF([.G3]=1;[.B3];&quot; &quot;)" office:value-type="float" office:value="13520" calcext:value-type="float">
            <text:p>13520</text:p>
          </table:table-cell>
          <table:table-cell table:formula="of:=IF([.F3]=1;[.B3]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caffold9645_len74061_cov39.2884_read151_maxK101</text:p>
          </table:table-cell>
          <table:table-cell office:value-type="float" office:value="35356" calcext:value-type="float">
            <text:p>35356</text:p>
          </table:table-cell>
          <table:table-cell office:value-type="string" calcext:value-type="string">
            <text:p>T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([.G4]=1;[.B4];&quot; &quot;)" office:value-type="string" office:string-value=" " calcext:value-type="string">
            <text:p><text:s/></text:p>
          </table:table-cell>
          <table:table-cell table:formula="of:=IF([.F4]=1;[.B4];&quot; &quot;)" office:value-type="float" office:value="35356" calcext:value-type="float">
            <text:p>35356</text:p>
          </table:table-cell>
        </table:table-row>
        <table:table-row table:style-name="ro1">
          <table:table-cell office:value-type="string" calcext:value-type="string">
            <text:p>scaffold9645_len74061_cov39.2884_read151_maxK101</text:p>
          </table:table-cell>
          <table:table-cell office:value-type="float" office:value="35596" calcext:value-type="float">
            <text:p>35596</text:p>
          </table:table-cell>
          <table:table-cell office:value-type="string" calcext:value-type="string">
            <text:p>A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([.G5]=1;[.B5];&quot; &quot;)" office:value-type="string" office:string-value=" " calcext:value-type="string">
            <text:p><text:s/></text:p>
          </table:table-cell>
          <table:table-cell table:formula="of:=IF([.F5]=1;[.B5];&quot; &quot;)" office:value-type="float" office:value="35596" calcext:value-type="float">
            <text:p>35596</text:p>
          </table:table-cell>
        </table:table-row>
        <table:table-row table:style-name="ro1">
          <table:table-cell office:value-type="string" calcext:value-type="string">
            <text:p>scaffold9645_len74061_cov39.2884_read151_maxK101</text:p>
          </table:table-cell>
          <table:table-cell office:value-type="float" office:value="36073" calcext:value-type="float">
            <text:p>36073</text:p>
          </table:table-cell>
          <table:table-cell office:value-type="string" calcext:value-type="string">
            <text:p>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IF([.G6]=1;[.B6];&quot; &quot;)" office:value-type="float" office:value="36073" calcext:value-type="float">
            <text:p>36073</text:p>
          </table:table-cell>
          <table:table-cell table:formula="of:=IF([.F6]=1;[.B6]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caffold9615_len191744_cov45.96_read151_maxK101</text:p>
          </table:table-cell>
          <table:table-cell office:value-type="float" office:value="34732" calcext:value-type="float">
            <text:p>34732</text:p>
          </table:table-cell>
          <table:table-cell office:value-type="string" calcext:value-type="string">
            <text:p>A</text:p>
          </table:table-cell>
          <table:table-cell office:value-type="float" office:value="19.8" calcext:value-type="float">
            <text:p>19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([.G7]=1;[.B7];&quot; &quot;)" office:value-type="string" office:string-value=" " calcext:value-type="string">
            <text:p><text:s/></text:p>
          </table:table-cell>
          <table:table-cell table:formula="of:=IF([.F7]=1;[.B7];&quot; &quot;)" office:value-type="float" office:value="34732" calcext:value-type="float">
            <text:p>34732</text:p>
          </table:table-cell>
        </table:table-row>
        <table:table-row table:style-name="ro1">
          <table:table-cell office:value-type="string" calcext:value-type="string">
            <text:p>scaffold9581_len214930_cov41.0763_read151_maxK101</text:p>
          </table:table-cell>
          <table:table-cell office:value-type="float" office:value="110167" calcext:value-type="float">
            <text:p>110167</text:p>
          </table:table-cell>
          <table:table-cell office:value-type="string" calcext:value-type="string">
            <text:p>C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([.G8]=1;[.B8];&quot; &quot;)" office:value-type="string" office:string-value=" " calcext:value-type="string">
            <text:p><text:s/></text:p>
          </table:table-cell>
          <table:table-cell table:formula="of:=IF([.F8]=1;[.B8];&quot; &quot;)" office:value-type="float" office:value="110167" calcext:value-type="float">
            <text:p>110167</text:p>
          </table:table-cell>
        </table:table-row>
        <table:table-row table:style-name="ro1">
          <table:table-cell office:value-type="string" calcext:value-type="string">
            <text:p>scaffold9580_len60406_cov40.2819_read151_maxK101</text:p>
          </table:table-cell>
          <table:table-cell office:value-type="float" office:value="58552" calcext:value-type="float">
            <text:p>58552</text:p>
          </table:table-cell>
          <table:table-cell office:value-type="string" calcext:value-type="string">
            <text:p>T</text:p>
          </table:table-cell>
          <table:table-cell office:value-type="float" office:value="24.8" calcext:value-type="float">
            <text:p>24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([.G9]=1;[.B9];&quot; &quot;)" office:value-type="string" office:string-value=" " calcext:value-type="string">
            <text:p><text:s/></text:p>
          </table:table-cell>
          <table:table-cell table:formula="of:=IF([.F9]=1;[.B9];&quot; &quot;)" office:value-type="float" office:value="58552" calcext:value-type="float">
            <text:p>58552</text:p>
          </table:table-cell>
        </table:table-row>
        <table:table-row table:style-name="ro1">
          <table:table-cell office:value-type="string" calcext:value-type="string">
            <text:p>scaffold95_len134996_cov45.809_read151_maxK101</text:p>
          </table:table-cell>
          <table:table-cell office:value-type="float" office:value="100611" calcext:value-type="float">
            <text:p>100611</text:p>
          </table:table-cell>
          <table:table-cell office:value-type="string" calcext:value-type="string">
            <text:p>T</text:p>
          </table:table-cell>
          <table:table-cell office:value-type="float" office:value="16.2" calcext:value-type="float">
            <text:p>16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IF([.G10]=1;[.B10];&quot; &quot;)" office:value-type="float" office:value="100611" calcext:value-type="float">
            <text:p>100611</text:p>
          </table:table-cell>
          <table:table-cell table:formula="of:=IF([.F10]=1;[.B10]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caffold929_len294974_cov45.1665_read151_maxK101</text:p>
          </table:table-cell>
          <table:table-cell office:value-type="float" office:value="182621" calcext:value-type="float">
            <text:p>182621</text:p>
          </table:table-cell>
          <table:table-cell office:value-type="string" calcext:value-type="string">
            <text:p>A</text:p>
          </table:table-cell>
          <table:table-cell office:value-type="float" office:value="24.2" calcext:value-type="float">
            <text:p>24.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formula="of:=IF([.G11]=1;[.B11];&quot; &quot;)" office:value-type="float" office:value="182621" calcext:value-type="float">
            <text:p>182621</text:p>
          </table:table-cell>
          <table:table-cell table:formula="of:=IF([.F11]=1;[.B11];&quot; &quot;)" office:value-type="float" office:value="182621" calcext:value-type="float">
            <text:p>182621</text:p>
          </table:table-cell>
        </table:table-row>
        <table:table-row table:style-name="ro1">
          <table:table-cell office:value-type="string" calcext:value-type="string">
            <text:p>scaffold913363_len7309_cov56.4251_read151_maxK101</text:p>
          </table:table-cell>
          <table:table-cell office:value-type="float" office:value="733" calcext:value-type="float">
            <text:p>733</text:p>
          </table:table-cell>
          <table:table-cell office:value-type="string" calcext:value-type="string">
            <text:p>T</text:p>
          </table:table-cell>
          <table:table-cell office:value-type="float" office:value="21.8" calcext:value-type="float">
            <text:p>21.8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formula="of:=IF([.G12]=1;[.B12];&quot; &quot;)" office:value-type="float" office:value="733" calcext:value-type="float">
            <text:p>733</text:p>
          </table:table-cell>
          <table:table-cell table:formula="of:=IF([.F12]=1;[.B12];&quot; &quot;)" office:value-type="float" office:value="733" calcext:value-type="float">
            <text:p>733</text:p>
          </table:table-cell>
        </table:table-row>
        <table:table-row table:style-name="ro1">
          <table:table-cell office:value-type="string" calcext:value-type="string">
            <text:p>scaffold913363_len7309_cov56.4251_read151_maxK101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G</text:p>
          </table:table-cell>
          <table:table-cell office:value-type="float" office:value="18.4" calcext:value-type="float">
            <text:p>18.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([.G13]=1;[.B13];&quot; &quot;)" office:value-type="string" office:string-value=" " calcext:value-type="string">
            <text:p><text:s/></text:p>
          </table:table-cell>
          <table:table-cell table:formula="of:=IF([.F13]=1;[.B13];&quot; &quot;)" office:value-type="float" office:value="1998" calcext:value-type="float">
            <text:p>1998</text:p>
          </table:table-cell>
        </table:table-row>
        <table:table-row table:style-name="ro1">
          <table:table-cell office:value-type="string" calcext:value-type="string">
            <text:p>scaffold913363_len7309_cov56.4251_read151_maxK101</text:p>
          </table:table-cell>
          <table:table-cell office:value-type="float" office:value="2965" calcext:value-type="float">
            <text:p>2965</text:p>
          </table:table-cell>
          <table:table-cell office:value-type="string" calcext:value-type="string">
            <text:p>A</text:p>
          </table:table-cell>
          <table:table-cell office:value-type="float" office:value="22.2" calcext:value-type="float">
            <text:p>22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([.G14]=1;[.B14];&quot; &quot;)" office:value-type="string" office:string-value=" " calcext:value-type="string">
            <text:p><text:s/></text:p>
          </table:table-cell>
          <table:table-cell table:formula="of:=IF([.F14]=1;[.B14];&quot; &quot;)" office:value-type="float" office:value="2965" calcext:value-type="float">
            <text:p>2965</text:p>
          </table:table-cell>
        </table:table-row>
        <table:table-row table:style-name="ro1">
          <table:table-cell office:value-type="string" calcext:value-type="string">
            <text:p>scaffold912714_len82731_cov44.9522_read151_maxK101</text:p>
          </table:table-cell>
          <table:table-cell office:value-type="float" office:value="35280" calcext:value-type="float">
            <text:p>35280</text:p>
          </table:table-cell>
          <table:table-cell office:value-type="string" calcext:value-type="string">
            <text:p>T</text:p>
          </table:table-cell>
          <table:table-cell office:value-type="float" office:value="18.6" calcext:value-type="float">
            <text:p>18.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IF([.G15]=1;[.B15];&quot; &quot;)" office:value-type="float" office:value="35280" calcext:value-type="float">
            <text:p>35280</text:p>
          </table:table-cell>
          <table:table-cell table:formula="of:=IF([.F15]=1;[.B15]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caffold912714_len82731_cov44.9522_read151_maxK101</text:p>
          </table:table-cell>
          <table:table-cell office:value-type="float" office:value="36017" calcext:value-type="float">
            <text:p>36017</text:p>
          </table:table-cell>
          <table:table-cell office:value-type="string" calcext:value-type="string">
            <text:p>T</text:p>
          </table:table-cell>
          <table:table-cell office:value-type="float" office:value="21.6" calcext:value-type="float">
            <text:p>21.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([.G16]=1;[.B16];&quot; &quot;)" office:value-type="string" office:string-value=" " calcext:value-type="string">
            <text:p><text:s/></text:p>
          </table:table-cell>
          <table:table-cell table:formula="of:=IF([.F16]=1;[.B16];&quot; &quot;)" office:value-type="float" office:value="36017" calcext:value-type="float">
            <text:p>36017</text:p>
          </table:table-cell>
        </table:table-row>
        <table:table-row table:style-name="ro1">
          <table:table-cell office:value-type="string" calcext:value-type="string">
            <text:p>scaffold912663_len30588_cov47.852_read151_maxK101</text:p>
          </table:table-cell>
          <table:table-cell office:value-type="float" office:value="19202" calcext:value-type="float">
            <text:p>19202</text:p>
          </table:table-cell>
          <table:table-cell office:value-type="string" calcext:value-type="string">
            <text:p>G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IF([.G17]=1;[.B17];&quot; &quot;)" office:value-type="float" office:value="19202" calcext:value-type="float">
            <text:p>19202</text:p>
          </table:table-cell>
          <table:table-cell table:formula="of:=IF([.F17]=1;[.B17]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caffold912663_len30588_cov47.852_read151_maxK101</text:p>
          </table:table-cell>
          <table:table-cell office:value-type="float" office:value="19378" calcext:value-type="float">
            <text:p>19378</text:p>
          </table:table-cell>
          <table:table-cell office:value-type="string" calcext:value-type="string">
            <text:p>C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([.G18]=1;[.B18];&quot; &quot;)" office:value-type="string" office:string-value=" " calcext:value-type="string">
            <text:p><text:s/></text:p>
          </table:table-cell>
          <table:table-cell table:formula="of:=IF([.F18]=1;[.B18];&quot; &quot;)" office:value-type="float" office:value="19378" calcext:value-type="float">
            <text:p>19378</text:p>
          </table:table-cell>
        </table:table-row>
        <table:table-row table:style-name="ro1">
          <table:table-cell office:value-type="string" calcext:value-type="string">
            <text:p>scaffold879_len236274_cov45.6087_read151_maxK101</text:p>
          </table:table-cell>
          <table:table-cell office:value-type="float" office:value="65428" calcext:value-type="float">
            <text:p>65428</text:p>
          </table:table-cell>
          <table:table-cell office:value-type="string" calcext:value-type="string">
            <text:p>C</text:p>
          </table:table-cell>
          <table:table-cell office:value-type="float" office:value="18.4" calcext:value-type="float">
            <text:p>18.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IF([.G19]=1;[.B19];&quot; &quot;)" office:value-type="float" office:value="65428" calcext:value-type="float">
            <text:p>65428</text:p>
          </table:table-cell>
          <table:table-cell table:formula="of:=IF([.F19]=1;[.B19]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caffold879_len236274_cov45.6087_read151_maxK101</text:p>
          </table:table-cell>
          <table:table-cell office:value-type="float" office:value="116245" calcext:value-type="float">
            <text:p>116245</text:p>
          </table:table-cell>
          <table:table-cell office:value-type="string" calcext:value-type="string">
            <text:p>G</text:p>
          </table:table-cell>
          <table:table-cell office:value-type="float" office:value="15.2" calcext:value-type="float">
            <text:p>15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([.G20]=1;[.B20];&quot; &quot;)" office:value-type="string" office:string-value=" " calcext:value-type="string">
            <text:p><text:s/></text:p>
          </table:table-cell>
          <table:table-cell table:formula="of:=IF([.F20]=1;[.B20];&quot; &quot;)" office:value-type="float" office:value="116245" calcext:value-type="float">
            <text:p>116245</text:p>
          </table:table-cell>
        </table:table-row>
        <table:table-row table:style-name="ro1">
          <table:table-cell office:value-type="string" calcext:value-type="string">
            <text:p>scaffold87_len49417_cov39.5279_read151_maxK101</text:p>
          </table:table-cell>
          <table:table-cell office:value-type="float" office:value="34540" calcext:value-type="float">
            <text:p>34540</text:p>
          </table:table-cell>
          <table:table-cell office:value-type="string" calcext:value-type="string">
            <text:p>A</text:p>
          </table:table-cell>
          <table:table-cell office:value-type="float" office:value="20.6" calcext:value-type="float">
            <text:p>20.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([.G21]=1;[.B21];&quot; &quot;)" office:value-type="string" office:string-value=" " calcext:value-type="string">
            <text:p><text:s/></text:p>
          </table:table-cell>
          <table:table-cell table:formula="of:=IF([.F21]=1;[.B21];&quot; &quot;)" office:value-type="float" office:value="34540" calcext:value-type="float">
            <text:p>34540</text:p>
          </table:table-cell>
        </table:table-row>
        <table:table-row table:style-name="ro1">
          <table:table-cell office:value-type="string" calcext:value-type="string">
            <text:p>scaffold8684_len6609_cov46.9285_read151_maxK101</text:p>
          </table:table-cell>
          <table:table-cell office:value-type="float" office:value="3083" calcext:value-type="float">
            <text:p>3083</text:p>
          </table:table-cell>
          <table:table-cell office:value-type="string" calcext:value-type="string">
            <text:p>C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formula="of:=IF([.G22]=1;[.B22];&quot; &quot;)" office:value-type="float" office:value="3083" calcext:value-type="float">
            <text:p>3083</text:p>
          </table:table-cell>
          <table:table-cell table:formula="of:=IF([.F22]=1;[.B22];&quot; &quot;)" office:value-type="float" office:value="3083" calcext:value-type="float">
            <text:p>3083</text:p>
          </table:table-cell>
        </table:table-row>
        <table:table-row table:style-name="ro1">
          <table:table-cell office:value-type="string" calcext:value-type="string">
            <text:p>scaffold864_len114662_cov40.984_read151_maxK101</text:p>
          </table:table-cell>
          <table:table-cell office:value-type="float" office:value="99114" calcext:value-type="float">
            <text:p>99114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([.G23]=1;[.B23];&quot; &quot;)" office:value-type="string" office:string-value=" " calcext:value-type="string">
            <text:p><text:s/></text:p>
          </table:table-cell>
          <table:table-cell table:formula="of:=IF([.F23]=1;[.B23];&quot; &quot;)" office:value-type="float" office:value="99114" calcext:value-type="float">
            <text:p>99114</text:p>
          </table:table-cell>
        </table:table-row>
        <table:table-row table:style-name="ro1">
          <table:table-cell office:value-type="string" calcext:value-type="string">
            <text:p>scaffold854_len97230_cov38.9285_read151_maxK101</text:p>
          </table:table-cell>
          <table:table-cell office:value-type="float" office:value="36142" calcext:value-type="float">
            <text:p>36142</text:p>
          </table:table-cell>
          <table:table-cell office:value-type="string" calcext:value-type="string">
            <text:p>G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([.G24]=1;[.B24];&quot; &quot;)" office:value-type="string" office:string-value=" " calcext:value-type="string">
            <text:p><text:s/></text:p>
          </table:table-cell>
          <table:table-cell table:formula="of:=IF([.F24]=1;[.B24];&quot; &quot;)" office:value-type="float" office:value="36142" calcext:value-type="float">
            <text:p>36142</text:p>
          </table:table-cell>
        </table:table-row>
        <table:table-row table:style-name="ro1">
          <table:table-cell office:value-type="string" calcext:value-type="string">
            <text:p>scaffold8443_len35762_cov42.1746_read151_maxK101</text:p>
          </table:table-cell>
          <table:table-cell office:value-type="float" office:value="30482" calcext:value-type="float">
            <text:p>30482</text:p>
          </table:table-cell>
          <table:table-cell office:value-type="string" calcext:value-type="string">
            <text:p>A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([.G25]=1;[.B25];&quot; &quot;)" office:value-type="string" office:string-value=" " calcext:value-type="string">
            <text:p><text:s/></text:p>
          </table:table-cell>
          <table:table-cell table:formula="of:=IF([.F25]=1;[.B25];&quot; &quot;)" office:value-type="float" office:value="30482" calcext:value-type="float">
            <text:p>30482</text:p>
          </table:table-cell>
        </table:table-row>
        <table:table-row table:style-name="ro1">
          <table:table-cell office:value-type="string" calcext:value-type="string">
            <text:p>scaffold8417_len62381_cov41.5445_read151_maxK101</text:p>
          </table:table-cell>
          <table:table-cell office:value-type="float" office:value="54177" calcext:value-type="float">
            <text:p>54177</text:p>
          </table:table-cell>
          <table:table-cell office:value-type="string" calcext:value-type="string">
            <text:p>A</text:p>
          </table:table-cell>
          <table:table-cell office:value-type="float" office:value="16.4" calcext:value-type="float">
            <text:p>16.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([.G26]=1;[.B26];&quot; &quot;)" office:value-type="string" office:string-value=" " calcext:value-type="string">
            <text:p><text:s/></text:p>
          </table:table-cell>
          <table:table-cell table:formula="of:=IF([.F26]=1;[.B26];&quot; &quot;)" office:value-type="float" office:value="54177" calcext:value-type="float">
            <text:p>54177</text:p>
          </table:table-cell>
        </table:table-row>
        <table:table-row table:style-name="ro1">
          <table:table-cell office:value-type="string" calcext:value-type="string">
            <text:p>scaffold8417_len62381_cov41.5445_read151_maxK101</text:p>
          </table:table-cell>
          <table:table-cell office:value-type="float" office:value="54206" calcext:value-type="float">
            <text:p>54206</text:p>
          </table:table-cell>
          <table:table-cell office:value-type="string" calcext:value-type="string">
            <text:p>A</text:p>
          </table:table-cell>
          <table:table-cell office:value-type="float" office:value="24.4" calcext:value-type="float">
            <text:p>24.4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formula="of:=IF([.G27]=1;[.B27];&quot; &quot;)" office:value-type="float" office:value="54206" calcext:value-type="float">
            <text:p>54206</text:p>
          </table:table-cell>
          <table:table-cell table:formula="of:=IF([.F27]=1;[.B27];&quot; &quot;)" office:value-type="float" office:value="54206" calcext:value-type="float">
            <text:p>54206</text:p>
          </table:table-cell>
        </table:table-row>
        <table:table-row table:style-name="ro1">
          <table:table-cell office:value-type="string" calcext:value-type="string">
            <text:p>scaffold8392_len9609_cov34.5103_read151_maxK101</text:p>
          </table:table-cell>
          <table:table-cell office:value-type="float" office:value="1819" calcext:value-type="float">
            <text:p>1819</text:p>
          </table:table-cell>
          <table:table-cell office:value-type="string" calcext:value-type="string">
            <text:p>T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IF([.G28]=1;[.B28];&quot; &quot;)" office:value-type="float" office:value="1819" calcext:value-type="float">
            <text:p>1819</text:p>
          </table:table-cell>
          <table:table-cell table:formula="of:=IF([.F28]=1;[.B28]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caffold8339_len214849_cov39.9128_read151_maxK101</text:p>
          </table:table-cell>
          <table:table-cell office:value-type="float" office:value="148955" calcext:value-type="float">
            <text:p>148955</text:p>
          </table:table-cell>
          <table:table-cell office:value-type="string" calcext:value-type="string">
            <text:p>C</text:p>
          </table:table-cell>
          <table:table-cell office:value-type="float" office:value="12.8" calcext:value-type="float">
            <text:p>12.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IF([.G29]=1;[.B29];&quot; &quot;)" office:value-type="float" office:value="148955" calcext:value-type="float">
            <text:p>148955</text:p>
          </table:table-cell>
          <table:table-cell table:formula="of:=IF([.F29]=1;[.B29]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caffold8339_len214849_cov39.9128_read151_maxK101</text:p>
          </table:table-cell>
          <table:table-cell office:value-type="float" office:value="150288" calcext:value-type="float">
            <text:p>150288</text:p>
          </table:table-cell>
          <table:table-cell office:value-type="string" calcext:value-type="string">
            <text:p>A</text:p>
          </table:table-cell>
          <table:table-cell office:value-type="float" office:value="19.6" calcext:value-type="float">
            <text:p>19.6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formula="of:=IF([.G30]=1;[.B30];&quot; &quot;)" office:value-type="float" office:value="150288" calcext:value-type="float">
            <text:p>150288</text:p>
          </table:table-cell>
          <table:table-cell table:formula="of:=IF([.F30]=1;[.B30];&quot; &quot;)" office:value-type="float" office:value="150288" calcext:value-type="float">
            <text:p>150288</text:p>
          </table:table-cell>
        </table:table-row>
        <table:table-row table:style-name="ro1">
          <table:table-cell office:value-type="string" calcext:value-type="string">
            <text:p>scaffold831_len37095_cov40.2436_read151_maxK101</text:p>
          </table:table-cell>
          <table:table-cell office:value-type="float" office:value="27894" calcext:value-type="float">
            <text:p>27894</text:p>
          </table:table-cell>
          <table:table-cell office:value-type="string" calcext:value-type="string">
            <text:p>T</text:p>
          </table:table-cell>
          <table:table-cell office:value-type="float" office:value="21.8" calcext:value-type="float">
            <text:p>21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([.G31]=1;[.B31];&quot; &quot;)" office:value-type="string" office:string-value=" " calcext:value-type="string">
            <text:p><text:s/></text:p>
          </table:table-cell>
          <table:table-cell table:formula="of:=IF([.F31]=1;[.B31];&quot; &quot;)" office:value-type="float" office:value="27894" calcext:value-type="float">
            <text:p>27894</text:p>
          </table:table-cell>
        </table:table-row>
        <table:table-row table:style-name="ro1">
          <table:table-cell office:value-type="string" calcext:value-type="string">
            <text:p>scaffold7953_len112559_cov37.9407_read151_maxK101</text:p>
          </table:table-cell>
          <table:table-cell office:value-type="float" office:value="73054" calcext:value-type="float">
            <text:p>73054</text:p>
          </table:table-cell>
          <table:table-cell office:value-type="string" calcext:value-type="string">
            <text:p>G</text:p>
          </table:table-cell>
          <table:table-cell office:value-type="float" office:value="23.4" calcext:value-type="float">
            <text:p>23.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([.G32]=1;[.B32];&quot; &quot;)" office:value-type="string" office:string-value=" " calcext:value-type="string">
            <text:p><text:s/></text:p>
          </table:table-cell>
          <table:table-cell table:formula="of:=IF([.F32]=1;[.B32];&quot; &quot;)" office:value-type="float" office:value="73054" calcext:value-type="float">
            <text:p>73054</text:p>
          </table:table-cell>
        </table:table-row>
        <table:table-row table:style-name="ro1">
          <table:table-cell office:value-type="string" calcext:value-type="string">
            <text:p>scaffold7953_len112559_cov37.9407_read151_maxK101</text:p>
          </table:table-cell>
          <table:table-cell office:value-type="float" office:value="73756" calcext:value-type="float">
            <text:p>73756</text:p>
          </table:table-cell>
          <table:table-cell office:value-type="string" calcext:value-type="string">
            <text:p>T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([.G33]=1;[.B33];&quot; &quot;)" office:value-type="string" office:string-value=" " calcext:value-type="string">
            <text:p><text:s/></text:p>
          </table:table-cell>
          <table:table-cell table:formula="of:=IF([.F33]=1;[.B33];&quot; &quot;)" office:value-type="float" office:value="73756" calcext:value-type="float">
            <text:p>73756</text:p>
          </table:table-cell>
        </table:table-row>
        <table:table-row table:style-name="ro1">
          <table:table-cell office:value-type="string" calcext:value-type="string">
            <text:p>scaffold7953_len112559_cov37.9407_read151_maxK101</text:p>
          </table:table-cell>
          <table:table-cell office:value-type="float" office:value="73769" calcext:value-type="float">
            <text:p>73769</text:p>
          </table:table-cell>
          <table:table-cell office:value-type="string" calcext:value-type="string">
            <text:p>T</text:p>
          </table:table-cell>
          <table:table-cell office:value-type="float" office:value="22.2" calcext:value-type="float">
            <text:p>22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IF([.G34]=1;[.B34];&quot; &quot;)" office:value-type="float" office:value="73769" calcext:value-type="float">
            <text:p>73769</text:p>
          </table:table-cell>
          <table:table-cell table:formula="of:=IF([.F34]=1;[.B34]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caffold7953_len112559_cov37.9407_read151_maxK101</text:p>
          </table:table-cell>
          <table:table-cell office:value-type="float" office:value="74022" calcext:value-type="float">
            <text:p>74022</text:p>
          </table:table-cell>
          <table:table-cell office:value-type="string" calcext:value-type="string">
            <text:p>A</text:p>
          </table:table-cell>
          <table:table-cell office:value-type="float" office:value="23.6" calcext:value-type="float">
            <text:p>23.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([.G35]=1;[.B35];&quot; &quot;)" office:value-type="string" office:string-value=" " calcext:value-type="string">
            <text:p><text:s/></text:p>
          </table:table-cell>
          <table:table-cell table:formula="of:=IF([.F35]=1;[.B35];&quot; &quot;)" office:value-type="float" office:value="74022" calcext:value-type="float">
            <text:p>74022</text:p>
          </table:table-cell>
        </table:table-row>
        <table:table-row table:style-name="ro1">
          <table:table-cell office:value-type="string" calcext:value-type="string">
            <text:p>scaffold7953_len112559_cov37.9407_read151_maxK101</text:p>
          </table:table-cell>
          <table:table-cell office:value-type="float" office:value="74452" calcext:value-type="float">
            <text:p>74452</text:p>
          </table:table-cell>
          <table:table-cell office:value-type="string" calcext:value-type="string">
            <text:p>A</text:p>
          </table:table-cell>
          <table:table-cell office:value-type="float" office:value="5.8" calcext:value-type="float">
            <text:p>5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([.G36]=1;[.B36];&quot; &quot;)" office:value-type="string" office:string-value=" " calcext:value-type="string">
            <text:p><text:s/></text:p>
          </table:table-cell>
          <table:table-cell table:formula="of:=IF([.F36]=1;[.B36];&quot; &quot;)" office:value-type="float" office:value="74452" calcext:value-type="float">
            <text:p>74452</text:p>
          </table:table-cell>
        </table:table-row>
        <table:table-row table:style-name="ro1">
          <table:table-cell office:value-type="string" calcext:value-type="string">
            <text:p>scaffold7953_len112559_cov37.9407_read151_maxK101</text:p>
          </table:table-cell>
          <table:table-cell office:value-type="float" office:value="74633" calcext:value-type="float">
            <text:p>74633</text:p>
          </table:table-cell>
          <table:table-cell office:value-type="string" calcext:value-type="string">
            <text:p>T</text:p>
          </table:table-cell>
          <table:table-cell office:value-type="float" office:value="8.2" calcext:value-type="float">
            <text:p>8.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formula="of:=IF([.G37]=1;[.B37];&quot; &quot;)" office:value-type="float" office:value="74633" calcext:value-type="float">
            <text:p>74633</text:p>
          </table:table-cell>
          <table:table-cell table:formula="of:=IF([.F37]=1;[.B37];&quot; &quot;)" office:value-type="float" office:value="74633" calcext:value-type="float">
            <text:p>74633</text:p>
          </table:table-cell>
        </table:table-row>
        <table:table-row table:style-name="ro1">
          <table:table-cell office:value-type="string" calcext:value-type="string">
            <text:p>scaffold7953_len112559_cov37.9407_read151_maxK101</text:p>
          </table:table-cell>
          <table:table-cell office:value-type="float" office:value="74963" calcext:value-type="float">
            <text:p>74963</text:p>
          </table:table-cell>
          <table:table-cell office:value-type="string" calcext:value-type="string">
            <text:p>C</text:p>
          </table:table-cell>
          <table:table-cell office:value-type="float" office:value="11.4" calcext:value-type="float">
            <text:p>11.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IF([.G38]=1;[.B38];&quot; &quot;)" office:value-type="float" office:value="74963" calcext:value-type="float">
            <text:p>74963</text:p>
          </table:table-cell>
          <table:table-cell table:formula="of:=IF([.F38]=1;[.B38]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caffold7953_len112559_cov37.9407_read151_maxK101</text:p>
          </table:table-cell>
          <table:table-cell office:value-type="float" office:value="75001" calcext:value-type="float">
            <text:p>75001</text:p>
          </table:table-cell>
          <table:table-cell office:value-type="string" calcext:value-type="string">
            <text:p>A</text:p>
          </table:table-cell>
          <table:table-cell office:value-type="float" office:value="20.6" calcext:value-type="float">
            <text:p>20.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([.G39]=1;[.B39];&quot; &quot;)" office:value-type="string" office:string-value=" " calcext:value-type="string">
            <text:p><text:s/></text:p>
          </table:table-cell>
          <table:table-cell table:formula="of:=IF([.F39]=1;[.B39];&quot; &quot;)" office:value-type="float" office:value="75001" calcext:value-type="float">
            <text:p>75001</text:p>
          </table:table-cell>
        </table:table-row>
        <table:table-row table:style-name="ro1">
          <table:table-cell office:value-type="string" calcext:value-type="string">
            <text:p>scaffold7953_len112559_cov37.9407_read151_maxK101</text:p>
          </table:table-cell>
          <table:table-cell office:value-type="float" office:value="75305" calcext:value-type="float">
            <text:p>75305</text:p>
          </table:table-cell>
          <table:table-cell office:value-type="string" calcext:value-type="string">
            <text:p>G</text:p>
          </table:table-cell>
          <table:table-cell office:value-type="float" office:value="19.4" calcext:value-type="float">
            <text:p>19.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IF([.G40]=1;[.B40];&quot; &quot;)" office:value-type="float" office:value="75305" calcext:value-type="float">
            <text:p>75305</text:p>
          </table:table-cell>
          <table:table-cell table:formula="of:=IF([.F40]=1;[.B40]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caffold7953_len112559_cov37.9407_read151_maxK101</text:p>
          </table:table-cell>
          <table:table-cell office:value-type="float" office:value="75335" calcext:value-type="float">
            <text:p>75335</text:p>
          </table:table-cell>
          <table:table-cell office:value-type="string" calcext:value-type="string">
            <text:p>A</text:p>
          </table:table-cell>
          <table:table-cell office:value-type="float" office:value="9.2" calcext:value-type="float">
            <text:p>9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([.G41]=1;[.B41];&quot; &quot;)" office:value-type="string" office:string-value=" " calcext:value-type="string">
            <text:p><text:s/></text:p>
          </table:table-cell>
          <table:table-cell table:formula="of:=IF([.F41]=1;[.B41];&quot; &quot;)" office:value-type="float" office:value="75335" calcext:value-type="float">
            <text:p>75335</text:p>
          </table:table-cell>
        </table:table-row>
        <table:table-row table:style-name="ro1">
          <table:table-cell office:value-type="string" calcext:value-type="string">
            <text:p>scaffold7953_len112559_cov37.9407_read151_maxK101</text:p>
          </table:table-cell>
          <table:table-cell office:value-type="float" office:value="75511" calcext:value-type="float">
            <text:p>75511</text:p>
          </table:table-cell>
          <table:table-cell office:value-type="string" calcext:value-type="string">
            <text:p>T</text:p>
          </table:table-cell>
          <table:table-cell office:value-type="float" office:value="20.6" calcext:value-type="float">
            <text:p>20.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IF([.G42]=1;[.B42];&quot; &quot;)" office:value-type="float" office:value="75511" calcext:value-type="float">
            <text:p>75511</text:p>
          </table:table-cell>
          <table:table-cell table:formula="of:=IF([.F42]=1;[.B42]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caffold7953_len112559_cov37.9407_read151_maxK101</text:p>
          </table:table-cell>
          <table:table-cell office:value-type="float" office:value="75567" calcext:value-type="float">
            <text:p>75567</text:p>
          </table:table-cell>
          <table:table-cell office:value-type="string" calcext:value-type="string">
            <text:p>T</text:p>
          </table:table-cell>
          <table:table-cell office:value-type="float" office:value="19.4" calcext:value-type="float">
            <text:p>19.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([.G43]=1;[.B43];&quot; &quot;)" office:value-type="string" office:string-value=" " calcext:value-type="string">
            <text:p><text:s/></text:p>
          </table:table-cell>
          <table:table-cell table:formula="of:=IF([.F43]=1;[.B43];&quot; &quot;)" office:value-type="float" office:value="75567" calcext:value-type="float">
            <text:p>75567</text:p>
          </table:table-cell>
        </table:table-row>
        <table:table-row table:style-name="ro1">
          <table:table-cell office:value-type="string" calcext:value-type="string">
            <text:p>scaffold7952_len91434_cov40.4068_read151_maxK101</text:p>
          </table:table-cell>
          <table:table-cell office:value-type="float" office:value="76642" calcext:value-type="float">
            <text:p>76642</text:p>
          </table:table-cell>
          <table:table-cell office:value-type="string" calcext:value-type="string">
            <text:p>T</text:p>
          </table:table-cell>
          <table:table-cell office:value-type="float" office:value="23.6" calcext:value-type="float">
            <text:p>23.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IF([.G44]=1;[.B44];&quot; &quot;)" office:value-type="float" office:value="76642" calcext:value-type="float">
            <text:p>76642</text:p>
          </table:table-cell>
          <table:table-cell table:formula="of:=IF([.F44]=1;[.B44]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caffold7952_len91434_cov40.4068_read151_maxK101</text:p>
          </table:table-cell>
          <table:table-cell office:value-type="float" office:value="76668" calcext:value-type="float">
            <text:p>76668</text:p>
          </table:table-cell>
          <table:table-cell office:value-type="string" calcext:value-type="string">
            <text:p>A</text:p>
          </table:table-cell>
          <table:table-cell office:value-type="float" office:value="19.2" calcext:value-type="float">
            <text:p>19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([.G45]=1;[.B45];&quot; &quot;)" office:value-type="string" office:string-value=" " calcext:value-type="string">
            <text:p><text:s/></text:p>
          </table:table-cell>
          <table:table-cell table:formula="of:=IF([.F45]=1;[.B45];&quot; &quot;)" office:value-type="float" office:value="76668" calcext:value-type="float">
            <text:p>76668</text:p>
          </table:table-cell>
        </table:table-row>
        <table:table-row table:style-name="ro1">
          <table:table-cell office:value-type="string" calcext:value-type="string">
            <text:p>scaffold7952_len91434_cov40.4068_read151_maxK101</text:p>
          </table:table-cell>
          <table:table-cell office:value-type="float" office:value="79318" calcext:value-type="float">
            <text:p>79318</text:p>
          </table:table-cell>
          <table:table-cell office:value-type="string" calcext:value-type="string">
            <text:p>T</text:p>
          </table:table-cell>
          <table:table-cell office:value-type="float" office:value="20.4" calcext:value-type="float">
            <text:p>20.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IF([.G46]=1;[.B46];&quot; &quot;)" office:value-type="float" office:value="79318" calcext:value-type="float">
            <text:p>79318</text:p>
          </table:table-cell>
          <table:table-cell table:formula="of:=IF([.F46]=1;[.B46]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caffold7720_len105094_cov42.2579_read151_maxK101</text:p>
          </table:table-cell>
          <table:table-cell office:value-type="float" office:value="3109" calcext:value-type="float">
            <text:p>3109</text:p>
          </table:table-cell>
          <table:table-cell office:value-type="string" calcext:value-type="string">
            <text:p>T</text:p>
          </table:table-cell>
          <table:table-cell office:value-type="float" office:value="20.6" calcext:value-type="float">
            <text:p>20.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IF([.G47]=1;[.B47];&quot; &quot;)" office:value-type="float" office:value="3109" calcext:value-type="float">
            <text:p>3109</text:p>
          </table:table-cell>
          <table:table-cell table:formula="of:=IF([.F47]=1;[.B47]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caffold7603_len48857_cov53.7836_read151_maxK101</text:p>
          </table:table-cell>
          <table:table-cell office:value-type="float" office:value="19297" calcext:value-type="float">
            <text:p>19297</text:p>
          </table:table-cell>
          <table:table-cell office:value-type="string" calcext:value-type="string">
            <text:p>G</text:p>
          </table:table-cell>
          <table:table-cell office:value-type="float" office:value="24.6" calcext:value-type="float">
            <text:p>24.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IF([.G48]=1;[.B48];&quot; &quot;)" office:value-type="float" office:value="19297" calcext:value-type="float">
            <text:p>19297</text:p>
          </table:table-cell>
          <table:table-cell table:formula="of:=IF([.F48]=1;[.B48]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caffold7578_len109366_cov43.257_read151_maxK101</text:p>
          </table:table-cell>
          <table:table-cell office:value-type="float" office:value="62632" calcext:value-type="float">
            <text:p>62632</text:p>
          </table:table-cell>
          <table:table-cell office:value-type="string" calcext:value-type="string">
            <text:p>T</text:p>
          </table:table-cell>
          <table:table-cell office:value-type="float" office:value="3.8" calcext:value-type="float">
            <text:p>3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([.G49]=1;[.B49];&quot; &quot;)" office:value-type="string" office:string-value=" " calcext:value-type="string">
            <text:p><text:s/></text:p>
          </table:table-cell>
          <table:table-cell table:formula="of:=IF([.F49]=1;[.B49];&quot; &quot;)" office:value-type="float" office:value="62632" calcext:value-type="float">
            <text:p>62632</text:p>
          </table:table-cell>
        </table:table-row>
        <table:table-row table:style-name="ro1">
          <table:table-cell office:value-type="string" calcext:value-type="string">
            <text:p>scaffold7455_len46406_cov41.0813_read151_maxK101</text:p>
          </table:table-cell>
          <table:table-cell office:value-type="float" office:value="28951" calcext:value-type="float">
            <text:p>28951</text:p>
          </table:table-cell>
          <table:table-cell office:value-type="string" calcext:value-type="string">
            <text:p>T</text:p>
          </table:table-cell>
          <table:table-cell office:value-type="float" office:value="24.6" calcext:value-type="float">
            <text:p>24.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([.G50]=1;[.B50];&quot; &quot;)" office:value-type="string" office:string-value=" " calcext:value-type="string">
            <text:p><text:s/></text:p>
          </table:table-cell>
          <table:table-cell table:formula="of:=IF([.F50]=1;[.B50];&quot; &quot;)" office:value-type="float" office:value="28951" calcext:value-type="float">
            <text:p>28951</text:p>
          </table:table-cell>
        </table:table-row>
        <table:table-row table:style-name="ro1">
          <table:table-cell office:value-type="string" calcext:value-type="string">
            <text:p>scaffold7455_len46406_cov41.0813_read151_maxK101</text:p>
          </table:table-cell>
          <table:table-cell office:value-type="float" office:value="29075" calcext:value-type="float">
            <text:p>29075</text:p>
          </table:table-cell>
          <table:table-cell office:value-type="string" calcext:value-type="string">
            <text:p>A</text:p>
          </table:table-cell>
          <table:table-cell office:value-type="float" office:value="21.4" calcext:value-type="float">
            <text:p>21.4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formula="of:=IF([.G51]=1;[.B51];&quot; &quot;)" office:value-type="float" office:value="29075" calcext:value-type="float">
            <text:p>29075</text:p>
          </table:table-cell>
          <table:table-cell table:formula="of:=IF([.F51]=1;[.B51];&quot; &quot;)" office:value-type="float" office:value="29075" calcext:value-type="float">
            <text:p>29075</text:p>
          </table:table-cell>
        </table:table-row>
        <table:table-row table:style-name="ro1">
          <table:table-cell office:value-type="string" calcext:value-type="string">
            <text:p>scaffold7455_len46406_cov41.0813_read151_maxK101</text:p>
          </table:table-cell>
          <table:table-cell office:value-type="float" office:value="29629" calcext:value-type="float">
            <text:p>29629</text:p>
          </table:table-cell>
          <table:table-cell office:value-type="string" calcext:value-type="string">
            <text:p>T</text:p>
          </table:table-cell>
          <table:table-cell office:value-type="float" office:value="24.6" calcext:value-type="float">
            <text:p>24.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([.G52]=1;[.B52];&quot; &quot;)" office:value-type="string" office:string-value=" " calcext:value-type="string">
            <text:p><text:s/></text:p>
          </table:table-cell>
          <table:table-cell table:formula="of:=IF([.F52]=1;[.B52];&quot; &quot;)" office:value-type="float" office:value="29629" calcext:value-type="float">
            <text:p>29629</text:p>
          </table:table-cell>
        </table:table-row>
        <table:table-row table:style-name="ro1">
          <table:table-cell office:value-type="string" calcext:value-type="string">
            <text:p>scaffold7425_len100831_cov45.8154_read151_maxK101</text:p>
          </table:table-cell>
          <table:table-cell office:value-type="float" office:value="72535" calcext:value-type="float">
            <text:p>72535</text:p>
          </table:table-cell>
          <table:table-cell office:value-type="string" calcext:value-type="string">
            <text:p>A</text:p>
          </table:table-cell>
          <table:table-cell office:value-type="float" office:value="7.8" calcext:value-type="float">
            <text:p>7.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IF([.G53]=1;[.B53];&quot; &quot;)" office:value-type="float" office:value="72535" calcext:value-type="float">
            <text:p>72535</text:p>
          </table:table-cell>
          <table:table-cell table:formula="of:=IF([.F53]=1;[.B53]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caffold7425_len100831_cov45.8154_read151_maxK101</text:p>
          </table:table-cell>
          <table:table-cell office:value-type="float" office:value="73486" calcext:value-type="float">
            <text:p>73486</text:p>
          </table:table-cell>
          <table:table-cell office:value-type="string" calcext:value-type="string">
            <text:p>T</text:p>
          </table:table-cell>
          <table:table-cell office:value-type="float" office:value="17.6" calcext:value-type="float">
            <text:p>17.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([.G54]=1;[.B54];&quot; &quot;)" office:value-type="string" office:string-value=" " calcext:value-type="string">
            <text:p><text:s/></text:p>
          </table:table-cell>
          <table:table-cell table:formula="of:=IF([.F54]=1;[.B54];&quot; &quot;)" office:value-type="float" office:value="73486" calcext:value-type="float">
            <text:p>73486</text:p>
          </table:table-cell>
        </table:table-row>
        <table:table-row table:style-name="ro1">
          <table:table-cell office:value-type="string" calcext:value-type="string">
            <text:p>scaffold7373_len127183_cov47.0835_read151_maxK101</text:p>
          </table:table-cell>
          <table:table-cell office:value-type="float" office:value="59615" calcext:value-type="float">
            <text:p>59615</text:p>
          </table:table-cell>
          <table:table-cell office:value-type="string" calcext:value-type="string">
            <text:p>T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IF([.G55]=1;[.B55];&quot; &quot;)" office:value-type="float" office:value="59615" calcext:value-type="float">
            <text:p>59615</text:p>
          </table:table-cell>
          <table:table-cell table:formula="of:=IF([.F55]=1;[.B55]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caffold7370_len103472_cov49.0716_read151_maxK101</text:p>
          </table:table-cell>
          <table:table-cell office:value-type="float" office:value="95858" calcext:value-type="float">
            <text:p>95858</text:p>
          </table:table-cell>
          <table:table-cell office:value-type="string" calcext:value-type="string">
            <text:p>C</text:p>
          </table:table-cell>
          <table:table-cell office:value-type="float" office:value="9.4" calcext:value-type="float">
            <text:p>9.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([.G56]=1;[.B56];&quot; &quot;)" office:value-type="string" office:string-value=" " calcext:value-type="string">
            <text:p><text:s/></text:p>
          </table:table-cell>
          <table:table-cell table:formula="of:=IF([.F56]=1;[.B56];&quot; &quot;)" office:value-type="float" office:value="95858" calcext:value-type="float">
            <text:p>95858</text:p>
          </table:table-cell>
        </table:table-row>
        <table:table-row table:style-name="ro1">
          <table:table-cell office:value-type="string" calcext:value-type="string">
            <text:p>scaffold7367_len215055_cov41.8356_read151_maxK101</text:p>
          </table:table-cell>
          <table:table-cell office:value-type="float" office:value="29216" calcext:value-type="float">
            <text:p>29216</text:p>
          </table:table-cell>
          <table:table-cell office:value-type="string" calcext:value-type="string">
            <text:p>A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IF([.G57]=1;[.B57];&quot; &quot;)" office:value-type="float" office:value="29216" calcext:value-type="float">
            <text:p>29216</text:p>
          </table:table-cell>
          <table:table-cell table:formula="of:=IF([.F57]=1;[.B57]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caffold7309_len15620_cov35.9708_read151_maxK101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T</text:p>
          </table:table-cell>
          <table:table-cell office:value-type="float" office:value="23.8" calcext:value-type="float">
            <text:p>23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([.G58]=1;[.B58];&quot; &quot;)" office:value-type="string" office:string-value=" " calcext:value-type="string">
            <text:p><text:s/></text:p>
          </table:table-cell>
          <table:table-cell table:formula="of:=IF([.F58]=1;[.B58];&quot; &quot;)" office:value-type="float" office:value="601" calcext:value-type="float">
            <text:p>601</text:p>
          </table:table-cell>
        </table:table-row>
        <table:table-row table:style-name="ro1">
          <table:table-cell office:value-type="string" calcext:value-type="string">
            <text:p>scaffold727_len187555_cov41.1165_read151_maxK101</text:p>
          </table:table-cell>
          <table:table-cell office:value-type="float" office:value="114531" calcext:value-type="float">
            <text:p>114531</text:p>
          </table:table-cell>
          <table:table-cell office:value-type="string" calcext:value-type="string">
            <text:p>T</text:p>
          </table:table-cell>
          <table:table-cell office:value-type="float" office:value="21.4" calcext:value-type="float">
            <text:p>21.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IF([.G59]=1;[.B59];&quot; &quot;)" office:value-type="float" office:value="114531" calcext:value-type="float">
            <text:p>114531</text:p>
          </table:table-cell>
          <table:table-cell table:formula="of:=IF([.F59]=1;[.B59]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caffold7261_len107714_cov40.4746_read151_maxK101</text:p>
          </table:table-cell>
          <table:table-cell office:value-type="float" office:value="31422" calcext:value-type="float">
            <text:p>31422</text:p>
          </table:table-cell>
          <table:table-cell office:value-type="string" calcext:value-type="string">
            <text:p>A</text:p>
          </table:table-cell>
          <table:table-cell office:value-type="float" office:value="18.6" calcext:value-type="float">
            <text:p>18.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IF([.G60]=1;[.B60];&quot; &quot;)" office:value-type="float" office:value="31422" calcext:value-type="float">
            <text:p>31422</text:p>
          </table:table-cell>
          <table:table-cell table:formula="of:=IF([.F60]=1;[.B60]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caffold7261_len107714_cov40.4746_read151_maxK101</text:p>
          </table:table-cell>
          <table:table-cell office:value-type="float" office:value="33576" calcext:value-type="float">
            <text:p>33576</text:p>
          </table:table-cell>
          <table:table-cell office:value-type="string" calcext:value-type="string">
            <text:p>A</text:p>
          </table:table-cell>
          <table:table-cell office:value-type="float" office:value="11.4" calcext:value-type="float">
            <text:p>11.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([.G61]=1;[.B61];&quot; &quot;)" office:value-type="string" office:string-value=" " calcext:value-type="string">
            <text:p><text:s/></text:p>
          </table:table-cell>
          <table:table-cell table:formula="of:=IF([.F61]=1;[.B61];&quot; &quot;)" office:value-type="float" office:value="33576" calcext:value-type="float">
            <text:p>33576</text:p>
          </table:table-cell>
        </table:table-row>
        <table:table-row table:style-name="ro1">
          <table:table-cell office:value-type="string" calcext:value-type="string">
            <text:p>scaffold7226_len38327_cov42.9903_read151_maxK101</text:p>
          </table:table-cell>
          <table:table-cell office:value-type="float" office:value="19524" calcext:value-type="float">
            <text:p>19524</text:p>
          </table:table-cell>
          <table:table-cell office:value-type="string" calcext:value-type="string">
            <text:p>A</text:p>
          </table:table-cell>
          <table:table-cell office:value-type="float" office:value="22.6" calcext:value-type="float">
            <text:p>22.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IF([.G62]=1;[.B62];&quot; &quot;)" office:value-type="float" office:value="19524" calcext:value-type="float">
            <text:p>19524</text:p>
          </table:table-cell>
          <table:table-cell table:formula="of:=IF([.F62]=1;[.B62]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caffold7104_len62781_cov44.9959_read151_maxK101</text:p>
          </table:table-cell>
          <table:table-cell office:value-type="float" office:value="53091" calcext:value-type="float">
            <text:p>53091</text:p>
          </table:table-cell>
          <table:table-cell office:value-type="string" calcext:value-type="string">
            <text:p>A</text:p>
          </table:table-cell>
          <table:table-cell office:value-type="float" office:value="22.6" calcext:value-type="float">
            <text:p>22.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([.G63]=1;[.B63];&quot; &quot;)" office:value-type="string" office:string-value=" " calcext:value-type="string">
            <text:p><text:s/></text:p>
          </table:table-cell>
          <table:table-cell table:formula="of:=IF([.F63]=1;[.B63];&quot; &quot;)" office:value-type="float" office:value="53091" calcext:value-type="float">
            <text:p>53091</text:p>
          </table:table-cell>
        </table:table-row>
        <table:table-row table:style-name="ro1">
          <table:table-cell office:value-type="string" calcext:value-type="string">
            <text:p>scaffold7034_len42660_cov39.5583_read151_maxK101</text:p>
          </table:table-cell>
          <table:table-cell office:value-type="float" office:value="35006" calcext:value-type="float">
            <text:p>35006</text:p>
          </table:table-cell>
          <table:table-cell office:value-type="string" calcext:value-type="string">
            <text:p>G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([.G64]=1;[.B64];&quot; &quot;)" office:value-type="string" office:string-value=" " calcext:value-type="string">
            <text:p><text:s/></text:p>
          </table:table-cell>
          <table:table-cell table:formula="of:=IF([.F64]=1;[.B64];&quot; &quot;)" office:value-type="float" office:value="35006" calcext:value-type="float">
            <text:p>35006</text:p>
          </table:table-cell>
        </table:table-row>
        <table:table-row table:style-name="ro1">
          <table:table-cell office:value-type="string" calcext:value-type="string">
            <text:p>scaffold7034_len42660_cov39.5583_read151_maxK101</text:p>
          </table:table-cell>
          <table:table-cell office:value-type="float" office:value="35235" calcext:value-type="float">
            <text:p>35235</text:p>
          </table:table-cell>
          <table:table-cell office:value-type="string" calcext:value-type="string">
            <text:p>GCTCACTCAC</text:p>
          </table:table-cell>
          <table:table-cell office:value-type="float" office:value="22.4" calcext:value-type="float">
            <text:p>22.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([.G65]=1;[.B65];&quot; &quot;)" office:value-type="string" office:string-value=" " calcext:value-type="string">
            <text:p><text:s/></text:p>
          </table:table-cell>
          <table:table-cell table:formula="of:=IF([.F65]=1;[.B65];&quot; &quot;)" office:value-type="float" office:value="35235" calcext:value-type="float">
            <text:p>35235</text:p>
          </table:table-cell>
        </table:table-row>
        <table:table-row table:style-name="ro1">
          <table:table-cell office:value-type="string" calcext:value-type="string">
            <text:p>scaffold7027_len57151_cov47.5594_read151_maxK101</text:p>
          </table:table-cell>
          <table:table-cell office:value-type="float" office:value="29975" calcext:value-type="float">
            <text:p>29975</text:p>
          </table:table-cell>
          <table:table-cell office:value-type="string" calcext:value-type="string">
            <text:p>G</text:p>
          </table:table-cell>
          <table:table-cell office:value-type="float" office:value="24.2" calcext:value-type="float">
            <text:p>24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IF([.G66]=1;[.B66];&quot; &quot;)" office:value-type="float" office:value="29975" calcext:value-type="float">
            <text:p>29975</text:p>
          </table:table-cell>
          <table:table-cell table:formula="of:=IF([.F66]=1;[.B66]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caffold7008_len105718_cov40.9008_read151_maxK101</text:p>
          </table:table-cell>
          <table:table-cell office:value-type="float" office:value="83319" calcext:value-type="float">
            <text:p>83319</text:p>
          </table:table-cell>
          <table:table-cell office:value-type="string" calcext:value-type="string">
            <text:p>C</text:p>
          </table:table-cell>
          <table:table-cell office:value-type="float" office:value="24.8" calcext:value-type="float">
            <text:p>24.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IF([.G67]=1;[.B67];&quot; &quot;)" office:value-type="float" office:value="83319" calcext:value-type="float">
            <text:p>83319</text:p>
          </table:table-cell>
          <table:table-cell table:formula="of:=IF([.F67]=1;[.B67]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caffold6996_len67432_cov45.4955_read151_maxK101</text:p>
          </table:table-cell>
          <table:table-cell office:value-type="float" office:value="5840" calcext:value-type="float">
            <text:p>5840</text:p>
          </table:table-cell>
          <table:table-cell office:value-type="string" calcext:value-type="string">
            <text:p>G</text:p>
          </table:table-cell>
          <table:table-cell office:value-type="float" office:value="15.4" calcext:value-type="float">
            <text:p>15.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IF([.G68]=1;[.B68];&quot; &quot;)" office:value-type="float" office:value="5840" calcext:value-type="float">
            <text:p>5840</text:p>
          </table:table-cell>
          <table:table-cell table:formula="of:=IF([.F68]=1;[.B68]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caffold6950_len143390_cov43.8628_read151_maxK101</text:p>
          </table:table-cell>
          <table:table-cell office:value-type="float" office:value="41711" calcext:value-type="float">
            <text:p>41711</text:p>
          </table:table-cell>
          <table:table-cell office:value-type="string" calcext:value-type="string">
            <text:p>A</text:p>
          </table:table-cell>
          <table:table-cell office:value-type="float" office:value="13.4" calcext:value-type="float">
            <text:p>13.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IF([.G69]=1;[.B69];&quot; &quot;)" office:value-type="float" office:value="41711" calcext:value-type="float">
            <text:p>41711</text:p>
          </table:table-cell>
          <table:table-cell table:formula="of:=IF([.F69]=1;[.B69]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caffold6950_len143390_cov43.8628_read151_maxK101</text:p>
          </table:table-cell>
          <table:table-cell office:value-type="float" office:value="42795" calcext:value-type="float">
            <text:p>42795</text:p>
          </table:table-cell>
          <table:table-cell office:value-type="string" calcext:value-type="string">
            <text:p>T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IF([.G70]=1;[.B70];&quot; &quot;)" office:value-type="float" office:value="42795" calcext:value-type="float">
            <text:p>42795</text:p>
          </table:table-cell>
          <table:table-cell table:formula="of:=IF([.F70]=1;[.B70]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caffold6950_len143390_cov43.8628_read151_maxK101</text:p>
          </table:table-cell>
          <table:table-cell office:value-type="float" office:value="42819" calcext:value-type="float">
            <text:p>42819</text:p>
          </table:table-cell>
          <table:table-cell office:value-type="string" calcext:value-type="string">
            <text:p>T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([.G71]=1;[.B71];&quot; &quot;)" office:value-type="string" office:string-value=" " calcext:value-type="string">
            <text:p><text:s/></text:p>
          </table:table-cell>
          <table:table-cell table:formula="of:=IF([.F71]=1;[.B71];&quot; &quot;)" office:value-type="float" office:value="42819" calcext:value-type="float">
            <text:p>42819</text:p>
          </table:table-cell>
        </table:table-row>
        <table:table-row table:style-name="ro1">
          <table:table-cell office:value-type="string" calcext:value-type="string">
            <text:p>scaffold6950_len143390_cov43.8628_read151_maxK101</text:p>
          </table:table-cell>
          <table:table-cell office:value-type="float" office:value="66022" calcext:value-type="float">
            <text:p>66022</text:p>
          </table:table-cell>
          <table:table-cell office:value-type="string" calcext:value-type="string">
            <text:p>A</text:p>
          </table:table-cell>
          <table:table-cell office:value-type="float" office:value="21.6" calcext:value-type="float">
            <text:p>21.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([.G72]=1;[.B72];&quot; &quot;)" office:value-type="string" office:string-value=" " calcext:value-type="string">
            <text:p><text:s/></text:p>
          </table:table-cell>
          <table:table-cell table:formula="of:=IF([.F72]=1;[.B72];&quot; &quot;)" office:value-type="float" office:value="66022" calcext:value-type="float">
            <text:p>66022</text:p>
          </table:table-cell>
        </table:table-row>
        <table:table-row table:style-name="ro1">
          <table:table-cell office:value-type="string" calcext:value-type="string">
            <text:p>scaffold6950_len143390_cov43.8628_read151_maxK101</text:p>
          </table:table-cell>
          <table:table-cell office:value-type="float" office:value="69985" calcext:value-type="float">
            <text:p>69985</text:p>
          </table:table-cell>
          <table:table-cell office:value-type="string" calcext:value-type="string">
            <text:p>A</text:p>
          </table:table-cell>
          <table:table-cell office:value-type="float" office:value="21.4" calcext:value-type="float">
            <text:p>21.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([.G73]=1;[.B73];&quot; &quot;)" office:value-type="string" office:string-value=" " calcext:value-type="string">
            <text:p><text:s/></text:p>
          </table:table-cell>
          <table:table-cell table:formula="of:=IF([.F73]=1;[.B73];&quot; &quot;)" office:value-type="float" office:value="69985" calcext:value-type="float">
            <text:p>69985</text:p>
          </table:table-cell>
        </table:table-row>
        <table:table-row table:style-name="ro1">
          <table:table-cell office:value-type="string" calcext:value-type="string">
            <text:p>scaffold6950_len143390_cov43.8628_read151_maxK101</text:p>
          </table:table-cell>
          <table:table-cell office:value-type="float" office:value="70411" calcext:value-type="float">
            <text:p>70411</text:p>
          </table:table-cell>
          <table:table-cell office:value-type="string" calcext:value-type="string">
            <text:p>A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([.G74]=1;[.B74];&quot; &quot;)" office:value-type="string" office:string-value=" " calcext:value-type="string">
            <text:p><text:s/></text:p>
          </table:table-cell>
          <table:table-cell table:formula="of:=IF([.F74]=1;[.B74];&quot; &quot;)" office:value-type="float" office:value="70411" calcext:value-type="float">
            <text:p>70411</text:p>
          </table:table-cell>
        </table:table-row>
        <table:table-row table:style-name="ro1">
          <table:table-cell office:value-type="string" calcext:value-type="string">
            <text:p>scaffold6950_len143390_cov43.8628_read151_maxK101</text:p>
          </table:table-cell>
          <table:table-cell office:value-type="float" office:value="70774" calcext:value-type="float">
            <text:p>70774</text:p>
          </table:table-cell>
          <table:table-cell office:value-type="string" calcext:value-type="string">
            <text:p>A</text:p>
          </table:table-cell>
          <table:table-cell office:value-type="float" office:value="13.2" calcext:value-type="float">
            <text:p>13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IF([.G75]=1;[.B75];&quot; &quot;)" office:value-type="float" office:value="70774" calcext:value-type="float">
            <text:p>70774</text:p>
          </table:table-cell>
          <table:table-cell table:formula="of:=IF([.F75]=1;[.B75]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caffold6950_len143390_cov43.8628_read151_maxK101</text:p>
          </table:table-cell>
          <table:table-cell office:value-type="float" office:value="70811" calcext:value-type="float">
            <text:p>70811</text:p>
          </table:table-cell>
          <table:table-cell office:value-type="string" calcext:value-type="string">
            <text:p>A</text:p>
          </table:table-cell>
          <table:table-cell office:value-type="float" office:value="6.8" calcext:value-type="float">
            <text:p>6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([.G76]=1;[.B76];&quot; &quot;)" office:value-type="string" office:string-value=" " calcext:value-type="string">
            <text:p><text:s/></text:p>
          </table:table-cell>
          <table:table-cell table:formula="of:=IF([.F76]=1;[.B76];&quot; &quot;)" office:value-type="float" office:value="70811" calcext:value-type="float">
            <text:p>70811</text:p>
          </table:table-cell>
        </table:table-row>
        <table:table-row table:style-name="ro1">
          <table:table-cell office:value-type="string" calcext:value-type="string">
            <text:p>scaffold6950_len143390_cov43.8628_read151_maxK101</text:p>
          </table:table-cell>
          <table:table-cell office:value-type="float" office:value="70989" calcext:value-type="float">
            <text:p>70989</text:p>
          </table:table-cell>
          <table:table-cell office:value-type="string" calcext:value-type="string">
            <text:p>T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IF([.G77]=1;[.B77];&quot; &quot;)" office:value-type="float" office:value="70989" calcext:value-type="float">
            <text:p>70989</text:p>
          </table:table-cell>
          <table:table-cell table:formula="of:=IF([.F77]=1;[.B77]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caffold6950_len143390_cov43.8628_read151_maxK101</text:p>
          </table:table-cell>
          <table:table-cell office:value-type="float" office:value="71141" calcext:value-type="float">
            <text:p>71141</text:p>
          </table:table-cell>
          <table:table-cell office:value-type="string" calcext:value-type="string">
            <text:p>T</text:p>
          </table:table-cell>
          <table:table-cell office:value-type="float" office:value="18.2" calcext:value-type="float">
            <text:p>18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IF([.G78]=1;[.B78];&quot; &quot;)" office:value-type="float" office:value="71141" calcext:value-type="float">
            <text:p>71141</text:p>
          </table:table-cell>
          <table:table-cell table:formula="of:=IF([.F78]=1;[.B78]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caffold6950_len143390_cov43.8628_read151_maxK101</text:p>
          </table:table-cell>
          <table:table-cell office:value-type="float" office:value="71144" calcext:value-type="float">
            <text:p>71144</text:p>
          </table:table-cell>
          <table:table-cell office:value-type="string" calcext:value-type="string">
            <text:p>A</text:p>
          </table:table-cell>
          <table:table-cell office:value-type="float" office:value="15.2" calcext:value-type="float">
            <text:p>15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([.G79]=1;[.B79];&quot; &quot;)" office:value-type="string" office:string-value=" " calcext:value-type="string">
            <text:p><text:s/></text:p>
          </table:table-cell>
          <table:table-cell table:formula="of:=IF([.F79]=1;[.B79];&quot; &quot;)" office:value-type="float" office:value="71144" calcext:value-type="float">
            <text:p>71144</text:p>
          </table:table-cell>
        </table:table-row>
        <table:table-row table:style-name="ro1">
          <table:table-cell office:value-type="string" calcext:value-type="string">
            <text:p>scaffold6837_len115042_cov40.9749_read151_maxK101</text:p>
          </table:table-cell>
          <table:table-cell office:value-type="float" office:value="78824" calcext:value-type="float">
            <text:p>78824</text:p>
          </table:table-cell>
          <table:table-cell office:value-type="string" calcext:value-type="string">
            <text:p>T</text:p>
          </table:table-cell>
          <table:table-cell office:value-type="float" office:value="22.2" calcext:value-type="float">
            <text:p>22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([.G80]=1;[.B80];&quot; &quot;)" office:value-type="string" office:string-value=" " calcext:value-type="string">
            <text:p><text:s/></text:p>
          </table:table-cell>
          <table:table-cell table:formula="of:=IF([.F80]=1;[.B80];&quot; &quot;)" office:value-type="float" office:value="78824" calcext:value-type="float">
            <text:p>78824</text:p>
          </table:table-cell>
        </table:table-row>
        <table:table-row table:style-name="ro1">
          <table:table-cell office:value-type="string" calcext:value-type="string">
            <text:p>scaffold6833_len81083_cov44.5762_read151_maxK101</text:p>
          </table:table-cell>
          <table:table-cell office:value-type="float" office:value="32540" calcext:value-type="float">
            <text:p>32540</text:p>
          </table:table-cell>
          <table:table-cell office:value-type="string" calcext:value-type="string">
            <text:p>T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([.G81]=1;[.B81];&quot; &quot;)" office:value-type="string" office:string-value=" " calcext:value-type="string">
            <text:p><text:s/></text:p>
          </table:table-cell>
          <table:table-cell table:formula="of:=IF([.F81]=1;[.B81];&quot; &quot;)" office:value-type="float" office:value="32540" calcext:value-type="float">
            <text:p>32540</text:p>
          </table:table-cell>
        </table:table-row>
        <table:table-row table:style-name="ro1">
          <table:table-cell office:value-type="string" calcext:value-type="string">
            <text:p>scaffold671_len92601_cov41.4617_read151_maxK101</text:p>
          </table:table-cell>
          <table:table-cell office:value-type="float" office:value="58506" calcext:value-type="float">
            <text:p>58506</text:p>
          </table:table-cell>
          <table:table-cell office:value-type="string" calcext:value-type="string">
            <text:p>C</text:p>
          </table:table-cell>
          <table:table-cell office:value-type="float" office:value="16.8" calcext:value-type="float">
            <text:p>16.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IF([.G82]=1;[.B82];&quot; &quot;)" office:value-type="float" office:value="58506" calcext:value-type="float">
            <text:p>58506</text:p>
          </table:table-cell>
          <table:table-cell table:formula="of:=IF([.F82]=1;[.B82]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caffold6604_len30181_cov40.481_read151_maxK101</text:p>
          </table:table-cell>
          <table:table-cell office:value-type="float" office:value="24138" calcext:value-type="float">
            <text:p>24138</text:p>
          </table:table-cell>
          <table:table-cell office:value-type="string" calcext:value-type="string">
            <text:p>T</text:p>
          </table:table-cell>
          <table:table-cell office:value-type="float" office:value="20.6" calcext:value-type="float">
            <text:p>20.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IF([.G83]=1;[.B83];&quot; &quot;)" office:value-type="float" office:value="24138" calcext:value-type="float">
            <text:p>24138</text:p>
          </table:table-cell>
          <table:table-cell table:formula="of:=IF([.F83]=1;[.B83]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caffold6508_len183313_cov39.779_read151_maxK101</text:p>
          </table:table-cell>
          <table:table-cell office:value-type="float" office:value="86845" calcext:value-type="float">
            <text:p>86845</text:p>
          </table:table-cell>
          <table:table-cell office:value-type="string" calcext:value-type="string">
            <text:p>A</text:p>
          </table:table-cell>
          <table:table-cell office:value-type="float" office:value="24.2" calcext:value-type="float">
            <text:p>24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([.G84]=1;[.B84];&quot; &quot;)" office:value-type="string" office:string-value=" " calcext:value-type="string">
            <text:p><text:s/></text:p>
          </table:table-cell>
          <table:table-cell table:formula="of:=IF([.F84]=1;[.B84];&quot; &quot;)" office:value-type="float" office:value="86845" calcext:value-type="float">
            <text:p>86845</text:p>
          </table:table-cell>
        </table:table-row>
        <table:table-row table:style-name="ro1">
          <table:table-cell office:value-type="string" calcext:value-type="string">
            <text:p>scaffold6508_len183313_cov39.779_read151_maxK101</text:p>
          </table:table-cell>
          <table:table-cell office:value-type="float" office:value="87021" calcext:value-type="float">
            <text:p>87021</text:p>
          </table:table-cell>
          <table:table-cell office:value-type="string" calcext:value-type="string">
            <text:p>G</text:p>
          </table:table-cell>
          <table:table-cell office:value-type="float" office:value="20.6" calcext:value-type="float">
            <text:p>20.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IF([.G85]=1;[.B85];&quot; &quot;)" office:value-type="float" office:value="87021" calcext:value-type="float">
            <text:p>87021</text:p>
          </table:table-cell>
          <table:table-cell table:formula="of:=IF([.F85]=1;[.B85]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caffold6508_len183313_cov39.779_read151_maxK101</text:p>
          </table:table-cell>
          <table:table-cell office:value-type="float" office:value="87079" calcext:value-type="float">
            <text:p>87079</text:p>
          </table:table-cell>
          <table:table-cell office:value-type="string" calcext:value-type="string">
            <text:p>T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([.G86]=1;[.B86];&quot; &quot;)" office:value-type="string" office:string-value=" " calcext:value-type="string">
            <text:p><text:s/></text:p>
          </table:table-cell>
          <table:table-cell table:formula="of:=IF([.F86]=1;[.B86];&quot; &quot;)" office:value-type="float" office:value="87079" calcext:value-type="float">
            <text:p>87079</text:p>
          </table:table-cell>
        </table:table-row>
        <table:table-row table:style-name="ro1">
          <table:table-cell office:value-type="string" calcext:value-type="string">
            <text:p>scaffold6445_len72794_cov43.8601_read151_maxK101</text:p>
          </table:table-cell>
          <table:table-cell office:value-type="float" office:value="63989" calcext:value-type="float">
            <text:p>63989</text:p>
          </table:table-cell>
          <table:table-cell office:value-type="string" calcext:value-type="string">
            <text:p>C</text:p>
          </table:table-cell>
          <table:table-cell office:value-type="float" office:value="22.6" calcext:value-type="float">
            <text:p>22.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IF([.G87]=1;[.B87];&quot; &quot;)" office:value-type="float" office:value="63989" calcext:value-type="float">
            <text:p>63989</text:p>
          </table:table-cell>
          <table:table-cell table:formula="of:=IF([.F87]=1;[.B87]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caffold6445_len72794_cov43.8601_read151_maxK101</text:p>
          </table:table-cell>
          <table:table-cell office:value-type="float" office:value="64305" calcext:value-type="float">
            <text:p>64305</text:p>
          </table:table-cell>
          <table:table-cell office:value-type="string" calcext:value-type="string">
            <text:p>C</text:p>
          </table:table-cell>
          <table:table-cell office:value-type="float" office:value="15.8" calcext:value-type="float">
            <text:p>15.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IF([.G88]=1;[.B88];&quot; &quot;)" office:value-type="float" office:value="64305" calcext:value-type="float">
            <text:p>64305</text:p>
          </table:table-cell>
          <table:table-cell table:formula="of:=IF([.F88]=1;[.B88]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caffold6445_len72794_cov43.8601_read151_maxK101</text:p>
          </table:table-cell>
          <table:table-cell office:value-type="float" office:value="65422" calcext:value-type="float">
            <text:p>65422</text:p>
          </table:table-cell>
          <table:table-cell office:value-type="string" calcext:value-type="string">
            <text:p>C</text:p>
          </table:table-cell>
          <table:table-cell office:value-type="float" office:value="22.6" calcext:value-type="float">
            <text:p>22.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([.G89]=1;[.B89];&quot; &quot;)" office:value-type="string" office:string-value=" " calcext:value-type="string">
            <text:p><text:s/></text:p>
          </table:table-cell>
          <table:table-cell table:formula="of:=IF([.F89]=1;[.B89];&quot; &quot;)" office:value-type="float" office:value="65422" calcext:value-type="float">
            <text:p>65422</text:p>
          </table:table-cell>
        </table:table-row>
        <table:table-row table:style-name="ro1">
          <table:table-cell office:value-type="string" calcext:value-type="string">
            <text:p>scaffold6445_len72794_cov43.8601_read151_maxK101</text:p>
          </table:table-cell>
          <table:table-cell office:value-type="float" office:value="66416" calcext:value-type="float">
            <text:p>66416</text:p>
          </table:table-cell>
          <table:table-cell office:value-type="string" calcext:value-type="string">
            <text:p>C</text:p>
          </table:table-cell>
          <table:table-cell office:value-type="float" office:value="21.6" calcext:value-type="float">
            <text:p>21.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IF([.G90]=1;[.B90];&quot; &quot;)" office:value-type="float" office:value="66416" calcext:value-type="float">
            <text:p>66416</text:p>
          </table:table-cell>
          <table:table-cell table:formula="of:=IF([.F90]=1;[.B90]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caffold6445_len72794_cov43.8601_read151_maxK101</text:p>
          </table:table-cell>
          <table:table-cell office:value-type="float" office:value="66995" calcext:value-type="float">
            <text:p>66995</text:p>
          </table:table-cell>
          <table:table-cell office:value-type="string" calcext:value-type="string">
            <text:p>A</text:p>
          </table:table-cell>
          <table:table-cell office:value-type="float" office:value="16.6" calcext:value-type="float">
            <text:p>16.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IF([.G91]=1;[.B91];&quot; &quot;)" office:value-type="float" office:value="66995" calcext:value-type="float">
            <text:p>66995</text:p>
          </table:table-cell>
          <table:table-cell table:formula="of:=IF([.F91]=1;[.B91]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caffold6445_len72794_cov43.8601_read151_maxK101</text:p>
          </table:table-cell>
          <table:table-cell office:value-type="float" office:value="67025" calcext:value-type="float">
            <text:p>67025</text:p>
          </table:table-cell>
          <table:table-cell office:value-type="string" calcext:value-type="string">
            <text:p>A</text:p>
          </table:table-cell>
          <table:table-cell office:value-type="float" office:value="18.6" calcext:value-type="float">
            <text:p>18.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([.G92]=1;[.B92];&quot; &quot;)" office:value-type="string" office:string-value=" " calcext:value-type="string">
            <text:p><text:s/></text:p>
          </table:table-cell>
          <table:table-cell table:formula="of:=IF([.F92]=1;[.B92];&quot; &quot;)" office:value-type="float" office:value="67025" calcext:value-type="float">
            <text:p>67025</text:p>
          </table:table-cell>
        </table:table-row>
        <table:table-row table:style-name="ro1">
          <table:table-cell office:value-type="string" calcext:value-type="string">
            <text:p>scaffold6366_len49585_cov39.7567_read151_maxK101</text:p>
          </table:table-cell>
          <table:table-cell office:value-type="float" office:value="10933" calcext:value-type="float">
            <text:p>10933</text:p>
          </table:table-cell>
          <table:table-cell office:value-type="string" calcext:value-type="string">
            <text:p>A</text:p>
          </table:table-cell>
          <table:table-cell office:value-type="float" office:value="22.8" calcext:value-type="float">
            <text:p>22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([.G93]=1;[.B93];&quot; &quot;)" office:value-type="string" office:string-value=" " calcext:value-type="string">
            <text:p><text:s/></text:p>
          </table:table-cell>
          <table:table-cell table:formula="of:=IF([.F93]=1;[.B93];&quot; &quot;)" office:value-type="float" office:value="10933" calcext:value-type="float">
            <text:p>10933</text:p>
          </table:table-cell>
        </table:table-row>
        <table:table-row table:style-name="ro1">
          <table:table-cell office:value-type="string" calcext:value-type="string">
            <text:p>scaffold6366_len49585_cov39.7567_read151_maxK101</text:p>
          </table:table-cell>
          <table:table-cell office:value-type="float" office:value="11050" calcext:value-type="float">
            <text:p>11050</text:p>
          </table:table-cell>
          <table:table-cell office:value-type="string" calcext:value-type="string">
            <text:p>C</text:p>
          </table:table-cell>
          <table:table-cell office:value-type="float" office:value="18.8" calcext:value-type="float">
            <text:p>18.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IF([.G94]=1;[.B94];&quot; &quot;)" office:value-type="float" office:value="11050" calcext:value-type="float">
            <text:p>11050</text:p>
          </table:table-cell>
          <table:table-cell table:formula="of:=IF([.F94]=1;[.B94]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caffold6366_len49585_cov39.7567_read151_maxK101</text:p>
          </table:table-cell>
          <table:table-cell office:value-type="float" office:value="11441" calcext:value-type="float">
            <text:p>11441</text:p>
          </table:table-cell>
          <table:table-cell office:value-type="string" calcext:value-type="string">
            <text:p>T</text:p>
          </table:table-cell>
          <table:table-cell office:value-type="float" office:value="21.6" calcext:value-type="float">
            <text:p>21.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([.G95]=1;[.B95];&quot; &quot;)" office:value-type="string" office:string-value=" " calcext:value-type="string">
            <text:p><text:s/></text:p>
          </table:table-cell>
          <table:table-cell table:formula="of:=IF([.F95]=1;[.B95];&quot; &quot;)" office:value-type="float" office:value="11441" calcext:value-type="float">
            <text:p>11441</text:p>
          </table:table-cell>
        </table:table-row>
        <table:table-row table:style-name="ro1">
          <table:table-cell office:value-type="string" calcext:value-type="string">
            <text:p>scaffold636_len91494_cov43.2173_read151_maxK101</text:p>
          </table:table-cell>
          <table:table-cell office:value-type="float" office:value="78493" calcext:value-type="float">
            <text:p>78493</text:p>
          </table:table-cell>
          <table:table-cell office:value-type="string" calcext:value-type="string">
            <text:p>T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([.G96]=1;[.B96];&quot; &quot;)" office:value-type="string" office:string-value=" " calcext:value-type="string">
            <text:p><text:s/></text:p>
          </table:table-cell>
          <table:table-cell table:formula="of:=IF([.F96]=1;[.B96];&quot; &quot;)" office:value-type="float" office:value="78493" calcext:value-type="float">
            <text:p>78493</text:p>
          </table:table-cell>
        </table:table-row>
        <table:table-row table:style-name="ro1">
          <table:table-cell office:value-type="string" calcext:value-type="string">
            <text:p>scaffold636_len91494_cov43.2173_read151_maxK101</text:p>
          </table:table-cell>
          <table:table-cell office:value-type="float" office:value="78650" calcext:value-type="float">
            <text:p>78650</text:p>
          </table:table-cell>
          <table:table-cell office:value-type="string" calcext:value-type="string">
            <text:p>T</text:p>
          </table:table-cell>
          <table:table-cell office:value-type="float" office:value="13.4" calcext:value-type="float">
            <text:p>13.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IF([.G97]=1;[.B97];&quot; &quot;)" office:value-type="float" office:value="78650" calcext:value-type="float">
            <text:p>78650</text:p>
          </table:table-cell>
          <table:table-cell table:formula="of:=IF([.F97]=1;[.B97]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caffold636_len91494_cov43.2173_read151_maxK101</text:p>
          </table:table-cell>
          <table:table-cell office:value-type="float" office:value="78871" calcext:value-type="float">
            <text:p>78871</text:p>
          </table:table-cell>
          <table:table-cell office:value-type="string" calcext:value-type="string">
            <text:p>G</text:p>
          </table:table-cell>
          <table:table-cell office:value-type="float" office:value="18.4" calcext:value-type="float">
            <text:p>18.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IF([.G98]=1;[.B98];&quot; &quot;)" office:value-type="float" office:value="78871" calcext:value-type="float">
            <text:p>78871</text:p>
          </table:table-cell>
          <table:table-cell table:formula="of:=IF([.F98]=1;[.B98]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caffold636_len91494_cov43.2173_read151_maxK101</text:p>
          </table:table-cell>
          <table:table-cell office:value-type="float" office:value="79648" calcext:value-type="float">
            <text:p>79648</text:p>
          </table:table-cell>
          <table:table-cell office:value-type="string" calcext:value-type="string">
            <text:p>C</text:p>
          </table:table-cell>
          <table:table-cell office:value-type="float" office:value="18.8" calcext:value-type="float">
            <text:p>18.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IF([.G99]=1;[.B99];&quot; &quot;)" office:value-type="float" office:value="79648" calcext:value-type="float">
            <text:p>79648</text:p>
          </table:table-cell>
          <table:table-cell table:formula="of:=IF([.F99]=1;[.B99]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caffold636_len91494_cov43.2173_read151_maxK101</text:p>
          </table:table-cell>
          <table:table-cell office:value-type="float" office:value="79697" calcext:value-type="float">
            <text:p>79697</text:p>
          </table:table-cell>
          <table:table-cell office:value-type="string" calcext:value-type="string">
            <text:p>T</text:p>
          </table:table-cell>
          <table:table-cell office:value-type="float" office:value="19.6" calcext:value-type="float">
            <text:p>19.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([.G100]=1;[.B100];&quot; &quot;)" office:value-type="string" office:string-value=" " calcext:value-type="string">
            <text:p><text:s/></text:p>
          </table:table-cell>
          <table:table-cell table:formula="of:=IF([.F100]=1;[.B100];&quot; &quot;)" office:value-type="float" office:value="79697" calcext:value-type="float">
            <text:p>79697</text:p>
          </table:table-cell>
        </table:table-row>
        <table:table-row table:style-name="ro1">
          <table:table-cell office:value-type="string" calcext:value-type="string">
            <text:p>scaffold636_len91494_cov43.2173_read151_maxK101</text:p>
          </table:table-cell>
          <table:table-cell office:value-type="float" office:value="80003" calcext:value-type="float">
            <text:p>80003</text:p>
          </table:table-cell>
          <table:table-cell office:value-type="string" calcext:value-type="string">
            <text:p>T</text:p>
          </table:table-cell>
          <table:table-cell office:value-type="float" office:value="9.2" calcext:value-type="float">
            <text:p>9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([.G101]=1;[.B101];&quot; &quot;)" office:value-type="string" office:string-value=" " calcext:value-type="string">
            <text:p><text:s/></text:p>
          </table:table-cell>
          <table:table-cell table:formula="of:=IF([.F101]=1;[.B101];&quot; &quot;)" office:value-type="float" office:value="80003" calcext:value-type="float">
            <text:p>80003</text:p>
          </table:table-cell>
        </table:table-row>
        <table:table-row table:style-name="ro1">
          <table:table-cell office:value-type="string" calcext:value-type="string">
            <text:p>scaffold6338_len33217_cov40.8915_read151_maxK101</text:p>
          </table:table-cell>
          <table:table-cell office:value-type="float" office:value="23947" calcext:value-type="float">
            <text:p>23947</text:p>
          </table:table-cell>
          <table:table-cell office:value-type="string" calcext:value-type="string">
            <text:p>C</text:p>
          </table:table-cell>
          <table:table-cell office:value-type="float" office:value="23.6" calcext:value-type="float">
            <text:p>23.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([.G102]=1;[.B102];&quot; &quot;)" office:value-type="string" office:string-value=" " calcext:value-type="string">
            <text:p><text:s/></text:p>
          </table:table-cell>
          <table:table-cell table:formula="of:=IF([.F102]=1;[.B102];&quot; &quot;)" office:value-type="float" office:value="23947" calcext:value-type="float">
            <text:p>23947</text:p>
          </table:table-cell>
        </table:table-row>
        <table:table-row table:style-name="ro1">
          <table:table-cell office:value-type="string" calcext:value-type="string">
            <text:p>scaffold6338_len33217_cov40.8915_read151_maxK101</text:p>
          </table:table-cell>
          <table:table-cell office:value-type="float" office:value="26869" calcext:value-type="float">
            <text:p>26869</text:p>
          </table:table-cell>
          <table:table-cell office:value-type="string" calcext:value-type="string">
            <text:p>T</text:p>
          </table:table-cell>
          <table:table-cell office:value-type="float" office:value="21.8" calcext:value-type="float">
            <text:p>21.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IF([.G103]=1;[.B103];&quot; &quot;)" office:value-type="float" office:value="26869" calcext:value-type="float">
            <text:p>26869</text:p>
          </table:table-cell>
          <table:table-cell table:formula="of:=IF([.F103]=1;[.B103]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caffold6314_len146090_cov40.8003_read151_maxK101</text:p>
          </table:table-cell>
          <table:table-cell office:value-type="float" office:value="19714" calcext:value-type="float">
            <text:p>19714</text:p>
          </table:table-cell>
          <table:table-cell office:value-type="string" calcext:value-type="string">
            <text:p>G</text:p>
          </table:table-cell>
          <table:table-cell office:value-type="float" office:value="20.8" calcext:value-type="float">
            <text:p>20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([.G104]=1;[.B104];&quot; &quot;)" office:value-type="string" office:string-value=" " calcext:value-type="string">
            <text:p><text:s/></text:p>
          </table:table-cell>
          <table:table-cell table:formula="of:=IF([.F104]=1;[.B104];&quot; &quot;)" office:value-type="float" office:value="19714" calcext:value-type="float">
            <text:p>19714</text:p>
          </table:table-cell>
        </table:table-row>
        <table:table-row table:style-name="ro1">
          <table:table-cell office:value-type="string" calcext:value-type="string">
            <text:p>scaffold6314_len146090_cov40.8003_read151_maxK101</text:p>
          </table:table-cell>
          <table:table-cell office:value-type="float" office:value="19842" calcext:value-type="float">
            <text:p>19842</text:p>
          </table:table-cell>
          <table:table-cell office:value-type="string" calcext:value-type="string">
            <text:p>C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IF([.G105]=1;[.B105];&quot; &quot;)" office:value-type="float" office:value="19842" calcext:value-type="float">
            <text:p>19842</text:p>
          </table:table-cell>
          <table:table-cell table:formula="of:=IF([.F105]=1;[.B105]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caffold6261_len17285_cov40.0387_read151_maxK101</text:p>
          </table:table-cell>
          <table:table-cell office:value-type="float" office:value="13478" calcext:value-type="float">
            <text:p>13478</text:p>
          </table:table-cell>
          <table:table-cell office:value-type="string" calcext:value-type="string">
            <text:p>A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([.G106]=1;[.B106];&quot; &quot;)" office:value-type="string" office:string-value=" " calcext:value-type="string">
            <text:p><text:s/></text:p>
          </table:table-cell>
          <table:table-cell table:formula="of:=IF([.F106]=1;[.B106];&quot; &quot;)" office:value-type="float" office:value="13478" calcext:value-type="float">
            <text:p>13478</text:p>
          </table:table-cell>
        </table:table-row>
        <table:table-row table:style-name="ro1">
          <table:table-cell office:value-type="string" calcext:value-type="string">
            <text:p>scaffold6204_len63842_cov41.7279_read151_maxK101</text:p>
          </table:table-cell>
          <table:table-cell office:value-type="float" office:value="61644" calcext:value-type="float">
            <text:p>61644</text:p>
          </table:table-cell>
          <table:table-cell office:value-type="string" calcext:value-type="string">
            <text:p>A</text:p>
          </table:table-cell>
          <table:table-cell office:value-type="float" office:value="10.8" calcext:value-type="float">
            <text:p>10.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IF([.G107]=1;[.B107];&quot; &quot;)" office:value-type="float" office:value="61644" calcext:value-type="float">
            <text:p>61644</text:p>
          </table:table-cell>
          <table:table-cell table:formula="of:=IF([.F107]=1;[.B107]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caffold6204_len63842_cov41.7279_read151_maxK101</text:p>
          </table:table-cell>
          <table:table-cell office:value-type="float" office:value="61700" calcext:value-type="float">
            <text:p>61700</text:p>
          </table:table-cell>
          <table:table-cell office:value-type="string" calcext:value-type="string">
            <text:p>G</text:p>
          </table:table-cell>
          <table:table-cell office:value-type="float" office:value="22.2" calcext:value-type="float">
            <text:p>22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([.G108]=1;[.B108];&quot; &quot;)" office:value-type="string" office:string-value=" " calcext:value-type="string">
            <text:p><text:s/></text:p>
          </table:table-cell>
          <table:table-cell table:formula="of:=IF([.F108]=1;[.B108];&quot; &quot;)" office:value-type="float" office:value="61700" calcext:value-type="float">
            <text:p>61700</text:p>
          </table:table-cell>
        </table:table-row>
        <table:table-row table:style-name="ro1">
          <table:table-cell office:value-type="string" calcext:value-type="string">
            <text:p>scaffold6156_len155746_cov40.9537_read151_maxK101</text:p>
          </table:table-cell>
          <table:table-cell office:value-type="float" office:value="53712" calcext:value-type="float">
            <text:p>53712</text:p>
          </table:table-cell>
          <table:table-cell office:value-type="string" calcext:value-type="string">
            <text:p>T</text:p>
          </table:table-cell>
          <table:table-cell office:value-type="float" office:value="17.8" calcext:value-type="float">
            <text:p>17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([.G109]=1;[.B109];&quot; &quot;)" office:value-type="string" office:string-value=" " calcext:value-type="string">
            <text:p><text:s/></text:p>
          </table:table-cell>
          <table:table-cell table:formula="of:=IF([.F109]=1;[.B109];&quot; &quot;)" office:value-type="float" office:value="53712" calcext:value-type="float">
            <text:p>53712</text:p>
          </table:table-cell>
        </table:table-row>
        <table:table-row table:style-name="ro1">
          <table:table-cell office:value-type="string" calcext:value-type="string">
            <text:p>scaffold6147_len27793_cov41.6842_read151_maxK101</text:p>
          </table:table-cell>
          <table:table-cell office:value-type="float" office:value="1272" calcext:value-type="float">
            <text:p>1272</text:p>
          </table:table-cell>
          <table:table-cell office:value-type="string" calcext:value-type="string">
            <text:p>A</text:p>
          </table:table-cell>
          <table:table-cell office:value-type="float" office:value="12.8" calcext:value-type="float">
            <text:p>12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([.G110]=1;[.B110];&quot; &quot;)" office:value-type="string" office:string-value=" " calcext:value-type="string">
            <text:p><text:s/></text:p>
          </table:table-cell>
          <table:table-cell table:formula="of:=IF([.F110]=1;[.B110];&quot; &quot;)" office:value-type="float" office:value="1272" calcext:value-type="float">
            <text:p>1272</text:p>
          </table:table-cell>
        </table:table-row>
        <table:table-row table:style-name="ro1">
          <table:table-cell office:value-type="string" calcext:value-type="string">
            <text:p>scaffold6135_len135356_cov43.0834_read151_maxK101</text:p>
          </table:table-cell>
          <table:table-cell office:value-type="float" office:value="61095" calcext:value-type="float">
            <text:p>61095</text:p>
          </table:table-cell>
          <table:table-cell office:value-type="string" calcext:value-type="string">
            <text:p>G</text:p>
          </table:table-cell>
          <table:table-cell office:value-type="float" office:value="18.8" calcext:value-type="float">
            <text:p>18.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IF([.G111]=1;[.B111];&quot; &quot;)" office:value-type="float" office:value="61095" calcext:value-type="float">
            <text:p>61095</text:p>
          </table:table-cell>
          <table:table-cell table:formula="of:=IF([.F111]=1;[.B111]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caffold6135_len135356_cov43.0834_read151_maxK101</text:p>
          </table:table-cell>
          <table:table-cell office:value-type="float" office:value="61416" calcext:value-type="float">
            <text:p>61416</text:p>
          </table:table-cell>
          <table:table-cell office:value-type="string" calcext:value-type="string">
            <text:p>T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([.G112]=1;[.B112];&quot; &quot;)" office:value-type="string" office:string-value=" " calcext:value-type="string">
            <text:p><text:s/></text:p>
          </table:table-cell>
          <table:table-cell table:formula="of:=IF([.F112]=1;[.B112];&quot; &quot;)" office:value-type="float" office:value="61416" calcext:value-type="float">
            <text:p>61416</text:p>
          </table:table-cell>
        </table:table-row>
        <table:table-row table:style-name="ro1">
          <table:table-cell office:value-type="string" calcext:value-type="string">
            <text:p>scaffold6135_len135356_cov43.0834_read151_maxK101</text:p>
          </table:table-cell>
          <table:table-cell office:value-type="float" office:value="61779" calcext:value-type="float">
            <text:p>61779</text:p>
          </table:table-cell>
          <table:table-cell office:value-type="string" calcext:value-type="string">
            <text:p>A</text:p>
          </table:table-cell>
          <table:table-cell office:value-type="float" office:value="24.4" calcext:value-type="float">
            <text:p>24.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IF([.G113]=1;[.B113];&quot; &quot;)" office:value-type="float" office:value="61779" calcext:value-type="float">
            <text:p>61779</text:p>
          </table:table-cell>
          <table:table-cell table:formula="of:=IF([.F113]=1;[.B113]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caffold6135_len135356_cov43.0834_read151_maxK101</text:p>
          </table:table-cell>
          <table:table-cell office:value-type="float" office:value="61982" calcext:value-type="float">
            <text:p>61982</text:p>
          </table:table-cell>
          <table:table-cell office:value-type="string" calcext:value-type="string">
            <text:p>T</text:p>
          </table:table-cell>
          <table:table-cell office:value-type="float" office:value="23.8" calcext:value-type="float">
            <text:p>23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([.G114]=1;[.B114];&quot; &quot;)" office:value-type="string" office:string-value=" " calcext:value-type="string">
            <text:p><text:s/></text:p>
          </table:table-cell>
          <table:table-cell table:formula="of:=IF([.F114]=1;[.B114];&quot; &quot;)" office:value-type="float" office:value="61982" calcext:value-type="float">
            <text:p>61982</text:p>
          </table:table-cell>
        </table:table-row>
        <table:table-row table:style-name="ro1">
          <table:table-cell office:value-type="string" calcext:value-type="string">
            <text:p>scaffold6135_len135356_cov43.0834_read151_maxK101</text:p>
          </table:table-cell>
          <table:table-cell office:value-type="float" office:value="62056" calcext:value-type="float">
            <text:p>62056</text:p>
          </table:table-cell>
          <table:table-cell office:value-type="string" calcext:value-type="string">
            <text:p>T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IF([.G115]=1;[.B115];&quot; &quot;)" office:value-type="float" office:value="62056" calcext:value-type="float">
            <text:p>62056</text:p>
          </table:table-cell>
          <table:table-cell table:formula="of:=IF([.F115]=1;[.B115]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caffold6135_len135356_cov43.0834_read151_maxK101</text:p>
          </table:table-cell>
          <table:table-cell office:value-type="float" office:value="62140" calcext:value-type="float">
            <text:p>62140</text:p>
          </table:table-cell>
          <table:table-cell office:value-type="string" calcext:value-type="string">
            <text:p>G</text:p>
          </table:table-cell>
          <table:table-cell office:value-type="float" office:value="15.4" calcext:value-type="float">
            <text:p>15.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([.G116]=1;[.B116];&quot; &quot;)" office:value-type="string" office:string-value=" " calcext:value-type="string">
            <text:p><text:s/></text:p>
          </table:table-cell>
          <table:table-cell table:formula="of:=IF([.F116]=1;[.B116];&quot; &quot;)" office:value-type="float" office:value="62140" calcext:value-type="float">
            <text:p>62140</text:p>
          </table:table-cell>
        </table:table-row>
        <table:table-row table:style-name="ro1">
          <table:table-cell office:value-type="string" calcext:value-type="string">
            <text:p>scaffold6135_len135356_cov43.0834_read151_maxK101</text:p>
          </table:table-cell>
          <table:table-cell office:value-type="float" office:value="62601" calcext:value-type="float">
            <text:p>62601</text:p>
          </table:table-cell>
          <table:table-cell office:value-type="string" calcext:value-type="string">
            <text:p>A</text:p>
          </table:table-cell>
          <table:table-cell office:value-type="float" office:value="16.2" calcext:value-type="float">
            <text:p>16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IF([.G117]=1;[.B117];&quot; &quot;)" office:value-type="float" office:value="62601" calcext:value-type="float">
            <text:p>62601</text:p>
          </table:table-cell>
          <table:table-cell table:formula="of:=IF([.F117]=1;[.B117]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caffold6135_len135356_cov43.0834_read151_maxK101</text:p>
          </table:table-cell>
          <table:table-cell office:value-type="float" office:value="63600" calcext:value-type="float">
            <text:p>63600</text:p>
          </table:table-cell>
          <table:table-cell office:value-type="string" calcext:value-type="string">
            <text:p>T</text:p>
          </table:table-cell>
          <table:table-cell office:value-type="float" office:value="24.8" calcext:value-type="float">
            <text:p>24.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IF([.G118]=1;[.B118];&quot; &quot;)" office:value-type="float" office:value="63600" calcext:value-type="float">
            <text:p>63600</text:p>
          </table:table-cell>
          <table:table-cell table:formula="of:=IF([.F118]=1;[.B118]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caffold6135_len135356_cov43.0834_read151_maxK101</text:p>
          </table:table-cell>
          <table:table-cell office:value-type="float" office:value="63604" calcext:value-type="float">
            <text:p>63604</text:p>
          </table:table-cell>
          <table:table-cell office:value-type="string" calcext:value-type="string">
            <text:p>G</text:p>
          </table:table-cell>
          <table:table-cell office:value-type="float" office:value="23.6" calcext:value-type="float">
            <text:p>23.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([.G119]=1;[.B119];&quot; &quot;)" office:value-type="string" office:string-value=" " calcext:value-type="string">
            <text:p><text:s/></text:p>
          </table:table-cell>
          <table:table-cell table:formula="of:=IF([.F119]=1;[.B119];&quot; &quot;)" office:value-type="float" office:value="63604" calcext:value-type="float">
            <text:p>63604</text:p>
          </table:table-cell>
        </table:table-row>
        <table:table-row table:style-name="ro1">
          <table:table-cell office:value-type="string" calcext:value-type="string">
            <text:p>scaffold6135_len135356_cov43.0834_read151_maxK101</text:p>
          </table:table-cell>
          <table:table-cell office:value-type="float" office:value="65856" calcext:value-type="float">
            <text:p>65856</text:p>
          </table:table-cell>
          <table:table-cell office:value-type="string" calcext:value-type="string">
            <text:p>C</text:p>
          </table:table-cell>
          <table:table-cell office:value-type="float" office:value="21.8" calcext:value-type="float">
            <text:p>21.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IF([.G120]=1;[.B120];&quot; &quot;)" office:value-type="float" office:value="65856" calcext:value-type="float">
            <text:p>65856</text:p>
          </table:table-cell>
          <table:table-cell table:formula="of:=IF([.F120]=1;[.B120]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caffold6133_len241745_cov37.0142_read151_maxK101</text:p>
          </table:table-cell>
          <table:table-cell office:value-type="float" office:value="32307" calcext:value-type="float">
            <text:p>32307</text:p>
          </table:table-cell>
          <table:table-cell office:value-type="string" calcext:value-type="string">
            <text:p>G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IF([.G121]=1;[.B121];&quot; &quot;)" office:value-type="float" office:value="32307" calcext:value-type="float">
            <text:p>32307</text:p>
          </table:table-cell>
          <table:table-cell table:formula="of:=IF([.F121]=1;[.B121]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caffold6133_len241745_cov37.0142_read151_maxK101</text:p>
          </table:table-cell>
          <table:table-cell office:value-type="float" office:value="32555" calcext:value-type="float">
            <text:p>32555</text:p>
          </table:table-cell>
          <table:table-cell office:value-type="string" calcext:value-type="string">
            <text:p>T</text:p>
          </table:table-cell>
          <table:table-cell office:value-type="float" office:value="10.6" calcext:value-type="float">
            <text:p>10.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IF([.G122]=1;[.B122];&quot; &quot;)" office:value-type="float" office:value="32555" calcext:value-type="float">
            <text:p>32555</text:p>
          </table:table-cell>
          <table:table-cell table:formula="of:=IF([.F122]=1;[.B122]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caffold6093_len135528_cov43.035_read151_maxK101</text:p>
          </table:table-cell>
          <table:table-cell office:value-type="float" office:value="114100" calcext:value-type="float">
            <text:p>114100</text:p>
          </table:table-cell>
          <table:table-cell office:value-type="string" calcext:value-type="string">
            <text:p>G</text:p>
          </table:table-cell>
          <table:table-cell office:value-type="float" office:value="11.8" calcext:value-type="float">
            <text:p>11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([.G123]=1;[.B123];&quot; &quot;)" office:value-type="string" office:string-value=" " calcext:value-type="string">
            <text:p><text:s/></text:p>
          </table:table-cell>
          <table:table-cell table:formula="of:=IF([.F123]=1;[.B123];&quot; &quot;)" office:value-type="float" office:value="114100" calcext:value-type="float">
            <text:p>114100</text:p>
          </table:table-cell>
        </table:table-row>
        <table:table-row table:style-name="ro1">
          <table:table-cell office:value-type="string" calcext:value-type="string">
            <text:p>scaffold6093_len135528_cov43.035_read151_maxK101</text:p>
          </table:table-cell>
          <table:table-cell office:value-type="float" office:value="114354" calcext:value-type="float">
            <text:p>114354</text:p>
          </table:table-cell>
          <table:table-cell office:value-type="string" calcext:value-type="string">
            <text:p>A</text:p>
          </table:table-cell>
          <table:table-cell office:value-type="float" office:value="17.4" calcext:value-type="float">
            <text:p>17.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IF([.G124]=1;[.B124];&quot; &quot;)" office:value-type="float" office:value="114354" calcext:value-type="float">
            <text:p>114354</text:p>
          </table:table-cell>
          <table:table-cell table:formula="of:=IF([.F124]=1;[.B124]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caffold6093_len135528_cov43.035_read151_maxK101</text:p>
          </table:table-cell>
          <table:table-cell office:value-type="float" office:value="114552" calcext:value-type="float">
            <text:p>114552</text:p>
          </table:table-cell>
          <table:table-cell office:value-type="string" calcext:value-type="string">
            <text:p>C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([.G125]=1;[.B125];&quot; &quot;)" office:value-type="string" office:string-value=" " calcext:value-type="string">
            <text:p><text:s/></text:p>
          </table:table-cell>
          <table:table-cell table:formula="of:=IF([.F125]=1;[.B125];&quot; &quot;)" office:value-type="float" office:value="114552" calcext:value-type="float">
            <text:p>114552</text:p>
          </table:table-cell>
        </table:table-row>
        <table:table-row table:style-name="ro1">
          <table:table-cell office:value-type="string" calcext:value-type="string">
            <text:p>scaffold6081_len75549_cov41.7821_read151_maxK101</text:p>
          </table:table-cell>
          <table:table-cell office:value-type="float" office:value="2208" calcext:value-type="float">
            <text:p>2208</text:p>
          </table:table-cell>
          <table:table-cell office:value-type="string" calcext:value-type="string">
            <text:p>A</text:p>
          </table:table-cell>
          <table:table-cell office:value-type="float" office:value="19.2" calcext:value-type="float">
            <text:p>19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([.G126]=1;[.B126];&quot; &quot;)" office:value-type="string" office:string-value=" " calcext:value-type="string">
            <text:p><text:s/></text:p>
          </table:table-cell>
          <table:table-cell table:formula="of:=IF([.F126]=1;[.B126];&quot; &quot;)" office:value-type="float" office:value="2208" calcext:value-type="float">
            <text:p>2208</text:p>
          </table:table-cell>
        </table:table-row>
        <table:table-row table:style-name="ro1">
          <table:table-cell office:value-type="string" calcext:value-type="string">
            <text:p>scaffold6060_len42394_cov37.4162_read151_maxK101</text:p>
          </table:table-cell>
          <table:table-cell office:value-type="float" office:value="5798" calcext:value-type="float">
            <text:p>5798</text:p>
          </table:table-cell>
          <table:table-cell office:value-type="string" calcext:value-type="string">
            <text:p>T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([.G127]=1;[.B127];&quot; &quot;)" office:value-type="string" office:string-value=" " calcext:value-type="string">
            <text:p><text:s/></text:p>
          </table:table-cell>
          <table:table-cell table:formula="of:=IF([.F127]=1;[.B127];&quot; &quot;)" office:value-type="float" office:value="5798" calcext:value-type="float">
            <text:p>5798</text:p>
          </table:table-cell>
        </table:table-row>
        <table:table-row table:style-name="ro1">
          <table:table-cell office:value-type="string" calcext:value-type="string">
            <text:p>scaffold606_len140312_cov44.3454_read151_maxK101</text:p>
          </table:table-cell>
          <table:table-cell office:value-type="float" office:value="37510" calcext:value-type="float">
            <text:p>37510</text:p>
          </table:table-cell>
          <table:table-cell office:value-type="string" calcext:value-type="string">
            <text:p>T</text:p>
          </table:table-cell>
          <table:table-cell office:value-type="float" office:value="12.6" calcext:value-type="float">
            <text:p>12.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IF([.G128]=1;[.B128];&quot; &quot;)" office:value-type="float" office:value="37510" calcext:value-type="float">
            <text:p>37510</text:p>
          </table:table-cell>
          <table:table-cell table:formula="of:=IF([.F128]=1;[.B128]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caffold6038_len178800_cov40.9859_read151_maxK101</text:p>
          </table:table-cell>
          <table:table-cell office:value-type="float" office:value="72923" calcext:value-type="float">
            <text:p>72923</text:p>
          </table:table-cell>
          <table:table-cell office:value-type="string" calcext:value-type="string">
            <text:p>C</text:p>
          </table:table-cell>
          <table:table-cell office:value-type="float" office:value="24.8" calcext:value-type="float">
            <text:p>24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([.G129]=1;[.B129];&quot; &quot;)" office:value-type="string" office:string-value=" " calcext:value-type="string">
            <text:p><text:s/></text:p>
          </table:table-cell>
          <table:table-cell table:formula="of:=IF([.F129]=1;[.B129];&quot; &quot;)" office:value-type="float" office:value="72923" calcext:value-type="float">
            <text:p>72923</text:p>
          </table:table-cell>
        </table:table-row>
        <table:table-row table:style-name="ro1">
          <table:table-cell office:value-type="string" calcext:value-type="string">
            <text:p>scaffold6038_len178800_cov40.9859_read151_maxK101</text:p>
          </table:table-cell>
          <table:table-cell office:value-type="float" office:value="73003" calcext:value-type="float">
            <text:p>73003</text:p>
          </table:table-cell>
          <table:table-cell office:value-type="string" calcext:value-type="string">
            <text:p>T</text:p>
          </table:table-cell>
          <table:table-cell office:value-type="float" office:value="23.6" calcext:value-type="float">
            <text:p>23.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IF([.G130]=1;[.B130];&quot; &quot;)" office:value-type="float" office:value="73003" calcext:value-type="float">
            <text:p>73003</text:p>
          </table:table-cell>
          <table:table-cell table:formula="of:=IF([.F130]=1;[.B130]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caffold6038_len178800_cov40.9859_read151_maxK101</text:p>
          </table:table-cell>
          <table:table-cell office:value-type="float" office:value="73290" calcext:value-type="float">
            <text:p>73290</text:p>
          </table:table-cell>
          <table:table-cell office:value-type="string" calcext:value-type="string">
            <text:p>C</text:p>
          </table:table-cell>
          <table:table-cell office:value-type="float" office:value="21.8" calcext:value-type="float">
            <text:p>21.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IF([.G131]=1;[.B131];&quot; &quot;)" office:value-type="float" office:value="73290" calcext:value-type="float">
            <text:p>73290</text:p>
          </table:table-cell>
          <table:table-cell table:formula="of:=IF([.F131]=1;[.B131]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caffold6038_len178800_cov40.9859_read151_maxK101</text:p>
          </table:table-cell>
          <table:table-cell office:value-type="float" office:value="148975" calcext:value-type="float">
            <text:p>148975</text:p>
          </table:table-cell>
          <table:table-cell office:value-type="string" calcext:value-type="string">
            <text:p>T</text:p>
          </table:table-cell>
          <table:table-cell office:value-type="float" office:value="11.6" calcext:value-type="float">
            <text:p>11.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([.G132]=1;[.B132];&quot; &quot;)" office:value-type="string" office:string-value=" " calcext:value-type="string">
            <text:p><text:s/></text:p>
          </table:table-cell>
          <table:table-cell table:formula="of:=IF([.F132]=1;[.B132];&quot; &quot;)" office:value-type="float" office:value="148975" calcext:value-type="float">
            <text:p>148975</text:p>
          </table:table-cell>
        </table:table-row>
        <table:table-row table:style-name="ro1">
          <table:table-cell office:value-type="string" calcext:value-type="string">
            <text:p>scaffold6038_len178800_cov40.9859_read151_maxK101</text:p>
          </table:table-cell>
          <table:table-cell office:value-type="float" office:value="149182" calcext:value-type="float">
            <text:p>149182</text:p>
          </table:table-cell>
          <table:table-cell office:value-type="string" calcext:value-type="string">
            <text:p>G</text:p>
          </table:table-cell>
          <table:table-cell office:value-type="float" office:value="19.2" calcext:value-type="float">
            <text:p>19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IF([.G133]=1;[.B133];&quot; &quot;)" office:value-type="float" office:value="149182" calcext:value-type="float">
            <text:p>149182</text:p>
          </table:table-cell>
          <table:table-cell table:formula="of:=IF([.F133]=1;[.B133]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caffold6038_len178800_cov40.9859_read151_maxK101</text:p>
          </table:table-cell>
          <table:table-cell office:value-type="float" office:value="149206" calcext:value-type="float">
            <text:p>149206</text:p>
          </table:table-cell>
          <table:table-cell office:value-type="string" calcext:value-type="string">
            <text:p>A</text:p>
          </table:table-cell>
          <table:table-cell office:value-type="float" office:value="21.6" calcext:value-type="float">
            <text:p>21.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([.G134]=1;[.B134];&quot; &quot;)" office:value-type="string" office:string-value=" " calcext:value-type="string">
            <text:p><text:s/></text:p>
          </table:table-cell>
          <table:table-cell table:formula="of:=IF([.F134]=1;[.B134];&quot; &quot;)" office:value-type="float" office:value="149206" calcext:value-type="float">
            <text:p>149206</text:p>
          </table:table-cell>
        </table:table-row>
        <table:table-row table:style-name="ro1">
          <table:table-cell office:value-type="string" calcext:value-type="string">
            <text:p>scaffold6038_len178800_cov40.9859_read151_maxK101</text:p>
          </table:table-cell>
          <table:table-cell office:value-type="float" office:value="150106" calcext:value-type="float">
            <text:p>150106</text:p>
          </table:table-cell>
          <table:table-cell office:value-type="string" calcext:value-type="string">
            <text:p>C</text:p>
          </table:table-cell>
          <table:table-cell office:value-type="float" office:value="14.6" calcext:value-type="float">
            <text:p>14.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IF([.G135]=1;[.B135];&quot; &quot;)" office:value-type="float" office:value="150106" calcext:value-type="float">
            <text:p>150106</text:p>
          </table:table-cell>
          <table:table-cell table:formula="of:=IF([.F135]=1;[.B135]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caffold6038_len178800_cov40.9859_read151_maxK101</text:p>
          </table:table-cell>
          <table:table-cell office:value-type="float" office:value="150255" calcext:value-type="float">
            <text:p>150255</text:p>
          </table:table-cell>
          <table:table-cell office:value-type="string" calcext:value-type="string">
            <text:p>A</text:p>
          </table:table-cell>
          <table:table-cell office:value-type="float" office:value="23.2" calcext:value-type="float">
            <text:p>23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([.G136]=1;[.B136];&quot; &quot;)" office:value-type="string" office:string-value=" " calcext:value-type="string">
            <text:p><text:s/></text:p>
          </table:table-cell>
          <table:table-cell table:formula="of:=IF([.F136]=1;[.B136];&quot; &quot;)" office:value-type="float" office:value="150255" calcext:value-type="float">
            <text:p>150255</text:p>
          </table:table-cell>
        </table:table-row>
        <table:table-row table:style-name="ro1">
          <table:table-cell office:value-type="string" calcext:value-type="string">
            <text:p>scaffold5983_len62334_cov44.0685_read151_maxK101</text:p>
          </table:table-cell>
          <table:table-cell office:value-type="float" office:value="34320" calcext:value-type="float">
            <text:p>34320</text:p>
          </table:table-cell>
          <table:table-cell office:value-type="string" calcext:value-type="string">
            <text:p>C</text:p>
          </table:table-cell>
          <table:table-cell office:value-type="float" office:value="21.6" calcext:value-type="float">
            <text:p>21.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([.G137]=1;[.B137];&quot; &quot;)" office:value-type="string" office:string-value=" " calcext:value-type="string">
            <text:p><text:s/></text:p>
          </table:table-cell>
          <table:table-cell table:formula="of:=IF([.F137]=1;[.B137];&quot; &quot;)" office:value-type="float" office:value="34320" calcext:value-type="float">
            <text:p>34320</text:p>
          </table:table-cell>
        </table:table-row>
        <table:table-row table:style-name="ro1">
          <table:table-cell office:value-type="string" calcext:value-type="string">
            <text:p>scaffold5959_len45000_cov42.6883_read151_maxK101</text:p>
          </table:table-cell>
          <table:table-cell office:value-type="float" office:value="35496" calcext:value-type="float">
            <text:p>35496</text:p>
          </table:table-cell>
          <table:table-cell office:value-type="string" calcext:value-type="string">
            <text:p>T</text:p>
          </table:table-cell>
          <table:table-cell office:value-type="float" office:value="18.4" calcext:value-type="float">
            <text:p>18.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IF([.G138]=1;[.B138];&quot; &quot;)" office:value-type="float" office:value="35496" calcext:value-type="float">
            <text:p>35496</text:p>
          </table:table-cell>
          <table:table-cell table:formula="of:=IF([.F138]=1;[.B138]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caffold5915_len98333_cov39.8715_read151_maxK101</text:p>
          </table:table-cell>
          <table:table-cell office:value-type="float" office:value="39864" calcext:value-type="float">
            <text:p>39864</text:p>
          </table:table-cell>
          <table:table-cell office:value-type="string" calcext:value-type="string">
            <text:p>T</text:p>
          </table:table-cell>
          <table:table-cell office:value-type="float" office:value="18.2" calcext:value-type="float">
            <text:p>18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IF([.G139]=1;[.B139];&quot; &quot;)" office:value-type="float" office:value="39864" calcext:value-type="float">
            <text:p>39864</text:p>
          </table:table-cell>
          <table:table-cell table:formula="of:=IF([.F139]=1;[.B139]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caffold5915_len98333_cov39.8715_read151_maxK101</text:p>
          </table:table-cell>
          <table:table-cell office:value-type="float" office:value="40704" calcext:value-type="float">
            <text:p>40704</text:p>
          </table:table-cell>
          <table:table-cell office:value-type="string" calcext:value-type="string">
            <text:p>G</text:p>
          </table:table-cell>
          <table:table-cell office:value-type="float" office:value="16.4" calcext:value-type="float">
            <text:p>16.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IF([.G140]=1;[.B140];&quot; &quot;)" office:value-type="float" office:value="40704" calcext:value-type="float">
            <text:p>40704</text:p>
          </table:table-cell>
          <table:table-cell table:formula="of:=IF([.F140]=1;[.B140]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caffold5893_len132463_cov40.5387_read151_maxK101</text:p>
          </table:table-cell>
          <table:table-cell office:value-type="float" office:value="79516" calcext:value-type="float">
            <text:p>79516</text:p>
          </table:table-cell>
          <table:table-cell office:value-type="string" calcext:value-type="string">
            <text:p>C</text:p>
          </table:table-cell>
          <table:table-cell office:value-type="float" office:value="21.6" calcext:value-type="float">
            <text:p>21.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([.G141]=1;[.B141];&quot; &quot;)" office:value-type="string" office:string-value=" " calcext:value-type="string">
            <text:p><text:s/></text:p>
          </table:table-cell>
          <table:table-cell table:formula="of:=IF([.F141]=1;[.B141];&quot; &quot;)" office:value-type="float" office:value="79516" calcext:value-type="float">
            <text:p>79516</text:p>
          </table:table-cell>
        </table:table-row>
        <table:table-row table:style-name="ro1">
          <table:table-cell office:value-type="string" calcext:value-type="string">
            <text:p>scaffold583_len73377_cov43.4406_read151_maxK101</text:p>
          </table:table-cell>
          <table:table-cell office:value-type="float" office:value="64882" calcext:value-type="float">
            <text:p>64882</text:p>
          </table:table-cell>
          <table:table-cell office:value-type="string" calcext:value-type="string">
            <text:p>A</text:p>
          </table:table-cell>
          <table:table-cell office:value-type="float" office:value="23.4" calcext:value-type="float">
            <text:p>23.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([.G142]=1;[.B142];&quot; &quot;)" office:value-type="string" office:string-value=" " calcext:value-type="string">
            <text:p><text:s/></text:p>
          </table:table-cell>
          <table:table-cell table:formula="of:=IF([.F142]=1;[.B142];&quot; &quot;)" office:value-type="float" office:value="64882" calcext:value-type="float">
            <text:p>64882</text:p>
          </table:table-cell>
        </table:table-row>
        <table:table-row table:style-name="ro1">
          <table:table-cell office:value-type="string" calcext:value-type="string">
            <text:p>scaffold57_len145986_cov47.1067_read151_maxK101</text:p>
          </table:table-cell>
          <table:table-cell office:value-type="float" office:value="120350" calcext:value-type="float">
            <text:p>120350</text:p>
          </table:table-cell>
          <table:table-cell office:value-type="string" calcext:value-type="string">
            <text:p>C</text:p>
          </table:table-cell>
          <table:table-cell office:value-type="float" office:value="21.6" calcext:value-type="float">
            <text:p>21.6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formula="of:=IF([.G143]=1;[.B143];&quot; &quot;)" office:value-type="float" office:value="120350" calcext:value-type="float">
            <text:p>120350</text:p>
          </table:table-cell>
          <table:table-cell table:formula="of:=IF([.F143]=1;[.B143];&quot; &quot;)" office:value-type="float" office:value="120350" calcext:value-type="float">
            <text:p>120350</text:p>
          </table:table-cell>
        </table:table-row>
        <table:table-row table:style-name="ro1">
          <table:table-cell office:value-type="string" calcext:value-type="string">
            <text:p>scaffold5625_len1773_cov63.4516_read151_maxK101</text:p>
          </table:table-cell>
          <table:table-cell office:value-type="float" office:value="1347" calcext:value-type="float">
            <text:p>1347</text:p>
          </table:table-cell>
          <table:table-cell office:value-type="string" calcext:value-type="string">
            <text:p>G</text:p>
          </table:table-cell>
          <table:table-cell office:value-type="float" office:value="17.2" calcext:value-type="float">
            <text:p>17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([.G144]=1;[.B144];&quot; &quot;)" office:value-type="string" office:string-value=" " calcext:value-type="string">
            <text:p><text:s/></text:p>
          </table:table-cell>
          <table:table-cell table:formula="of:=IF([.F144]=1;[.B144];&quot; &quot;)" office:value-type="float" office:value="1347" calcext:value-type="float">
            <text:p>1347</text:p>
          </table:table-cell>
        </table:table-row>
        <table:table-row table:style-name="ro1">
          <table:table-cell office:value-type="string" calcext:value-type="string">
            <text:p>scaffold5625_len1773_cov63.4516_read151_maxK101</text:p>
          </table:table-cell>
          <table:table-cell office:value-type="float" office:value="1497" calcext:value-type="float">
            <text:p>1497</text:p>
          </table:table-cell>
          <table:table-cell office:value-type="string" calcext:value-type="string">
            <text:p>G</text:p>
          </table:table-cell>
          <table:table-cell office:value-type="float" office:value="21.4" calcext:value-type="float">
            <text:p>21.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IF([.G145]=1;[.B145];&quot; &quot;)" office:value-type="float" office:value="1497" calcext:value-type="float">
            <text:p>1497</text:p>
          </table:table-cell>
          <table:table-cell table:formula="of:=IF([.F145]=1;[.B145]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caffold5625_len1773_cov63.4516_read151_maxK101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G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([.G146]=1;[.B146];&quot; &quot;)" office:value-type="string" office:string-value=" " calcext:value-type="string">
            <text:p><text:s/></text:p>
          </table:table-cell>
          <table:table-cell table:formula="of:=IF([.F146]=1;[.B146];&quot; &quot;)" office:value-type="float" office:value="1650" calcext:value-type="float">
            <text:p>1650</text:p>
          </table:table-cell>
        </table:table-row>
        <table:table-row table:style-name="ro1">
          <table:table-cell office:value-type="string" calcext:value-type="string">
            <text:p>scaffold5623_len9345_cov48.7886_read151_maxK101</text:p>
          </table:table-cell>
          <table:table-cell office:value-type="float" office:value="2340" calcext:value-type="float">
            <text:p>2340</text:p>
          </table:table-cell>
          <table:table-cell office:value-type="string" calcext:value-type="string">
            <text:p>T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IF([.G147]=1;[.B147];&quot; &quot;)" office:value-type="float" office:value="2340" calcext:value-type="float">
            <text:p>2340</text:p>
          </table:table-cell>
          <table:table-cell table:formula="of:=IF([.F147]=1;[.B147]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caffold5620_len34938_cov38.1346_read151_maxK101</text:p>
          </table:table-cell>
          <table:table-cell office:value-type="float" office:value="11506" calcext:value-type="float">
            <text:p>11506</text:p>
          </table:table-cell>
          <table:table-cell office:value-type="string" calcext:value-type="string">
            <text:p>T</text:p>
          </table:table-cell>
          <table:table-cell office:value-type="float" office:value="22.2" calcext:value-type="float">
            <text:p>22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IF([.G148]=1;[.B148];&quot; &quot;)" office:value-type="float" office:value="11506" calcext:value-type="float">
            <text:p>11506</text:p>
          </table:table-cell>
          <table:table-cell table:formula="of:=IF([.F148]=1;[.B148]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caffold5539_len52923_cov47.0126_read151_maxK101</text:p>
          </table:table-cell>
          <table:table-cell office:value-type="float" office:value="42887" calcext:value-type="float">
            <text:p>42887</text:p>
          </table:table-cell>
          <table:table-cell office:value-type="string" calcext:value-type="string">
            <text:p>G</text:p>
          </table:table-cell>
          <table:table-cell office:value-type="float" office:value="21.4" calcext:value-type="float">
            <text:p>21.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IF([.G149]=1;[.B149];&quot; &quot;)" office:value-type="float" office:value="42887" calcext:value-type="float">
            <text:p>42887</text:p>
          </table:table-cell>
          <table:table-cell table:formula="of:=IF([.F149]=1;[.B149]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caffold552_len82358_cov39.0624_read151_maxK101</text:p>
          </table:table-cell>
          <table:table-cell office:value-type="float" office:value="54303" calcext:value-type="float">
            <text:p>54303</text:p>
          </table:table-cell>
          <table:table-cell office:value-type="string" calcext:value-type="string">
            <text:p>T</text:p>
          </table:table-cell>
          <table:table-cell office:value-type="float" office:value="9.2" calcext:value-type="float">
            <text:p>9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IF([.G150]=1;[.B150];&quot; &quot;)" office:value-type="float" office:value="54303" calcext:value-type="float">
            <text:p>54303</text:p>
          </table:table-cell>
          <table:table-cell table:formula="of:=IF([.F150]=1;[.B150]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caffold5498_len101031_cov38.8502_read151_maxK101</text:p>
          </table:table-cell>
          <table:table-cell office:value-type="float" office:value="95822" calcext:value-type="float">
            <text:p>95822</text:p>
          </table:table-cell>
          <table:table-cell office:value-type="string" calcext:value-type="string">
            <text:p>T</text:p>
          </table:table-cell>
          <table:table-cell office:value-type="float" office:value="22.4" calcext:value-type="float">
            <text:p>22.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IF([.G151]=1;[.B151];&quot; &quot;)" office:value-type="float" office:value="95822" calcext:value-type="float">
            <text:p>95822</text:p>
          </table:table-cell>
          <table:table-cell table:formula="of:=IF([.F151]=1;[.B151]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caffold5454_len117509_cov42.9552_read151_maxK101</text:p>
          </table:table-cell>
          <table:table-cell office:value-type="float" office:value="99375" calcext:value-type="float">
            <text:p>99375</text:p>
          </table:table-cell>
          <table:table-cell office:value-type="string" calcext:value-type="string">
            <text:p>T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IF([.G152]=1;[.B152];&quot; &quot;)" office:value-type="float" office:value="99375" calcext:value-type="float">
            <text:p>99375</text:p>
          </table:table-cell>
          <table:table-cell table:formula="of:=IF([.F152]=1;[.B152]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caffold5454_len117509_cov42.9552_read151_maxK101</text:p>
          </table:table-cell>
          <table:table-cell office:value-type="float" office:value="99502" calcext:value-type="float">
            <text:p>99502</text:p>
          </table:table-cell>
          <table:table-cell office:value-type="string" calcext:value-type="string">
            <text:p>A</text:p>
          </table:table-cell>
          <table:table-cell office:value-type="float" office:value="24.8" calcext:value-type="float">
            <text:p>24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([.G153]=1;[.B153];&quot; &quot;)" office:value-type="string" office:string-value=" " calcext:value-type="string">
            <text:p><text:s/></text:p>
          </table:table-cell>
          <table:table-cell table:formula="of:=IF([.F153]=1;[.B153];&quot; &quot;)" office:value-type="float" office:value="99502" calcext:value-type="float">
            <text:p>99502</text:p>
          </table:table-cell>
        </table:table-row>
        <table:table-row table:style-name="ro1">
          <table:table-cell office:value-type="string" calcext:value-type="string">
            <text:p>scaffold5454_len117509_cov42.9552_read151_maxK101</text:p>
          </table:table-cell>
          <table:table-cell office:value-type="float" office:value="101104" calcext:value-type="float">
            <text:p>101104</text:p>
          </table:table-cell>
          <table:table-cell office:value-type="string" calcext:value-type="string">
            <text:p>A</text:p>
          </table:table-cell>
          <table:table-cell office:value-type="float" office:value="15.6" calcext:value-type="float">
            <text:p>15.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([.G154]=1;[.B154];&quot; &quot;)" office:value-type="string" office:string-value=" " calcext:value-type="string">
            <text:p><text:s/></text:p>
          </table:table-cell>
          <table:table-cell table:formula="of:=IF([.F154]=1;[.B154];&quot; &quot;)" office:value-type="float" office:value="101104" calcext:value-type="float">
            <text:p>101104</text:p>
          </table:table-cell>
        </table:table-row>
        <table:table-row table:style-name="ro1">
          <table:table-cell office:value-type="string" calcext:value-type="string">
            <text:p>scaffold5454_len117509_cov42.9552_read151_maxK101</text:p>
          </table:table-cell>
          <table:table-cell office:value-type="float" office:value="101251" calcext:value-type="float">
            <text:p>101251</text:p>
          </table:table-cell>
          <table:table-cell office:value-type="string" calcext:value-type="string">
            <text:p>A</text:p>
          </table:table-cell>
          <table:table-cell office:value-type="float" office:value="20.2" calcext:value-type="float">
            <text:p>20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IF([.G155]=1;[.B155];&quot; &quot;)" office:value-type="float" office:value="101251" calcext:value-type="float">
            <text:p>101251</text:p>
          </table:table-cell>
          <table:table-cell table:formula="of:=IF([.F155]=1;[.B155]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caffold5453_len100259_cov40.7939_read151_maxK101</text:p>
          </table:table-cell>
          <table:table-cell office:value-type="float" office:value="38512" calcext:value-type="float">
            <text:p>38512</text:p>
          </table:table-cell>
          <table:table-cell office:value-type="string" calcext:value-type="string">
            <text:p>C</text:p>
          </table:table-cell>
          <table:table-cell office:value-type="float" office:value="24.6" calcext:value-type="float">
            <text:p>24.6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formula="of:=IF([.G156]=1;[.B156];&quot; &quot;)" office:value-type="float" office:value="38512" calcext:value-type="float">
            <text:p>38512</text:p>
          </table:table-cell>
          <table:table-cell table:formula="of:=IF([.F156]=1;[.B156];&quot; &quot;)" office:value-type="float" office:value="38512" calcext:value-type="float">
            <text:p>38512</text:p>
          </table:table-cell>
        </table:table-row>
        <table:table-row table:style-name="ro1">
          <table:table-cell office:value-type="string" calcext:value-type="string">
            <text:p>scaffold5332_len199789_cov39.9308_read151_maxK101</text:p>
          </table:table-cell>
          <table:table-cell office:value-type="float" office:value="189616" calcext:value-type="float">
            <text:p>189616</text:p>
          </table:table-cell>
          <table:table-cell office:value-type="string" calcext:value-type="string">
            <text:p>A</text:p>
          </table:table-cell>
          <table:table-cell office:value-type="float" office:value="8.6" calcext:value-type="float">
            <text:p>8.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IF([.G157]=1;[.B157];&quot; &quot;)" office:value-type="float" office:value="189616" calcext:value-type="float">
            <text:p>189616</text:p>
          </table:table-cell>
          <table:table-cell table:formula="of:=IF([.F157]=1;[.B157]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caffold5332_len199789_cov39.9308_read151_maxK101</text:p>
          </table:table-cell>
          <table:table-cell office:value-type="float" office:value="189675" calcext:value-type="float">
            <text:p>189675</text:p>
          </table:table-cell>
          <table:table-cell office:value-type="string" calcext:value-type="string">
            <text:p>T</text:p>
          </table:table-cell>
          <table:table-cell office:value-type="float" office:value="18.8" calcext:value-type="float">
            <text:p>18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([.G158]=1;[.B158];&quot; &quot;)" office:value-type="string" office:string-value=" " calcext:value-type="string">
            <text:p><text:s/></text:p>
          </table:table-cell>
          <table:table-cell table:formula="of:=IF([.F158]=1;[.B158];&quot; &quot;)" office:value-type="float" office:value="189675" calcext:value-type="float">
            <text:p>189675</text:p>
          </table:table-cell>
        </table:table-row>
        <table:table-row table:style-name="ro1">
          <table:table-cell office:value-type="string" calcext:value-type="string">
            <text:p>scaffold5283_len67208_cov38.3336_read151_maxK101</text:p>
          </table:table-cell>
          <table:table-cell office:value-type="float" office:value="45647" calcext:value-type="float">
            <text:p>45647</text:p>
          </table:table-cell>
          <table:table-cell office:value-type="string" calcext:value-type="string">
            <text:p>T</text:p>
          </table:table-cell>
          <table:table-cell office:value-type="float" office:value="23.4" calcext:value-type="float">
            <text:p>23.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IF([.G159]=1;[.B159];&quot; &quot;)" office:value-type="float" office:value="45647" calcext:value-type="float">
            <text:p>45647</text:p>
          </table:table-cell>
          <table:table-cell table:formula="of:=IF([.F159]=1;[.B159]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caffold5204_len7015_cov49.3119_read151_maxK101</text:p>
          </table:table-cell>
          <table:table-cell office:value-type="float" office:value="842" calcext:value-type="float">
            <text:p>842</text:p>
          </table:table-cell>
          <table:table-cell office:value-type="string" calcext:value-type="string">
            <text:p>T</text:p>
          </table:table-cell>
          <table:table-cell office:value-type="float" office:value="18.2" calcext:value-type="float">
            <text:p>18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IF([.G160]=1;[.B160];&quot; &quot;)" office:value-type="float" office:value="842" calcext:value-type="float">
            <text:p>842</text:p>
          </table:table-cell>
          <table:table-cell table:formula="of:=IF([.F160]=1;[.B160]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caffold5204_len7015_cov49.3119_read151_maxK101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A</text:p>
          </table:table-cell>
          <table:table-cell office:value-type="float" office:value="15.6" calcext:value-type="float">
            <text:p>15.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IF([.G161]=1;[.B161];&quot; &quot;)" office:value-type="float" office:value="2002" calcext:value-type="float">
            <text:p>2002</text:p>
          </table:table-cell>
          <table:table-cell table:formula="of:=IF([.F161]=1;[.B161]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caffold5201_len119866_cov42.3317_read151_maxK101</text:p>
          </table:table-cell>
          <table:table-cell office:value-type="float" office:value="96612" calcext:value-type="float">
            <text:p>96612</text:p>
          </table:table-cell>
          <table:table-cell office:value-type="string" calcext:value-type="string">
            <text:p>A</text:p>
          </table:table-cell>
          <table:table-cell office:value-type="float" office:value="15.8" calcext:value-type="float">
            <text:p>15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([.G162]=1;[.B162];&quot; &quot;)" office:value-type="string" office:string-value=" " calcext:value-type="string">
            <text:p><text:s/></text:p>
          </table:table-cell>
          <table:table-cell table:formula="of:=IF([.F162]=1;[.B162];&quot; &quot;)" office:value-type="float" office:value="96612" calcext:value-type="float">
            <text:p>96612</text:p>
          </table:table-cell>
        </table:table-row>
        <table:table-row table:style-name="ro1">
          <table:table-cell office:value-type="string" calcext:value-type="string">
            <text:p>scaffold5201_len119866_cov42.3317_read151_maxK101</text:p>
          </table:table-cell>
          <table:table-cell office:value-type="float" office:value="96768" calcext:value-type="float">
            <text:p>96768</text:p>
          </table:table-cell>
          <table:table-cell office:value-type="string" calcext:value-type="string">
            <text:p>T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formula="of:=IF([.G163]=1;[.B163];&quot; &quot;)" office:value-type="float" office:value="96768" calcext:value-type="float">
            <text:p>96768</text:p>
          </table:table-cell>
          <table:table-cell table:formula="of:=IF([.F163]=1;[.B163];&quot; &quot;)" office:value-type="float" office:value="96768" calcext:value-type="float">
            <text:p>96768</text:p>
          </table:table-cell>
        </table:table-row>
        <table:table-row table:style-name="ro1">
          <table:table-cell office:value-type="string" calcext:value-type="string">
            <text:p>scaffold5186_len97029_cov46.1284_read151_maxK101</text:p>
          </table:table-cell>
          <table:table-cell office:value-type="float" office:value="46444" calcext:value-type="float">
            <text:p>46444</text:p>
          </table:table-cell>
          <table:table-cell office:value-type="string" calcext:value-type="string">
            <text:p>T</text:p>
          </table:table-cell>
          <table:table-cell office:value-type="float" office:value="9.6" calcext:value-type="float">
            <text:p>9.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([.G164]=1;[.B164];&quot; &quot;)" office:value-type="string" office:string-value=" " calcext:value-type="string">
            <text:p><text:s/></text:p>
          </table:table-cell>
          <table:table-cell table:formula="of:=IF([.F164]=1;[.B164];&quot; &quot;)" office:value-type="float" office:value="46444" calcext:value-type="float">
            <text:p>46444</text:p>
          </table:table-cell>
        </table:table-row>
        <table:table-row table:style-name="ro1">
          <table:table-cell office:value-type="string" calcext:value-type="string">
            <text:p>scaffold5182_len208670_cov40.5063_read151_maxK101</text:p>
          </table:table-cell>
          <table:table-cell office:value-type="float" office:value="97629" calcext:value-type="float">
            <text:p>97629</text:p>
          </table:table-cell>
          <table:table-cell office:value-type="string" calcext:value-type="string">
            <text:p>A</text:p>
          </table:table-cell>
          <table:table-cell office:value-type="float" office:value="9.4" calcext:value-type="float">
            <text:p>9.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([.G165]=1;[.B165];&quot; &quot;)" office:value-type="string" office:string-value=" " calcext:value-type="string">
            <text:p><text:s/></text:p>
          </table:table-cell>
          <table:table-cell table:formula="of:=IF([.F165]=1;[.B165];&quot; &quot;)" office:value-type="float" office:value="97629" calcext:value-type="float">
            <text:p>97629</text:p>
          </table:table-cell>
        </table:table-row>
        <table:table-row table:style-name="ro1">
          <table:table-cell office:value-type="string" calcext:value-type="string">
            <text:p>scaffold5180_len81477_cov44.6958_read151_maxK101</text:p>
          </table:table-cell>
          <table:table-cell office:value-type="float" office:value="47467" calcext:value-type="float">
            <text:p>47467</text:p>
          </table:table-cell>
          <table:table-cell office:value-type="string" calcext:value-type="string">
            <text:p>G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formula="of:=IF([.G166]=1;[.B166];&quot; &quot;)" office:value-type="float" office:value="47467" calcext:value-type="float">
            <text:p>47467</text:p>
          </table:table-cell>
          <table:table-cell table:formula="of:=IF([.F166]=1;[.B166];&quot; &quot;)" office:value-type="float" office:value="47467" calcext:value-type="float">
            <text:p>47467</text:p>
          </table:table-cell>
        </table:table-row>
        <table:table-row table:style-name="ro1">
          <table:table-cell office:value-type="string" calcext:value-type="string">
            <text:p>scaffold5168_len69537_cov40.184_read151_maxK101</text:p>
          </table:table-cell>
          <table:table-cell office:value-type="float" office:value="63220" calcext:value-type="float">
            <text:p>63220</text:p>
          </table:table-cell>
          <table:table-cell office:value-type="string" calcext:value-type="string">
            <text:p>A</text:p>
          </table:table-cell>
          <table:table-cell office:value-type="float" office:value="21.6" calcext:value-type="float">
            <text:p>21.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IF([.G167]=1;[.B167];&quot; &quot;)" office:value-type="float" office:value="63220" calcext:value-type="float">
            <text:p>63220</text:p>
          </table:table-cell>
          <table:table-cell table:formula="of:=IF([.F167]=1;[.B167]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caffold514508_len193_cov30_read151_maxK101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A</text:p>
          </table:table-cell>
          <table:table-cell office:value-type="float" office:value="18.6" calcext:value-type="float">
            <text:p>18.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IF([.G168]=1;[.B168];&quot; &quot;)" office:value-type="float" office:value="93" calcext:value-type="float">
            <text:p>93</text:p>
          </table:table-cell>
          <table:table-cell table:formula="of:=IF([.F168]=1;[.B168]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caffold4962_len131802_cov43.6911_read151_maxK101</text:p>
          </table:table-cell>
          <table:table-cell office:value-type="float" office:value="48742" calcext:value-type="float">
            <text:p>48742</text:p>
          </table:table-cell>
          <table:table-cell office:value-type="string" calcext:value-type="string">
            <text:p>C</text:p>
          </table:table-cell>
          <table:table-cell office:value-type="float" office:value="18.4" calcext:value-type="float">
            <text:p>18.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IF([.G169]=1;[.B169];&quot; &quot;)" office:value-type="float" office:value="48742" calcext:value-type="float">
            <text:p>48742</text:p>
          </table:table-cell>
          <table:table-cell table:formula="of:=IF([.F169]=1;[.B169]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caffold4962_len131802_cov43.6911_read151_maxK101</text:p>
          </table:table-cell>
          <table:table-cell office:value-type="float" office:value="65172" calcext:value-type="float">
            <text:p>65172</text:p>
          </table:table-cell>
          <table:table-cell office:value-type="string" calcext:value-type="string">
            <text:p>T</text:p>
          </table:table-cell>
          <table:table-cell office:value-type="float" office:value="18.8" calcext:value-type="float">
            <text:p>18.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IF([.G170]=1;[.B170];&quot; &quot;)" office:value-type="float" office:value="65172" calcext:value-type="float">
            <text:p>65172</text:p>
          </table:table-cell>
          <table:table-cell table:formula="of:=IF([.F170]=1;[.B170]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caffold4962_len131802_cov43.6911_read151_maxK101</text:p>
          </table:table-cell>
          <table:table-cell office:value-type="float" office:value="65315" calcext:value-type="float">
            <text:p>65315</text:p>
          </table:table-cell>
          <table:table-cell office:value-type="string" calcext:value-type="string">
            <text:p>C</text:p>
          </table:table-cell>
          <table:table-cell office:value-type="float" office:value="22.6" calcext:value-type="float">
            <text:p>22.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IF([.G171]=1;[.B171];&quot; &quot;)" office:value-type="float" office:value="65315" calcext:value-type="float">
            <text:p>65315</text:p>
          </table:table-cell>
          <table:table-cell table:formula="of:=IF([.F171]=1;[.B171]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caffold4875_len119733_cov41.942_read151_maxK101</text:p>
          </table:table-cell>
          <table:table-cell office:value-type="float" office:value="108713" calcext:value-type="float">
            <text:p>108713</text:p>
          </table:table-cell>
          <table:table-cell office:value-type="string" calcext:value-type="string">
            <text:p>A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IF([.G172]=1;[.B172];&quot; &quot;)" office:value-type="float" office:value="108713" calcext:value-type="float">
            <text:p>108713</text:p>
          </table:table-cell>
          <table:table-cell table:formula="of:=IF([.F172]=1;[.B172]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caffold4875_len119733_cov41.942_read151_maxK101</text:p>
          </table:table-cell>
          <table:table-cell office:value-type="float" office:value="109831" calcext:value-type="float">
            <text:p>109831</text:p>
          </table:table-cell>
          <table:table-cell office:value-type="string" calcext:value-type="string">
            <text:p>A</text:p>
          </table:table-cell>
          <table:table-cell office:value-type="float" office:value="13.2" calcext:value-type="float">
            <text:p>13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IF([.G173]=1;[.B173];&quot; &quot;)" office:value-type="float" office:value="109831" calcext:value-type="float">
            <text:p>109831</text:p>
          </table:table-cell>
          <table:table-cell table:formula="of:=IF([.F173]=1;[.B173]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caffold4875_len119733_cov41.942_read151_maxK101</text:p>
          </table:table-cell>
          <table:table-cell office:value-type="float" office:value="109962" calcext:value-type="float">
            <text:p>109962</text:p>
          </table:table-cell>
          <table:table-cell office:value-type="string" calcext:value-type="string">
            <text:p>A</text:p>
          </table:table-cell>
          <table:table-cell office:value-type="float" office:value="9.8" calcext:value-type="float">
            <text:p>9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([.G174]=1;[.B174];&quot; &quot;)" office:value-type="string" office:string-value=" " calcext:value-type="string">
            <text:p><text:s/></text:p>
          </table:table-cell>
          <table:table-cell table:formula="of:=IF([.F174]=1;[.B174];&quot; &quot;)" office:value-type="float" office:value="109962" calcext:value-type="float">
            <text:p>109962</text:p>
          </table:table-cell>
        </table:table-row>
        <table:table-row table:style-name="ro1">
          <table:table-cell office:value-type="string" calcext:value-type="string">
            <text:p>scaffold4875_len119733_cov41.942_read151_maxK101</text:p>
          </table:table-cell>
          <table:table-cell office:value-type="float" office:value="110091" calcext:value-type="float">
            <text:p>110091</text:p>
          </table:table-cell>
          <table:table-cell office:value-type="string" calcext:value-type="string">
            <text:p>T</text:p>
          </table:table-cell>
          <table:table-cell office:value-type="float" office:value="24.2" calcext:value-type="float">
            <text:p>24.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formula="of:=IF([.G175]=1;[.B175];&quot; &quot;)" office:value-type="float" office:value="110091" calcext:value-type="float">
            <text:p>110091</text:p>
          </table:table-cell>
          <table:table-cell table:formula="of:=IF([.F175]=1;[.B175];&quot; &quot;)" office:value-type="float" office:value="110091" calcext:value-type="float">
            <text:p>110091</text:p>
          </table:table-cell>
        </table:table-row>
        <table:table-row table:style-name="ro1">
          <table:table-cell office:value-type="string" calcext:value-type="string">
            <text:p>scaffold4875_len119733_cov41.942_read151_maxK101</text:p>
          </table:table-cell>
          <table:table-cell office:value-type="float" office:value="110097" calcext:value-type="float">
            <text:p>110097</text:p>
          </table:table-cell>
          <table:table-cell office:value-type="string" calcext:value-type="string">
            <text:p>A</text:p>
          </table:table-cell>
          <table:table-cell office:value-type="float" office:value="9.6" calcext:value-type="float">
            <text:p>9.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IF([.G176]=1;[.B176];&quot; &quot;)" office:value-type="float" office:value="110097" calcext:value-type="float">
            <text:p>110097</text:p>
          </table:table-cell>
          <table:table-cell table:formula="of:=IF([.F176]=1;[.B176]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caffold4683_len100831_cov44.6196_read151_maxK101</text:p>
          </table:table-cell>
          <table:table-cell office:value-type="float" office:value="51832" calcext:value-type="float">
            <text:p>51832</text:p>
          </table:table-cell>
          <table:table-cell office:value-type="string" calcext:value-type="string">
            <text:p>A</text:p>
          </table:table-cell>
          <table:table-cell office:value-type="float" office:value="20.2" calcext:value-type="float">
            <text:p>20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([.G177]=1;[.B177];&quot; &quot;)" office:value-type="string" office:string-value=" " calcext:value-type="string">
            <text:p><text:s/></text:p>
          </table:table-cell>
          <table:table-cell table:formula="of:=IF([.F177]=1;[.B177];&quot; &quot;)" office:value-type="float" office:value="51832" calcext:value-type="float">
            <text:p>51832</text:p>
          </table:table-cell>
        </table:table-row>
        <table:table-row table:style-name="ro1">
          <table:table-cell office:value-type="string" calcext:value-type="string">
            <text:p>scaffold4683_len100831_cov44.6196_read151_maxK101</text:p>
          </table:table-cell>
          <table:table-cell office:value-type="float" office:value="52135" calcext:value-type="float">
            <text:p>52135</text:p>
          </table:table-cell>
          <table:table-cell office:value-type="string" calcext:value-type="string">
            <text:p>A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IF([.G178]=1;[.B178];&quot; &quot;)" office:value-type="float" office:value="52135" calcext:value-type="float">
            <text:p>52135</text:p>
          </table:table-cell>
          <table:table-cell table:formula="of:=IF([.F178]=1;[.B178]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caffold460_len71473_cov43.9423_read151_maxK101</text:p>
          </table:table-cell>
          <table:table-cell office:value-type="float" office:value="53933" calcext:value-type="float">
            <text:p>53933</text:p>
          </table:table-cell>
          <table:table-cell office:value-type="string" calcext:value-type="string">
            <text:p>A</text:p>
          </table:table-cell>
          <table:table-cell office:value-type="float" office:value="23.8" calcext:value-type="float">
            <text:p>23.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IF([.G179]=1;[.B179];&quot; &quot;)" office:value-type="float" office:value="53933" calcext:value-type="float">
            <text:p>53933</text:p>
          </table:table-cell>
          <table:table-cell table:formula="of:=IF([.F179]=1;[.B179]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caffold4414_len95990_cov44.0059_read151_maxK101</text:p>
          </table:table-cell>
          <table:table-cell office:value-type="float" office:value="48087" calcext:value-type="float">
            <text:p>48087</text:p>
          </table:table-cell>
          <table:table-cell office:value-type="string" calcext:value-type="string">
            <text:p>T</text:p>
          </table:table-cell>
          <table:table-cell office:value-type="float" office:value="10.4" calcext:value-type="float">
            <text:p>10.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([.G180]=1;[.B180];&quot; &quot;)" office:value-type="string" office:string-value=" " calcext:value-type="string">
            <text:p><text:s/></text:p>
          </table:table-cell>
          <table:table-cell table:formula="of:=IF([.F180]=1;[.B180];&quot; &quot;)" office:value-type="float" office:value="48087" calcext:value-type="float">
            <text:p>48087</text:p>
          </table:table-cell>
        </table:table-row>
        <table:table-row table:style-name="ro1">
          <table:table-cell office:value-type="string" calcext:value-type="string">
            <text:p>scaffold439_len44311_cov38.1562_read151_maxK101</text:p>
          </table:table-cell>
          <table:table-cell office:value-type="float" office:value="34479" calcext:value-type="float">
            <text:p>34479</text:p>
          </table:table-cell>
          <table:table-cell office:value-type="string" calcext:value-type="string">
            <text:p>A</text:p>
          </table:table-cell>
          <table:table-cell office:value-type="float" office:value="20.6" calcext:value-type="float">
            <text:p>20.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IF([.G181]=1;[.B181];&quot; &quot;)" office:value-type="float" office:value="34479" calcext:value-type="float">
            <text:p>34479</text:p>
          </table:table-cell>
          <table:table-cell table:formula="of:=IF([.F181]=1;[.B181]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caffold439_len44311_cov38.1562_read151_maxK101</text:p>
          </table:table-cell>
          <table:table-cell office:value-type="float" office:value="34977" calcext:value-type="float">
            <text:p>34977</text:p>
          </table:table-cell>
          <table:table-cell office:value-type="string" calcext:value-type="string">
            <text:p>A</text:p>
          </table:table-cell>
          <table:table-cell office:value-type="float" office:value="19.6" calcext:value-type="float">
            <text:p>19.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IF([.G182]=1;[.B182];&quot; &quot;)" office:value-type="float" office:value="34977" calcext:value-type="float">
            <text:p>34977</text:p>
          </table:table-cell>
          <table:table-cell table:formula="of:=IF([.F182]=1;[.B182]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caffold4329_len104575_cov45.1511_read151_maxK101</text:p>
          </table:table-cell>
          <table:table-cell office:value-type="float" office:value="78403" calcext:value-type="float">
            <text:p>78403</text:p>
          </table:table-cell>
          <table:table-cell office:value-type="string" calcext:value-type="string">
            <text:p>T</text:p>
          </table:table-cell>
          <table:table-cell office:value-type="float" office:value="13.6" calcext:value-type="float">
            <text:p>13.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IF([.G183]=1;[.B183];&quot; &quot;)" office:value-type="float" office:value="78403" calcext:value-type="float">
            <text:p>78403</text:p>
          </table:table-cell>
          <table:table-cell table:formula="of:=IF([.F183]=1;[.B183]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caffold4285_len85486_cov39.1407_read151_maxK101</text:p>
          </table:table-cell>
          <table:table-cell office:value-type="float" office:value="73508" calcext:value-type="float">
            <text:p>73508</text:p>
          </table:table-cell>
          <table:table-cell office:value-type="string" calcext:value-type="string">
            <text:p>A</text:p>
          </table:table-cell>
          <table:table-cell office:value-type="float" office:value="18.4" calcext:value-type="float">
            <text:p>18.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IF([.G184]=1;[.B184];&quot; &quot;)" office:value-type="float" office:value="73508" calcext:value-type="float">
            <text:p>73508</text:p>
          </table:table-cell>
          <table:table-cell table:formula="of:=IF([.F184]=1;[.B184]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caffold415_len83700_cov43.1903_read151_maxK101</text:p>
          </table:table-cell>
          <table:table-cell office:value-type="float" office:value="79151" calcext:value-type="float">
            <text:p>79151</text:p>
          </table:table-cell>
          <table:table-cell office:value-type="string" calcext:value-type="string">
            <text:p>T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([.G185]=1;[.B185];&quot; &quot;)" office:value-type="string" office:string-value=" " calcext:value-type="string">
            <text:p><text:s/></text:p>
          </table:table-cell>
          <table:table-cell table:formula="of:=IF([.F185]=1;[.B185];&quot; &quot;)" office:value-type="float" office:value="79151" calcext:value-type="float">
            <text:p>79151</text:p>
          </table:table-cell>
        </table:table-row>
        <table:table-row table:style-name="ro1">
          <table:table-cell office:value-type="string" calcext:value-type="string">
            <text:p>scaffold4079_len121095_cov44.885_read151_maxK101</text:p>
          </table:table-cell>
          <table:table-cell office:value-type="float" office:value="111582" calcext:value-type="float">
            <text:p>111582</text:p>
          </table:table-cell>
          <table:table-cell office:value-type="string" calcext:value-type="string">
            <text:p>T</text:p>
          </table:table-cell>
          <table:table-cell office:value-type="float" office:value="21.2" calcext:value-type="float">
            <text:p>21.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formula="of:=IF([.G186]=1;[.B186];&quot; &quot;)" office:value-type="float" office:value="111582" calcext:value-type="float">
            <text:p>111582</text:p>
          </table:table-cell>
          <table:table-cell table:formula="of:=IF([.F186]=1;[.B186];&quot; &quot;)" office:value-type="float" office:value="111582" calcext:value-type="float">
            <text:p>111582</text:p>
          </table:table-cell>
        </table:table-row>
        <table:table-row table:style-name="ro1">
          <table:table-cell office:value-type="string" calcext:value-type="string">
            <text:p>scaffold4079_len121095_cov44.885_read151_maxK101</text:p>
          </table:table-cell>
          <table:table-cell office:value-type="float" office:value="111591" calcext:value-type="float">
            <text:p>111591</text:p>
          </table:table-cell>
          <table:table-cell office:value-type="string" calcext:value-type="string">
            <text:p>C</text:p>
          </table:table-cell>
          <table:table-cell office:value-type="float" office:value="21.2" calcext:value-type="float">
            <text:p>21.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formula="of:=IF([.G187]=1;[.B187];&quot; &quot;)" office:value-type="float" office:value="111591" calcext:value-type="float">
            <text:p>111591</text:p>
          </table:table-cell>
          <table:table-cell table:formula="of:=IF([.F187]=1;[.B187];&quot; &quot;)" office:value-type="float" office:value="111591" calcext:value-type="float">
            <text:p>111591</text:p>
          </table:table-cell>
        </table:table-row>
        <table:table-row table:style-name="ro1">
          <table:table-cell office:value-type="string" calcext:value-type="string">
            <text:p>scaffold4079_len121095_cov44.885_read151_maxK101</text:p>
          </table:table-cell>
          <table:table-cell office:value-type="float" office:value="111905" calcext:value-type="float">
            <text:p>111905</text:p>
          </table:table-cell>
          <table:table-cell office:value-type="string" calcext:value-type="string">
            <text:p>A</text:p>
          </table:table-cell>
          <table:table-cell office:value-type="float" office:value="24.2" calcext:value-type="float">
            <text:p>24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IF([.G188]=1;[.B188];&quot; &quot;)" office:value-type="float" office:value="111905" calcext:value-type="float">
            <text:p>111905</text:p>
          </table:table-cell>
          <table:table-cell table:formula="of:=IF([.F188]=1;[.B188]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caffold4079_len121095_cov44.885_read151_maxK101</text:p>
          </table:table-cell>
          <table:table-cell office:value-type="float" office:value="111936" calcext:value-type="float">
            <text:p>111936</text:p>
          </table:table-cell>
          <table:table-cell office:value-type="string" calcext:value-type="string">
            <text:p>T</text:p>
          </table:table-cell>
          <table:table-cell office:value-type="float" office:value="15.2" calcext:value-type="float">
            <text:p>15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([.G189]=1;[.B189];&quot; &quot;)" office:value-type="string" office:string-value=" " calcext:value-type="string">
            <text:p><text:s/></text:p>
          </table:table-cell>
          <table:table-cell table:formula="of:=IF([.F189]=1;[.B189];&quot; &quot;)" office:value-type="float" office:value="111936" calcext:value-type="float">
            <text:p>111936</text:p>
          </table:table-cell>
        </table:table-row>
        <table:table-row table:style-name="ro1">
          <table:table-cell office:value-type="string" calcext:value-type="string">
            <text:p>scaffold4079_len121095_cov44.885_read151_maxK101</text:p>
          </table:table-cell>
          <table:table-cell office:value-type="float" office:value="112231" calcext:value-type="float">
            <text:p>112231</text:p>
          </table:table-cell>
          <table:table-cell office:value-type="string" calcext:value-type="string">
            <text:p>G</text:p>
          </table:table-cell>
          <table:table-cell office:value-type="float" office:value="15.8" calcext:value-type="float">
            <text:p>15.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IF([.G190]=1;[.B190];&quot; &quot;)" office:value-type="float" office:value="112231" calcext:value-type="float">
            <text:p>112231</text:p>
          </table:table-cell>
          <table:table-cell table:formula="of:=IF([.F190]=1;[.B190]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caffold4079_len121095_cov44.885_read151_maxK101</text:p>
          </table:table-cell>
          <table:table-cell office:value-type="float" office:value="112277" calcext:value-type="float">
            <text:p>112277</text:p>
          </table:table-cell>
          <table:table-cell office:value-type="string" calcext:value-type="string">
            <text:p>G</text:p>
          </table:table-cell>
          <table:table-cell office:value-type="float" office:value="23.4" calcext:value-type="float">
            <text:p>23.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([.G191]=1;[.B191];&quot; &quot;)" office:value-type="string" office:string-value=" " calcext:value-type="string">
            <text:p><text:s/></text:p>
          </table:table-cell>
          <table:table-cell table:formula="of:=IF([.F191]=1;[.B191];&quot; &quot;)" office:value-type="float" office:value="112277" calcext:value-type="float">
            <text:p>112277</text:p>
          </table:table-cell>
        </table:table-row>
        <table:table-row table:style-name="ro1">
          <table:table-cell office:value-type="string" calcext:value-type="string">
            <text:p>scaffold4079_len121095_cov44.885_read151_maxK101</text:p>
          </table:table-cell>
          <table:table-cell office:value-type="float" office:value="112347" calcext:value-type="float">
            <text:p>112347</text:p>
          </table:table-cell>
          <table:table-cell office:value-type="string" calcext:value-type="string">
            <text:p>T</text:p>
          </table:table-cell>
          <table:table-cell office:value-type="float" office:value="21.6" calcext:value-type="float">
            <text:p>21.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IF([.G192]=1;[.B192];&quot; &quot;)" office:value-type="float" office:value="112347" calcext:value-type="float">
            <text:p>112347</text:p>
          </table:table-cell>
          <table:table-cell table:formula="of:=IF([.F192]=1;[.B192]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caffold4079_len121095_cov44.885_read151_maxK101</text:p>
          </table:table-cell>
          <table:table-cell office:value-type="float" office:value="112385" calcext:value-type="float">
            <text:p>112385</text:p>
          </table:table-cell>
          <table:table-cell office:value-type="string" calcext:value-type="string">
            <text:p>A</text:p>
          </table:table-cell>
          <table:table-cell office:value-type="float" office:value="24.2" calcext:value-type="float">
            <text:p>24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([.G193]=1;[.B193];&quot; &quot;)" office:value-type="string" office:string-value=" " calcext:value-type="string">
            <text:p><text:s/></text:p>
          </table:table-cell>
          <table:table-cell table:formula="of:=IF([.F193]=1;[.B193];&quot; &quot;)" office:value-type="float" office:value="112385" calcext:value-type="float">
            <text:p>112385</text:p>
          </table:table-cell>
        </table:table-row>
        <table:table-row table:style-name="ro1">
          <table:table-cell office:value-type="string" calcext:value-type="string">
            <text:p>scaffold4079_len121095_cov44.885_read151_maxK101</text:p>
          </table:table-cell>
          <table:table-cell office:value-type="float" office:value="113595" calcext:value-type="float">
            <text:p>113595</text:p>
          </table:table-cell>
          <table:table-cell office:value-type="string" calcext:value-type="string">
            <text:p>CTCTGTCT</text:p>
          </table:table-cell>
          <table:table-cell office:value-type="float" office:value="9.6" calcext:value-type="float">
            <text:p>9.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([.G194]=1;[.B194];&quot; &quot;)" office:value-type="string" office:string-value=" " calcext:value-type="string">
            <text:p><text:s/></text:p>
          </table:table-cell>
          <table:table-cell table:formula="of:=IF([.F194]=1;[.B194];&quot; &quot;)" office:value-type="float" office:value="113595" calcext:value-type="float">
            <text:p>113595</text:p>
          </table:table-cell>
        </table:table-row>
        <table:table-row table:style-name="ro1">
          <table:table-cell office:value-type="string" calcext:value-type="string">
            <text:p>scaffold4079_len121095_cov44.885_read151_maxK101</text:p>
          </table:table-cell>
          <table:table-cell office:value-type="float" office:value="113926" calcext:value-type="float">
            <text:p>113926</text:p>
          </table:table-cell>
          <table:table-cell office:value-type="string" calcext:value-type="string">
            <text:p>G</text:p>
          </table:table-cell>
          <table:table-cell office:value-type="float" office:value="20.6" calcext:value-type="float">
            <text:p>20.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IF([.G195]=1;[.B195];&quot; &quot;)" office:value-type="float" office:value="113926" calcext:value-type="float">
            <text:p>113926</text:p>
          </table:table-cell>
          <table:table-cell table:formula="of:=IF([.F195]=1;[.B195]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caffold4079_len121095_cov44.885_read151_maxK101</text:p>
          </table:table-cell>
          <table:table-cell office:value-type="float" office:value="114400" calcext:value-type="float">
            <text:p>114400</text:p>
          </table:table-cell>
          <table:table-cell office:value-type="string" calcext:value-type="string">
            <text:p>G</text:p>
          </table:table-cell>
          <table:table-cell office:value-type="float" office:value="24.2" calcext:value-type="float">
            <text:p>24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([.G196]=1;[.B196];&quot; &quot;)" office:value-type="string" office:string-value=" " calcext:value-type="string">
            <text:p><text:s/></text:p>
          </table:table-cell>
          <table:table-cell table:formula="of:=IF([.F196]=1;[.B196];&quot; &quot;)" office:value-type="float" office:value="114400" calcext:value-type="float">
            <text:p>114400</text:p>
          </table:table-cell>
        </table:table-row>
        <table:table-row table:style-name="ro1">
          <table:table-cell office:value-type="string" calcext:value-type="string">
            <text:p>scaffold4044_len44816_cov43.0776_read151_maxK101</text:p>
          </table:table-cell>
          <table:table-cell office:value-type="float" office:value="28003" calcext:value-type="float">
            <text:p>28003</text:p>
          </table:table-cell>
          <table:table-cell office:value-type="string" calcext:value-type="string">
            <text:p>C</text:p>
          </table:table-cell>
          <table:table-cell office:value-type="float" office:value="20.4" calcext:value-type="float">
            <text:p>20.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IF([.G197]=1;[.B197];&quot; &quot;)" office:value-type="float" office:value="28003" calcext:value-type="float">
            <text:p>28003</text:p>
          </table:table-cell>
          <table:table-cell table:formula="of:=IF([.F197]=1;[.B197]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caffold4001_len141113_cov41.2493_read151_maxK101</text:p>
          </table:table-cell>
          <table:table-cell office:value-type="float" office:value="97520" calcext:value-type="float">
            <text:p>97520</text:p>
          </table:table-cell>
          <table:table-cell office:value-type="string" calcext:value-type="string">
            <text:p>C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IF([.G198]=1;[.B198];&quot; &quot;)" office:value-type="float" office:value="97520" calcext:value-type="float">
            <text:p>97520</text:p>
          </table:table-cell>
          <table:table-cell table:formula="of:=IF([.F198]=1;[.B198]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caffold40_len78546_cov46.7684_read151_maxK101</text:p>
          </table:table-cell>
          <table:table-cell office:value-type="float" office:value="38564" calcext:value-type="float">
            <text:p>38564</text:p>
          </table:table-cell>
          <table:table-cell office:value-type="string" calcext:value-type="string">
            <text:p>A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IF([.G199]=1;[.B199];&quot; &quot;)" office:value-type="float" office:value="38564" calcext:value-type="float">
            <text:p>38564</text:p>
          </table:table-cell>
          <table:table-cell table:formula="of:=IF([.F199]=1;[.B199]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caffold40_len78546_cov46.7684_read151_maxK101</text:p>
          </table:table-cell>
          <table:table-cell office:value-type="float" office:value="39158" calcext:value-type="float">
            <text:p>39158</text:p>
          </table:table-cell>
          <table:table-cell office:value-type="string" calcext:value-type="string">
            <text:p>A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IF([.G200]=1;[.B200];&quot; &quot;)" office:value-type="float" office:value="39158" calcext:value-type="float">
            <text:p>39158</text:p>
          </table:table-cell>
          <table:table-cell table:formula="of:=IF([.F200]=1;[.B200]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caffold40_len78546_cov46.7684_read151_maxK101</text:p>
          </table:table-cell>
          <table:table-cell office:value-type="float" office:value="40533" calcext:value-type="float">
            <text:p>40533</text:p>
          </table:table-cell>
          <table:table-cell office:value-type="string" calcext:value-type="string">
            <text:p>T</text:p>
          </table:table-cell>
          <table:table-cell office:value-type="float" office:value="22.8" calcext:value-type="float">
            <text:p>22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([.G201]=1;[.B201];&quot; &quot;)" office:value-type="string" office:string-value=" " calcext:value-type="string">
            <text:p><text:s/></text:p>
          </table:table-cell>
          <table:table-cell table:formula="of:=IF([.F201]=1;[.B201];&quot; &quot;)" office:value-type="float" office:value="40533" calcext:value-type="float">
            <text:p>40533</text:p>
          </table:table-cell>
        </table:table-row>
        <table:table-row table:style-name="ro1">
          <table:table-cell office:value-type="string" calcext:value-type="string">
            <text:p>scaffold3979_len62911_cov42.9396_read151_maxK101</text:p>
          </table:table-cell>
          <table:table-cell office:value-type="float" office:value="30507" calcext:value-type="float">
            <text:p>30507</text:p>
          </table:table-cell>
          <table:table-cell office:value-type="string" calcext:value-type="string">
            <text:p>C</text:p>
          </table:table-cell>
          <table:table-cell office:value-type="float" office:value="17.4" calcext:value-type="float">
            <text:p>17.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IF([.G202]=1;[.B202];&quot; &quot;)" office:value-type="float" office:value="30507" calcext:value-type="float">
            <text:p>30507</text:p>
          </table:table-cell>
          <table:table-cell table:formula="of:=IF([.F202]=1;[.B202]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caffold3979_len62911_cov42.9396_read151_maxK101</text:p>
          </table:table-cell>
          <table:table-cell office:value-type="float" office:value="32116" calcext:value-type="float">
            <text:p>32116</text:p>
          </table:table-cell>
          <table:table-cell office:value-type="string" calcext:value-type="string">
            <text:p>T</text:p>
          </table:table-cell>
          <table:table-cell office:value-type="float" office:value="19.2" calcext:value-type="float">
            <text:p>19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([.G203]=1;[.B203];&quot; &quot;)" office:value-type="string" office:string-value=" " calcext:value-type="string">
            <text:p><text:s/></text:p>
          </table:table-cell>
          <table:table-cell table:formula="of:=IF([.F203]=1;[.B203];&quot; &quot;)" office:value-type="float" office:value="32116" calcext:value-type="float">
            <text:p>32116</text:p>
          </table:table-cell>
        </table:table-row>
        <table:table-row table:style-name="ro1">
          <table:table-cell office:value-type="string" calcext:value-type="string">
            <text:p>scaffold3946_len219139_cov40.5865_read151_maxK101</text:p>
          </table:table-cell>
          <table:table-cell office:value-type="float" office:value="50826" calcext:value-type="float">
            <text:p>50826</text:p>
          </table:table-cell>
          <table:table-cell office:value-type="string" calcext:value-type="string">
            <text:p>A</text:p>
          </table:table-cell>
          <table:table-cell office:value-type="float" office:value="24.2" calcext:value-type="float">
            <text:p>24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IF([.G204]=1;[.B204];&quot; &quot;)" office:value-type="float" office:value="50826" calcext:value-type="float">
            <text:p>50826</text:p>
          </table:table-cell>
          <table:table-cell table:formula="of:=IF([.F204]=1;[.B204]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caffold3946_len219139_cov40.5865_read151_maxK101</text:p>
          </table:table-cell>
          <table:table-cell office:value-type="float" office:value="51325" calcext:value-type="float">
            <text:p>51325</text:p>
          </table:table-cell>
          <table:table-cell office:value-type="string" calcext:value-type="string">
            <text:p>T</text:p>
          </table:table-cell>
          <table:table-cell office:value-type="float" office:value="22.6" calcext:value-type="float">
            <text:p>22.6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formula="of:=IF([.G205]=1;[.B205];&quot; &quot;)" office:value-type="float" office:value="51325" calcext:value-type="float">
            <text:p>51325</text:p>
          </table:table-cell>
          <table:table-cell table:formula="of:=IF([.F205]=1;[.B205];&quot; &quot;)" office:value-type="float" office:value="51325" calcext:value-type="float">
            <text:p>51325</text:p>
          </table:table-cell>
        </table:table-row>
        <table:table-row table:style-name="ro1">
          <table:table-cell office:value-type="string" calcext:value-type="string">
            <text:p>scaffold3946_len219139_cov40.5865_read151_maxK101</text:p>
          </table:table-cell>
          <table:table-cell office:value-type="float" office:value="51757" calcext:value-type="float">
            <text:p>51757</text:p>
          </table:table-cell>
          <table:table-cell office:value-type="string" calcext:value-type="string">
            <text:p>A</text:p>
          </table:table-cell>
          <table:table-cell office:value-type="float" office:value="20.8" calcext:value-type="float">
            <text:p>20.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IF([.G206]=1;[.B206];&quot; &quot;)" office:value-type="float" office:value="51757" calcext:value-type="float">
            <text:p>51757</text:p>
          </table:table-cell>
          <table:table-cell table:formula="of:=IF([.F206]=1;[.B206]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caffold3946_len219139_cov40.5865_read151_maxK101</text:p>
          </table:table-cell>
          <table:table-cell office:value-type="float" office:value="52048" calcext:value-type="float">
            <text:p>52048</text:p>
          </table:table-cell>
          <table:table-cell office:value-type="string" calcext:value-type="string">
            <text:p>T</text:p>
          </table:table-cell>
          <table:table-cell office:value-type="float" office:value="17.6" calcext:value-type="float">
            <text:p>17.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IF([.G207]=1;[.B207];&quot; &quot;)" office:value-type="float" office:value="52048" calcext:value-type="float">
            <text:p>52048</text:p>
          </table:table-cell>
          <table:table-cell table:formula="of:=IF([.F207]=1;[.B207]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caffold3946_len219139_cov40.5865_read151_maxK101</text:p>
          </table:table-cell>
          <table:table-cell office:value-type="float" office:value="52114" calcext:value-type="float">
            <text:p>52114</text:p>
          </table:table-cell>
          <table:table-cell office:value-type="string" calcext:value-type="string">
            <text:p>C</text:p>
          </table:table-cell>
          <table:table-cell office:value-type="float" office:value="17.4" calcext:value-type="float">
            <text:p>17.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([.G208]=1;[.B208];&quot; &quot;)" office:value-type="string" office:string-value=" " calcext:value-type="string">
            <text:p><text:s/></text:p>
          </table:table-cell>
          <table:table-cell table:formula="of:=IF([.F208]=1;[.B208];&quot; &quot;)" office:value-type="float" office:value="52114" calcext:value-type="float">
            <text:p>52114</text:p>
          </table:table-cell>
        </table:table-row>
        <table:table-row table:style-name="ro1">
          <table:table-cell office:value-type="string" calcext:value-type="string">
            <text:p>scaffold3946_len219139_cov40.5865_read151_maxK101</text:p>
          </table:table-cell>
          <table:table-cell office:value-type="float" office:value="86769" calcext:value-type="float">
            <text:p>86769</text:p>
          </table:table-cell>
          <table:table-cell office:value-type="string" calcext:value-type="string">
            <text:p>A</text:p>
          </table:table-cell>
          <table:table-cell office:value-type="float" office:value="21.4" calcext:value-type="float">
            <text:p>21.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IF([.G209]=1;[.B209];&quot; &quot;)" office:value-type="float" office:value="86769" calcext:value-type="float">
            <text:p>86769</text:p>
          </table:table-cell>
          <table:table-cell table:formula="of:=IF([.F209]=1;[.B209]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caffold387_len223330_cov42.0993_read151_maxK101</text:p>
          </table:table-cell>
          <table:table-cell office:value-type="float" office:value="208282" calcext:value-type="float">
            <text:p>208282</text:p>
          </table:table-cell>
          <table:table-cell office:value-type="string" calcext:value-type="string">
            <text:p>C</text:p>
          </table:table-cell>
          <table:table-cell office:value-type="float" office:value="11.6" calcext:value-type="float">
            <text:p>11.6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formula="of:=IF([.G210]=1;[.B210];&quot; &quot;)" office:value-type="float" office:value="208282" calcext:value-type="float">
            <text:p>208282</text:p>
          </table:table-cell>
          <table:table-cell table:formula="of:=IF([.F210]=1;[.B210];&quot; &quot;)" office:value-type="float" office:value="208282" calcext:value-type="float">
            <text:p>208282</text:p>
          </table:table-cell>
        </table:table-row>
        <table:table-row table:style-name="ro1">
          <table:table-cell office:value-type="string" calcext:value-type="string">
            <text:p>scaffold38_len107745_cov47.6336_read151_maxK101</text:p>
          </table:table-cell>
          <table:table-cell office:value-type="float" office:value="91100" calcext:value-type="float">
            <text:p>91100</text:p>
          </table:table-cell>
          <table:table-cell office:value-type="string" calcext:value-type="string">
            <text:p>A</text:p>
          </table:table-cell>
          <table:table-cell office:value-type="float" office:value="24.6" calcext:value-type="float">
            <text:p>24.6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formula="of:=IF([.G211]=1;[.B211];&quot; &quot;)" office:value-type="float" office:value="91100" calcext:value-type="float">
            <text:p>91100</text:p>
          </table:table-cell>
          <table:table-cell table:formula="of:=IF([.F211]=1;[.B211];&quot; &quot;)" office:value-type="float" office:value="91100" calcext:value-type="float">
            <text:p>91100</text:p>
          </table:table-cell>
        </table:table-row>
        <table:table-row table:style-name="ro1">
          <table:table-cell office:value-type="string" calcext:value-type="string">
            <text:p>scaffold3718_len135558_cov39.2114_read151_maxK101</text:p>
          </table:table-cell>
          <table:table-cell office:value-type="float" office:value="45482" calcext:value-type="float">
            <text:p>45482</text:p>
          </table:table-cell>
          <table:table-cell office:value-type="string" calcext:value-type="string">
            <text:p>A</text:p>
          </table:table-cell>
          <table:table-cell office:value-type="float" office:value="22.6" calcext:value-type="float">
            <text:p>22.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([.G212]=1;[.B212];&quot; &quot;)" office:value-type="string" office:string-value=" " calcext:value-type="string">
            <text:p><text:s/></text:p>
          </table:table-cell>
          <table:table-cell table:formula="of:=IF([.F212]=1;[.B212];&quot; &quot;)" office:value-type="float" office:value="45482" calcext:value-type="float">
            <text:p>45482</text:p>
          </table:table-cell>
        </table:table-row>
        <table:table-row table:style-name="ro1">
          <table:table-cell office:value-type="string" calcext:value-type="string">
            <text:p>scaffold3718_len135558_cov39.2114_read151_maxK101</text:p>
          </table:table-cell>
          <table:table-cell office:value-type="float" office:value="51019" calcext:value-type="float">
            <text:p>51019</text:p>
          </table:table-cell>
          <table:table-cell office:value-type="string" calcext:value-type="string">
            <text:p>T</text:p>
          </table:table-cell>
          <table:table-cell office:value-type="float" office:value="24.8" calcext:value-type="float">
            <text:p>24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([.G213]=1;[.B213];&quot; &quot;)" office:value-type="string" office:string-value=" " calcext:value-type="string">
            <text:p><text:s/></text:p>
          </table:table-cell>
          <table:table-cell table:formula="of:=IF([.F213]=1;[.B213];&quot; &quot;)" office:value-type="float" office:value="51019" calcext:value-type="float">
            <text:p>51019</text:p>
          </table:table-cell>
        </table:table-row>
        <table:table-row table:style-name="ro1">
          <table:table-cell office:value-type="string" calcext:value-type="string">
            <text:p>scaffold3698_len51210_cov41.0243_read151_maxK101</text:p>
          </table:table-cell>
          <table:table-cell office:value-type="float" office:value="17452" calcext:value-type="float">
            <text:p>17452</text:p>
          </table:table-cell>
          <table:table-cell office:value-type="string" calcext:value-type="string">
            <text:p>A</text:p>
          </table:table-cell>
          <table:table-cell office:value-type="float" office:value="21.2" calcext:value-type="float">
            <text:p>21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([.G214]=1;[.B214];&quot; &quot;)" office:value-type="string" office:string-value=" " calcext:value-type="string">
            <text:p><text:s/></text:p>
          </table:table-cell>
          <table:table-cell table:formula="of:=IF([.F214]=1;[.B214];&quot; &quot;)" office:value-type="float" office:value="17452" calcext:value-type="float">
            <text:p>17452</text:p>
          </table:table-cell>
        </table:table-row>
        <table:table-row table:style-name="ro1">
          <table:table-cell office:value-type="string" calcext:value-type="string">
            <text:p>scaffold3698_len51210_cov41.0243_read151_maxK101</text:p>
          </table:table-cell>
          <table:table-cell office:value-type="float" office:value="17529" calcext:value-type="float">
            <text:p>17529</text:p>
          </table:table-cell>
          <table:table-cell office:value-type="string" calcext:value-type="string">
            <text:p>A</text:p>
          </table:table-cell>
          <table:table-cell office:value-type="float" office:value="21.8" calcext:value-type="float">
            <text:p>21.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IF([.G215]=1;[.B215];&quot; &quot;)" office:value-type="float" office:value="17529" calcext:value-type="float">
            <text:p>17529</text:p>
          </table:table-cell>
          <table:table-cell table:formula="of:=IF([.F215]=1;[.B215]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caffold3668_len235730_cov41.9994_read151_maxK101</text:p>
          </table:table-cell>
          <table:table-cell office:value-type="float" office:value="83375" calcext:value-type="float">
            <text:p>83375</text:p>
          </table:table-cell>
          <table:table-cell office:value-type="string" calcext:value-type="string">
            <text:p>C</text:p>
          </table:table-cell>
          <table:table-cell office:value-type="float" office:value="23.8" calcext:value-type="float">
            <text:p>23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([.G216]=1;[.B216];&quot; &quot;)" office:value-type="string" office:string-value=" " calcext:value-type="string">
            <text:p><text:s/></text:p>
          </table:table-cell>
          <table:table-cell table:formula="of:=IF([.F216]=1;[.B216];&quot; &quot;)" office:value-type="float" office:value="83375" calcext:value-type="float">
            <text:p>83375</text:p>
          </table:table-cell>
        </table:table-row>
        <table:table-row table:style-name="ro1">
          <table:table-cell office:value-type="string" calcext:value-type="string">
            <text:p>scaffold3668_len235730_cov41.9994_read151_maxK101</text:p>
          </table:table-cell>
          <table:table-cell office:value-type="float" office:value="83432" calcext:value-type="float">
            <text:p>83432</text:p>
          </table:table-cell>
          <table:table-cell office:value-type="string" calcext:value-type="string">
            <text:p>C</text:p>
          </table:table-cell>
          <table:table-cell office:value-type="float" office:value="21.8" calcext:value-type="float">
            <text:p>21.8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formula="of:=IF([.G217]=1;[.B217];&quot; &quot;)" office:value-type="float" office:value="83432" calcext:value-type="float">
            <text:p>83432</text:p>
          </table:table-cell>
          <table:table-cell table:formula="of:=IF([.F217]=1;[.B217];&quot; &quot;)" office:value-type="float" office:value="83432" calcext:value-type="float">
            <text:p>83432</text:p>
          </table:table-cell>
        </table:table-row>
        <table:table-row table:style-name="ro1">
          <table:table-cell office:value-type="string" calcext:value-type="string">
            <text:p>scaffold3668_len235730_cov41.9994_read151_maxK101</text:p>
          </table:table-cell>
          <table:table-cell office:value-type="float" office:value="181432" calcext:value-type="float">
            <text:p>181432</text:p>
          </table:table-cell>
          <table:table-cell office:value-type="string" calcext:value-type="string">
            <text:p>C</text:p>
          </table:table-cell>
          <table:table-cell office:value-type="float" office:value="19.6" calcext:value-type="float">
            <text:p>19.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IF([.G218]=1;[.B218];&quot; &quot;)" office:value-type="float" office:value="181432" calcext:value-type="float">
            <text:p>181432</text:p>
          </table:table-cell>
          <table:table-cell table:formula="of:=IF([.F218]=1;[.B218]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caffold3668_len235730_cov41.9994_read151_maxK101</text:p>
          </table:table-cell>
          <table:table-cell office:value-type="float" office:value="181496" calcext:value-type="float">
            <text:p>181496</text:p>
          </table:table-cell>
          <table:table-cell office:value-type="string" calcext:value-type="string">
            <text:p>C</text:p>
          </table:table-cell>
          <table:table-cell office:value-type="float" office:value="18.2" calcext:value-type="float">
            <text:p>18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([.G219]=1;[.B219];&quot; &quot;)" office:value-type="string" office:string-value=" " calcext:value-type="string">
            <text:p><text:s/></text:p>
          </table:table-cell>
          <table:table-cell table:formula="of:=IF([.F219]=1;[.B219];&quot; &quot;)" office:value-type="float" office:value="181496" calcext:value-type="float">
            <text:p>181496</text:p>
          </table:table-cell>
        </table:table-row>
        <table:table-row table:style-name="ro1">
          <table:table-cell office:value-type="string" calcext:value-type="string">
            <text:p>scaffold3654_len101538_cov43.2634_read151_maxK101</text:p>
          </table:table-cell>
          <table:table-cell office:value-type="float" office:value="60171" calcext:value-type="float">
            <text:p>60171</text:p>
          </table:table-cell>
          <table:table-cell office:value-type="string" calcext:value-type="string">
            <text:p>T</text:p>
          </table:table-cell>
          <table:table-cell office:value-type="float" office:value="13.8" calcext:value-type="float">
            <text:p>13.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IF([.G220]=1;[.B220];&quot; &quot;)" office:value-type="float" office:value="60171" calcext:value-type="float">
            <text:p>60171</text:p>
          </table:table-cell>
          <table:table-cell table:formula="of:=IF([.F220]=1;[.B220]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caffold3654_len101538_cov43.2634_read151_maxK101</text:p>
          </table:table-cell>
          <table:table-cell office:value-type="float" office:value="60542" calcext:value-type="float">
            <text:p>60542</text:p>
          </table:table-cell>
          <table:table-cell office:value-type="string" calcext:value-type="string">
            <text:p>T</text:p>
          </table:table-cell>
          <table:table-cell office:value-type="float" office:value="21.8" calcext:value-type="float">
            <text:p>21.8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formula="of:=IF([.G221]=1;[.B221];&quot; &quot;)" office:value-type="float" office:value="60542" calcext:value-type="float">
            <text:p>60542</text:p>
          </table:table-cell>
          <table:table-cell table:formula="of:=IF([.F221]=1;[.B221];&quot; &quot;)" office:value-type="float" office:value="60542" calcext:value-type="float">
            <text:p>60542</text:p>
          </table:table-cell>
        </table:table-row>
        <table:table-row table:style-name="ro1">
          <table:table-cell office:value-type="string" calcext:value-type="string">
            <text:p>scaffold3654_len101538_cov43.2634_read151_maxK101</text:p>
          </table:table-cell>
          <table:table-cell office:value-type="float" office:value="60946" calcext:value-type="float">
            <text:p>60946</text:p>
          </table:table-cell>
          <table:table-cell office:value-type="string" calcext:value-type="string">
            <text:p>G</text:p>
          </table:table-cell>
          <table:table-cell office:value-type="float" office:value="20.6" calcext:value-type="float">
            <text:p>20.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IF([.G222]=1;[.B222];&quot; &quot;)" office:value-type="float" office:value="60946" calcext:value-type="float">
            <text:p>60946</text:p>
          </table:table-cell>
          <table:table-cell table:formula="of:=IF([.F222]=1;[.B222]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caffold3654_len101538_cov43.2634_read151_maxK101</text:p>
          </table:table-cell>
          <table:table-cell office:value-type="float" office:value="61048" calcext:value-type="float">
            <text:p>61048</text:p>
          </table:table-cell>
          <table:table-cell office:value-type="string" calcext:value-type="string">
            <text:p>A</text:p>
          </table:table-cell>
          <table:table-cell office:value-type="float" office:value="24.2" calcext:value-type="float">
            <text:p>24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([.G223]=1;[.B223];&quot; &quot;)" office:value-type="string" office:string-value=" " calcext:value-type="string">
            <text:p><text:s/></text:p>
          </table:table-cell>
          <table:table-cell table:formula="of:=IF([.F223]=1;[.B223];&quot; &quot;)" office:value-type="float" office:value="61048" calcext:value-type="float">
            <text:p>61048</text:p>
          </table:table-cell>
        </table:table-row>
        <table:table-row table:style-name="ro1">
          <table:table-cell office:value-type="string" calcext:value-type="string">
            <text:p>scaffold3654_len101538_cov43.2634_read151_maxK101</text:p>
          </table:table-cell>
          <table:table-cell office:value-type="float" office:value="62922" calcext:value-type="float">
            <text:p>62922</text:p>
          </table:table-cell>
          <table:table-cell office:value-type="string" calcext:value-type="string">
            <text:p>C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IF([.G224]=1;[.B224];&quot; &quot;)" office:value-type="float" office:value="62922" calcext:value-type="float">
            <text:p>62922</text:p>
          </table:table-cell>
          <table:table-cell table:formula="of:=IF([.F224]=1;[.B224]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caffold3654_len101538_cov43.2634_read151_maxK101</text:p>
          </table:table-cell>
          <table:table-cell office:value-type="float" office:value="63011" calcext:value-type="float">
            <text:p>63011</text:p>
          </table:table-cell>
          <table:table-cell office:value-type="string" calcext:value-type="string">
            <text:p>A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([.G225]=1;[.B225];&quot; &quot;)" office:value-type="string" office:string-value=" " calcext:value-type="string">
            <text:p><text:s/></text:p>
          </table:table-cell>
          <table:table-cell table:formula="of:=IF([.F225]=1;[.B225];&quot; &quot;)" office:value-type="float" office:value="63011" calcext:value-type="float">
            <text:p>63011</text:p>
          </table:table-cell>
        </table:table-row>
        <table:table-row table:style-name="ro1">
          <table:table-cell office:value-type="string" calcext:value-type="string">
            <text:p>scaffold3654_len101538_cov43.2634_read151_maxK101</text:p>
          </table:table-cell>
          <table:table-cell office:value-type="float" office:value="63365" calcext:value-type="float">
            <text:p>63365</text:p>
          </table:table-cell>
          <table:table-cell office:value-type="string" calcext:value-type="string">
            <text:p>A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([.G226]=1;[.B226];&quot; &quot;)" office:value-type="string" office:string-value=" " calcext:value-type="string">
            <text:p><text:s/></text:p>
          </table:table-cell>
          <table:table-cell table:formula="of:=IF([.F226]=1;[.B226];&quot; &quot;)" office:value-type="float" office:value="63365" calcext:value-type="float">
            <text:p>63365</text:p>
          </table:table-cell>
        </table:table-row>
        <table:table-row table:style-name="ro1">
          <table:table-cell office:value-type="string" calcext:value-type="string">
            <text:p>scaffold3654_len101538_cov43.2634_read151_maxK101</text:p>
          </table:table-cell>
          <table:table-cell office:value-type="float" office:value="64193" calcext:value-type="float">
            <text:p>64193</text:p>
          </table:table-cell>
          <table:table-cell office:value-type="string" calcext:value-type="string">
            <text:p>T</text:p>
          </table:table-cell>
          <table:table-cell office:value-type="float" office:value="19.2" calcext:value-type="float">
            <text:p>19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([.G227]=1;[.B227];&quot; &quot;)" office:value-type="string" office:string-value=" " calcext:value-type="string">
            <text:p><text:s/></text:p>
          </table:table-cell>
          <table:table-cell table:formula="of:=IF([.F227]=1;[.B227];&quot; &quot;)" office:value-type="float" office:value="64193" calcext:value-type="float">
            <text:p>64193</text:p>
          </table:table-cell>
        </table:table-row>
        <table:table-row table:style-name="ro1">
          <table:table-cell office:value-type="string" calcext:value-type="string">
            <text:p>scaffold3654_len101538_cov43.2634_read151_maxK101</text:p>
          </table:table-cell>
          <table:table-cell office:value-type="float" office:value="65310" calcext:value-type="float">
            <text:p>65310</text:p>
          </table:table-cell>
          <table:table-cell office:value-type="string" calcext:value-type="string">
            <text:p>T</text:p>
          </table:table-cell>
          <table:table-cell office:value-type="float" office:value="10.6" calcext:value-type="float">
            <text:p>10.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([.G228]=1;[.B228];&quot; &quot;)" office:value-type="string" office:string-value=" " calcext:value-type="string">
            <text:p><text:s/></text:p>
          </table:table-cell>
          <table:table-cell table:formula="of:=IF([.F228]=1;[.B228];&quot; &quot;)" office:value-type="float" office:value="65310" calcext:value-type="float">
            <text:p>65310</text:p>
          </table:table-cell>
        </table:table-row>
        <table:table-row table:style-name="ro1">
          <table:table-cell office:value-type="string" calcext:value-type="string">
            <text:p>scaffold3654_len101538_cov43.2634_read151_maxK101</text:p>
          </table:table-cell>
          <table:table-cell office:value-type="float" office:value="65703" calcext:value-type="float">
            <text:p>65703</text:p>
          </table:table-cell>
          <table:table-cell office:value-type="string" calcext:value-type="string">
            <text:p>A</text:p>
          </table:table-cell>
          <table:table-cell office:value-type="float" office:value="6.2" calcext:value-type="float">
            <text:p>6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([.G229]=1;[.B229];&quot; &quot;)" office:value-type="string" office:string-value=" " calcext:value-type="string">
            <text:p><text:s/></text:p>
          </table:table-cell>
          <table:table-cell table:formula="of:=IF([.F229]=1;[.B229];&quot; &quot;)" office:value-type="float" office:value="65703" calcext:value-type="float">
            <text:p>65703</text:p>
          </table:table-cell>
        </table:table-row>
        <table:table-row table:style-name="ro1">
          <table:table-cell office:value-type="string" calcext:value-type="string">
            <text:p>scaffold3654_len101538_cov43.2634_read151_maxK101</text:p>
          </table:table-cell>
          <table:table-cell office:value-type="float" office:value="70243" calcext:value-type="float">
            <text:p>70243</text:p>
          </table:table-cell>
          <table:table-cell office:value-type="string" calcext:value-type="string">
            <text:p>T</text:p>
          </table:table-cell>
          <table:table-cell office:value-type="float" office:value="24.4" calcext:value-type="float">
            <text:p>24.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IF([.G230]=1;[.B230];&quot; &quot;)" office:value-type="float" office:value="70243" calcext:value-type="float">
            <text:p>70243</text:p>
          </table:table-cell>
          <table:table-cell table:formula="of:=IF([.F230]=1;[.B230]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caffold3654_len101538_cov43.2634_read151_maxK101</text:p>
          </table:table-cell>
          <table:table-cell office:value-type="float" office:value="71011" calcext:value-type="float">
            <text:p>71011</text:p>
          </table:table-cell>
          <table:table-cell office:value-type="string" calcext:value-type="string">
            <text:p>T</text:p>
          </table:table-cell>
          <table:table-cell office:value-type="float" office:value="18.4" calcext:value-type="float">
            <text:p>18.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([.G231]=1;[.B231];&quot; &quot;)" office:value-type="string" office:string-value=" " calcext:value-type="string">
            <text:p><text:s/></text:p>
          </table:table-cell>
          <table:table-cell table:formula="of:=IF([.F231]=1;[.B231];&quot; &quot;)" office:value-type="float" office:value="71011" calcext:value-type="float">
            <text:p>71011</text:p>
          </table:table-cell>
        </table:table-row>
        <table:table-row table:style-name="ro1">
          <table:table-cell office:value-type="string" calcext:value-type="string">
            <text:p>scaffold3508_len86710_cov40.4026_read151_maxK101</text:p>
          </table:table-cell>
          <table:table-cell office:value-type="float" office:value="45127" calcext:value-type="float">
            <text:p>45127</text:p>
          </table:table-cell>
          <table:table-cell office:value-type="string" calcext:value-type="string">
            <text:p>A</text:p>
          </table:table-cell>
          <table:table-cell office:value-type="float" office:value="23.8" calcext:value-type="float">
            <text:p>23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([.G232]=1;[.B232];&quot; &quot;)" office:value-type="string" office:string-value=" " calcext:value-type="string">
            <text:p><text:s/></text:p>
          </table:table-cell>
          <table:table-cell table:formula="of:=IF([.F232]=1;[.B232];&quot; &quot;)" office:value-type="float" office:value="45127" calcext:value-type="float">
            <text:p>45127</text:p>
          </table:table-cell>
        </table:table-row>
        <table:table-row table:style-name="ro1">
          <table:table-cell office:value-type="string" calcext:value-type="string">
            <text:p>scaffold3277_len96253_cov40.1043_read151_maxK101</text:p>
          </table:table-cell>
          <table:table-cell office:value-type="float" office:value="45353" calcext:value-type="float">
            <text:p>45353</text:p>
          </table:table-cell>
          <table:table-cell office:value-type="string" calcext:value-type="string">
            <text:p>T</text:p>
          </table:table-cell>
          <table:table-cell office:value-type="float" office:value="19.4" calcext:value-type="float">
            <text:p>19.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IF([.G233]=1;[.B233];&quot; &quot;)" office:value-type="float" office:value="45353" calcext:value-type="float">
            <text:p>45353</text:p>
          </table:table-cell>
          <table:table-cell table:formula="of:=IF([.F233]=1;[.B233]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caffold327_len179894_cov40.9898_read151_maxK101</text:p>
          </table:table-cell>
          <table:table-cell office:value-type="float" office:value="158655" calcext:value-type="float">
            <text:p>158655</text:p>
          </table:table-cell>
          <table:table-cell office:value-type="string" calcext:value-type="string">
            <text:p>T</text:p>
          </table:table-cell>
          <table:table-cell office:value-type="float" office:value="18.8" calcext:value-type="float">
            <text:p>18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([.G234]=1;[.B234];&quot; &quot;)" office:value-type="string" office:string-value=" " calcext:value-type="string">
            <text:p><text:s/></text:p>
          </table:table-cell>
          <table:table-cell table:formula="of:=IF([.F234]=1;[.B234];&quot; &quot;)" office:value-type="float" office:value="158655" calcext:value-type="float">
            <text:p>158655</text:p>
          </table:table-cell>
        </table:table-row>
        <table:table-row table:style-name="ro1">
          <table:table-cell office:value-type="string" calcext:value-type="string">
            <text:p>scaffold327_len179894_cov40.9898_read151_maxK101</text:p>
          </table:table-cell>
          <table:table-cell office:value-type="float" office:value="162932" calcext:value-type="float">
            <text:p>162932</text:p>
          </table:table-cell>
          <table:table-cell office:value-type="string" calcext:value-type="string">
            <text:p>T</text:p>
          </table:table-cell>
          <table:table-cell office:value-type="float" office:value="24.4" calcext:value-type="float">
            <text:p>24.4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formula="of:=IF([.G235]=1;[.B235];&quot; &quot;)" office:value-type="float" office:value="162932" calcext:value-type="float">
            <text:p>162932</text:p>
          </table:table-cell>
          <table:table-cell table:formula="of:=IF([.F235]=1;[.B235];&quot; &quot;)" office:value-type="float" office:value="162932" calcext:value-type="float">
            <text:p>162932</text:p>
          </table:table-cell>
        </table:table-row>
        <table:table-row table:style-name="ro1">
          <table:table-cell office:value-type="string" calcext:value-type="string">
            <text:p>scaffold327_len179894_cov40.9898_read151_maxK101</text:p>
          </table:table-cell>
          <table:table-cell office:value-type="float" office:value="163822" calcext:value-type="float">
            <text:p>163822</text:p>
          </table:table-cell>
          <table:table-cell office:value-type="string" calcext:value-type="string">
            <text:p>A</text:p>
          </table:table-cell>
          <table:table-cell office:value-type="float" office:value="14.8" calcext:value-type="float">
            <text:p>14.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IF([.G236]=1;[.B236];&quot; &quot;)" office:value-type="float" office:value="163822" calcext:value-type="float">
            <text:p>163822</text:p>
          </table:table-cell>
          <table:table-cell table:formula="of:=IF([.F236]=1;[.B236]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caffold327_len179894_cov40.9898_read151_maxK101</text:p>
          </table:table-cell>
          <table:table-cell office:value-type="float" office:value="164796" calcext:value-type="float">
            <text:p>164796</text:p>
          </table:table-cell>
          <table:table-cell office:value-type="string" calcext:value-type="string">
            <text:p>C</text:p>
          </table:table-cell>
          <table:table-cell office:value-type="float" office:value="11.8" calcext:value-type="float">
            <text:p>11.8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formula="of:=IF([.G237]=1;[.B237];&quot; &quot;)" office:value-type="float" office:value="164796" calcext:value-type="float">
            <text:p>164796</text:p>
          </table:table-cell>
          <table:table-cell table:formula="of:=IF([.F237]=1;[.B237];&quot; &quot;)" office:value-type="float" office:value="164796" calcext:value-type="float">
            <text:p>164796</text:p>
          </table:table-cell>
        </table:table-row>
        <table:table-row table:style-name="ro1">
          <table:table-cell office:value-type="string" calcext:value-type="string">
            <text:p>scaffold327_len179894_cov40.9898_read151_maxK101</text:p>
          </table:table-cell>
          <table:table-cell office:value-type="float" office:value="165588" calcext:value-type="float">
            <text:p>165588</text:p>
          </table:table-cell>
          <table:table-cell office:value-type="string" calcext:value-type="string">
            <text:p>G</text:p>
          </table:table-cell>
          <table:table-cell office:value-type="float" office:value="17.2" calcext:value-type="float">
            <text:p>17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IF([.G238]=1;[.B238];&quot; &quot;)" office:value-type="float" office:value="165588" calcext:value-type="float">
            <text:p>165588</text:p>
          </table:table-cell>
          <table:table-cell table:formula="of:=IF([.F238]=1;[.B238]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caffold327_len179894_cov40.9898_read151_maxK101</text:p>
          </table:table-cell>
          <table:table-cell office:value-type="float" office:value="165616" calcext:value-type="float">
            <text:p>165616</text:p>
          </table:table-cell>
          <table:table-cell office:value-type="string" calcext:value-type="string">
            <text:p>T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([.G239]=1;[.B239];&quot; &quot;)" office:value-type="string" office:string-value=" " calcext:value-type="string">
            <text:p><text:s/></text:p>
          </table:table-cell>
          <table:table-cell table:formula="of:=IF([.F239]=1;[.B239];&quot; &quot;)" office:value-type="float" office:value="165616" calcext:value-type="float">
            <text:p>165616</text:p>
          </table:table-cell>
        </table:table-row>
        <table:table-row table:style-name="ro1">
          <table:table-cell office:value-type="string" calcext:value-type="string">
            <text:p>scaffold327_len179894_cov40.9898_read151_maxK101</text:p>
          </table:table-cell>
          <table:table-cell office:value-type="float" office:value="166144" calcext:value-type="float">
            <text:p>166144</text:p>
          </table:table-cell>
          <table:table-cell office:value-type="string" calcext:value-type="string">
            <text:p>A</text:p>
          </table:table-cell>
          <table:table-cell office:value-type="float" office:value="19.8" calcext:value-type="float">
            <text:p>19.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IF([.G240]=1;[.B240];&quot; &quot;)" office:value-type="float" office:value="166144" calcext:value-type="float">
            <text:p>166144</text:p>
          </table:table-cell>
          <table:table-cell table:formula="of:=IF([.F240]=1;[.B240]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caffold327_len179894_cov40.9898_read151_maxK101</text:p>
          </table:table-cell>
          <table:table-cell office:value-type="float" office:value="166238" calcext:value-type="float">
            <text:p>166238</text:p>
          </table:table-cell>
          <table:table-cell office:value-type="string" calcext:value-type="string">
            <text:p>G</text:p>
          </table:table-cell>
          <table:table-cell office:value-type="float" office:value="19.2" calcext:value-type="float">
            <text:p>19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([.G241]=1;[.B241];&quot; &quot;)" office:value-type="string" office:string-value=" " calcext:value-type="string">
            <text:p><text:s/></text:p>
          </table:table-cell>
          <table:table-cell table:formula="of:=IF([.F241]=1;[.B241];&quot; &quot;)" office:value-type="float" office:value="166238" calcext:value-type="float">
            <text:p>166238</text:p>
          </table:table-cell>
        </table:table-row>
        <table:table-row table:style-name="ro1">
          <table:table-cell office:value-type="string" calcext:value-type="string">
            <text:p>scaffold3212_len87822_cov41.776_read151_maxK101</text:p>
          </table:table-cell>
          <table:table-cell office:value-type="float" office:value="72587" calcext:value-type="float">
            <text:p>72587</text:p>
          </table:table-cell>
          <table:table-cell office:value-type="string" calcext:value-type="string">
            <text:p>A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([.G242]=1;[.B242];&quot; &quot;)" office:value-type="string" office:string-value=" " calcext:value-type="string">
            <text:p><text:s/></text:p>
          </table:table-cell>
          <table:table-cell table:formula="of:=IF([.F242]=1;[.B242];&quot; &quot;)" office:value-type="float" office:value="72587" calcext:value-type="float">
            <text:p>72587</text:p>
          </table:table-cell>
        </table:table-row>
        <table:table-row table:style-name="ro1">
          <table:table-cell office:value-type="string" calcext:value-type="string">
            <text:p>scaffold3212_len87822_cov41.776_read151_maxK101</text:p>
          </table:table-cell>
          <table:table-cell office:value-type="float" office:value="72939" calcext:value-type="float">
            <text:p>72939</text:p>
          </table:table-cell>
          <table:table-cell office:value-type="string" calcext:value-type="string">
            <text:p>A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formula="of:=IF([.G243]=1;[.B243];&quot; &quot;)" office:value-type="float" office:value="72939" calcext:value-type="float">
            <text:p>72939</text:p>
          </table:table-cell>
          <table:table-cell table:formula="of:=IF([.F243]=1;[.B243];&quot; &quot;)" office:value-type="float" office:value="72939" calcext:value-type="float">
            <text:p>72939</text:p>
          </table:table-cell>
        </table:table-row>
        <table:table-row table:style-name="ro1">
          <table:table-cell office:value-type="string" calcext:value-type="string">
            <text:p>scaffold318_len82782_cov41.6991_read151_maxK101</text:p>
          </table:table-cell>
          <table:table-cell office:value-type="float" office:value="66455" calcext:value-type="float">
            <text:p>66455</text:p>
          </table:table-cell>
          <table:table-cell office:value-type="string" calcext:value-type="string">
            <text:p>T</text:p>
          </table:table-cell>
          <table:table-cell office:value-type="float" office:value="23.8" calcext:value-type="float">
            <text:p>23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([.G244]=1;[.B244];&quot; &quot;)" office:value-type="string" office:string-value=" " calcext:value-type="string">
            <text:p><text:s/></text:p>
          </table:table-cell>
          <table:table-cell table:formula="of:=IF([.F244]=1;[.B244];&quot; &quot;)" office:value-type="float" office:value="66455" calcext:value-type="float">
            <text:p>66455</text:p>
          </table:table-cell>
        </table:table-row>
        <table:table-row table:style-name="ro1">
          <table:table-cell office:value-type="string" calcext:value-type="string">
            <text:p>scaffold318_len82782_cov41.6991_read151_maxK101</text:p>
          </table:table-cell>
          <table:table-cell office:value-type="float" office:value="66620" calcext:value-type="float">
            <text:p>66620</text:p>
          </table:table-cell>
          <table:table-cell office:value-type="string" calcext:value-type="string">
            <text:p>T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IF([.G245]=1;[.B245];&quot; &quot;)" office:value-type="float" office:value="66620" calcext:value-type="float">
            <text:p>66620</text:p>
          </table:table-cell>
          <table:table-cell table:formula="of:=IF([.F245]=1;[.B245]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caffold318_len82782_cov41.6991_read151_maxK101</text:p>
          </table:table-cell>
          <table:table-cell office:value-type="float" office:value="66703" calcext:value-type="float">
            <text:p>66703</text:p>
          </table:table-cell>
          <table:table-cell office:value-type="string" calcext:value-type="string">
            <text:p>G</text:p>
          </table:table-cell>
          <table:table-cell office:value-type="float" office:value="9.2" calcext:value-type="float">
            <text:p>9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([.G246]=1;[.B246];&quot; &quot;)" office:value-type="string" office:string-value=" " calcext:value-type="string">
            <text:p><text:s/></text:p>
          </table:table-cell>
          <table:table-cell table:formula="of:=IF([.F246]=1;[.B246];&quot; &quot;)" office:value-type="float" office:value="66703" calcext:value-type="float">
            <text:p>66703</text:p>
          </table:table-cell>
        </table:table-row>
        <table:table-row table:style-name="ro1">
          <table:table-cell office:value-type="string" calcext:value-type="string">
            <text:p>scaffold3166_len207398_cov39.9915_read151_maxK101</text:p>
          </table:table-cell>
          <table:table-cell office:value-type="float" office:value="60199" calcext:value-type="float">
            <text:p>60199</text:p>
          </table:table-cell>
          <table:table-cell office:value-type="string" calcext:value-type="string">
            <text:p>C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([.G247]=1;[.B247];&quot; &quot;)" office:value-type="string" office:string-value=" " calcext:value-type="string">
            <text:p><text:s/></text:p>
          </table:table-cell>
          <table:table-cell table:formula="of:=IF([.F247]=1;[.B247];&quot; &quot;)" office:value-type="float" office:value="60199" calcext:value-type="float">
            <text:p>60199</text:p>
          </table:table-cell>
        </table:table-row>
        <table:table-row table:style-name="ro1">
          <table:table-cell office:value-type="string" calcext:value-type="string">
            <text:p>scaffold3123_len58147_cov45.6596_read151_maxK101</text:p>
          </table:table-cell>
          <table:table-cell office:value-type="float" office:value="39089" calcext:value-type="float">
            <text:p>39089</text:p>
          </table:table-cell>
          <table:table-cell office:value-type="string" calcext:value-type="string">
            <text:p>G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formula="of:=IF([.G248]=1;[.B248];&quot; &quot;)" office:value-type="float" office:value="39089" calcext:value-type="float">
            <text:p>39089</text:p>
          </table:table-cell>
          <table:table-cell table:formula="of:=IF([.F248]=1;[.B248];&quot; &quot;)" office:value-type="float" office:value="39089" calcext:value-type="float">
            <text:p>39089</text:p>
          </table:table-cell>
        </table:table-row>
        <table:table-row table:style-name="ro1">
          <table:table-cell office:value-type="string" calcext:value-type="string">
            <text:p>scaffold3120_len111791_cov42.0438_read151_maxK101</text:p>
          </table:table-cell>
          <table:table-cell office:value-type="float" office:value="90065" calcext:value-type="float">
            <text:p>90065</text:p>
          </table:table-cell>
          <table:table-cell office:value-type="string" calcext:value-type="string">
            <text:p>C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IF([.G249]=1;[.B249];&quot; &quot;)" office:value-type="float" office:value="90065" calcext:value-type="float">
            <text:p>90065</text:p>
          </table:table-cell>
          <table:table-cell table:formula="of:=IF([.F249]=1;[.B249]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caffold3120_len111791_cov42.0438_read151_maxK101</text:p>
          </table:table-cell>
          <table:table-cell office:value-type="float" office:value="90276" calcext:value-type="float">
            <text:p>90276</text:p>
          </table:table-cell>
          <table:table-cell office:value-type="string" calcext:value-type="string">
            <text:p>A</text:p>
          </table:table-cell>
          <table:table-cell office:value-type="float" office:value="12.8" calcext:value-type="float">
            <text:p>12.8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formula="of:=IF([.G250]=1;[.B250];&quot; &quot;)" office:value-type="float" office:value="90276" calcext:value-type="float">
            <text:p>90276</text:p>
          </table:table-cell>
          <table:table-cell table:formula="of:=IF([.F250]=1;[.B250];&quot; &quot;)" office:value-type="float" office:value="90276" calcext:value-type="float">
            <text:p>90276</text:p>
          </table:table-cell>
        </table:table-row>
        <table:table-row table:style-name="ro1">
          <table:table-cell office:value-type="string" calcext:value-type="string">
            <text:p>scaffold2911_len51271_cov42.0225_read151_maxK101</text:p>
          </table:table-cell>
          <table:table-cell office:value-type="float" office:value="19241" calcext:value-type="float">
            <text:p>19241</text:p>
          </table:table-cell>
          <table:table-cell office:value-type="string" calcext:value-type="string">
            <text:p>T</text:p>
          </table:table-cell>
          <table:table-cell office:value-type="float" office:value="13.4" calcext:value-type="float">
            <text:p>13.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([.G251]=1;[.B251];&quot; &quot;)" office:value-type="string" office:string-value=" " calcext:value-type="string">
            <text:p><text:s/></text:p>
          </table:table-cell>
          <table:table-cell table:formula="of:=IF([.F251]=1;[.B251];&quot; &quot;)" office:value-type="float" office:value="19241" calcext:value-type="float">
            <text:p>19241</text:p>
          </table:table-cell>
        </table:table-row>
        <table:table-row table:style-name="ro1">
          <table:table-cell office:value-type="string" calcext:value-type="string">
            <text:p>scaffold2880_len80250_cov42.4892_read151_maxK101</text:p>
          </table:table-cell>
          <table:table-cell office:value-type="float" office:value="71706" calcext:value-type="float">
            <text:p>71706</text:p>
          </table:table-cell>
          <table:table-cell office:value-type="string" calcext:value-type="string">
            <text:p>T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IF([.G252]=1;[.B252];&quot; &quot;)" office:value-type="float" office:value="71706" calcext:value-type="float">
            <text:p>71706</text:p>
          </table:table-cell>
          <table:table-cell table:formula="of:=IF([.F252]=1;[.B252]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caffold2880_len80250_cov42.4892_read151_maxK101</text:p>
          </table:table-cell>
          <table:table-cell office:value-type="float" office:value="71807" calcext:value-type="float">
            <text:p>71807</text:p>
          </table:table-cell>
          <table:table-cell office:value-type="string" calcext:value-type="string">
            <text:p>T</text:p>
          </table:table-cell>
          <table:table-cell office:value-type="float" office:value="11.8" calcext:value-type="float">
            <text:p>11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([.G253]=1;[.B253];&quot; &quot;)" office:value-type="string" office:string-value=" " calcext:value-type="string">
            <text:p><text:s/></text:p>
          </table:table-cell>
          <table:table-cell table:formula="of:=IF([.F253]=1;[.B253];&quot; &quot;)" office:value-type="float" office:value="71807" calcext:value-type="float">
            <text:p>71807</text:p>
          </table:table-cell>
        </table:table-row>
        <table:table-row table:style-name="ro1">
          <table:table-cell office:value-type="string" calcext:value-type="string">
            <text:p>scaffold2734_len93926_cov41.4621_read151_maxK101</text:p>
          </table:table-cell>
          <table:table-cell office:value-type="float" office:value="26716" calcext:value-type="float">
            <text:p>26716</text:p>
          </table:table-cell>
          <table:table-cell office:value-type="string" calcext:value-type="string">
            <text:p>T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([.G254]=1;[.B254];&quot; &quot;)" office:value-type="string" office:string-value=" " calcext:value-type="string">
            <text:p><text:s/></text:p>
          </table:table-cell>
          <table:table-cell table:formula="of:=IF([.F254]=1;[.B254];&quot; &quot;)" office:value-type="float" office:value="26716" calcext:value-type="float">
            <text:p>26716</text:p>
          </table:table-cell>
        </table:table-row>
        <table:table-row table:style-name="ro1">
          <table:table-cell office:value-type="string" calcext:value-type="string">
            <text:p>scaffold2733_len82320_cov46.1059_read151_maxK101</text:p>
          </table:table-cell>
          <table:table-cell office:value-type="float" office:value="74376" calcext:value-type="float">
            <text:p>74376</text:p>
          </table:table-cell>
          <table:table-cell office:value-type="string" calcext:value-type="string">
            <text:p>A</text:p>
          </table:table-cell>
          <table:table-cell office:value-type="float" office:value="21.8" calcext:value-type="float">
            <text:p>21.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IF([.G255]=1;[.B255];&quot; &quot;)" office:value-type="float" office:value="74376" calcext:value-type="float">
            <text:p>74376</text:p>
          </table:table-cell>
          <table:table-cell table:formula="of:=IF([.F255]=1;[.B255]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caffold2634_len70788_cov40.3694_read151_maxK101</text:p>
          </table:table-cell>
          <table:table-cell office:value-type="float" office:value="50583" calcext:value-type="float">
            <text:p>50583</text:p>
          </table:table-cell>
          <table:table-cell office:value-type="string" calcext:value-type="string">
            <text:p>G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([.G256]=1;[.B256];&quot; &quot;)" office:value-type="string" office:string-value=" " calcext:value-type="string">
            <text:p><text:s/></text:p>
          </table:table-cell>
          <table:table-cell table:formula="of:=IF([.F256]=1;[.B256];&quot; &quot;)" office:value-type="float" office:value="50583" calcext:value-type="float">
            <text:p>50583</text:p>
          </table:table-cell>
        </table:table-row>
        <table:table-row table:style-name="ro1">
          <table:table-cell office:value-type="string" calcext:value-type="string">
            <text:p>scaffold2629_len79481_cov42.5579_read151_maxK101</text:p>
          </table:table-cell>
          <table:table-cell office:value-type="float" office:value="45869" calcext:value-type="float">
            <text:p>45869</text:p>
          </table:table-cell>
          <table:table-cell office:value-type="string" calcext:value-type="string">
            <text:p>T</text:p>
          </table:table-cell>
          <table:table-cell office:value-type="float" office:value="19.8" calcext:value-type="float">
            <text:p>19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([.G257]=1;[.B257];&quot; &quot;)" office:value-type="string" office:string-value=" " calcext:value-type="string">
            <text:p><text:s/></text:p>
          </table:table-cell>
          <table:table-cell table:formula="of:=IF([.F257]=1;[.B257];&quot; &quot;)" office:value-type="float" office:value="45869" calcext:value-type="float">
            <text:p>45869</text:p>
          </table:table-cell>
        </table:table-row>
        <table:table-row table:style-name="ro1">
          <table:table-cell office:value-type="string" calcext:value-type="string">
            <text:p>scaffold2629_len79481_cov42.5579_read151_maxK101</text:p>
          </table:table-cell>
          <table:table-cell office:value-type="float" office:value="46050" calcext:value-type="float">
            <text:p>46050</text:p>
          </table:table-cell>
          <table:table-cell office:value-type="string" calcext:value-type="string">
            <text:p>T</text:p>
          </table:table-cell>
          <table:table-cell office:value-type="float" office:value="11.4" calcext:value-type="float">
            <text:p>11.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IF([.G258]=1;[.B258];&quot; &quot;)" office:value-type="float" office:value="46050" calcext:value-type="float">
            <text:p>46050</text:p>
          </table:table-cell>
          <table:table-cell table:formula="of:=IF([.F258]=1;[.B258]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caffold2609_len11808_cov39.15_read151_maxK101</text:p>
          </table:table-cell>
          <table:table-cell office:value-type="float" office:value="1921" calcext:value-type="float">
            <text:p>1921</text:p>
          </table:table-cell>
          <table:table-cell office:value-type="string" calcext:value-type="string">
            <text:p>G</text:p>
          </table:table-cell>
          <table:table-cell office:value-type="float" office:value="20.8" calcext:value-type="float">
            <text:p>20.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IF([.G259]=1;[.B259];&quot; &quot;)" office:value-type="float" office:value="1921" calcext:value-type="float">
            <text:p>1921</text:p>
          </table:table-cell>
          <table:table-cell table:formula="of:=IF([.F259]=1;[.B259]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caffold2573_len122811_cov45.5199_read151_maxK101</text:p>
          </table:table-cell>
          <table:table-cell office:value-type="float" office:value="79991" calcext:value-type="float">
            <text:p>79991</text:p>
          </table:table-cell>
          <table:table-cell office:value-type="string" calcext:value-type="string">
            <text:p>T</text:p>
          </table:table-cell>
          <table:table-cell office:value-type="float" office:value="12.6" calcext:value-type="float">
            <text:p>12.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IF([.G260]=1;[.B260];&quot; &quot;)" office:value-type="float" office:value="79991" calcext:value-type="float">
            <text:p>79991</text:p>
          </table:table-cell>
          <table:table-cell table:formula="of:=IF([.F260]=1;[.B260]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caffold2475_len93447_cov41.8266_read151_maxK101</text:p>
          </table:table-cell>
          <table:table-cell office:value-type="float" office:value="38669" calcext:value-type="float">
            <text:p>38669</text:p>
          </table:table-cell>
          <table:table-cell office:value-type="string" calcext:value-type="string">
            <text:p>A</text:p>
          </table:table-cell>
          <table:table-cell office:value-type="float" office:value="18.4" calcext:value-type="float">
            <text:p>18.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([.G261]=1;[.B261];&quot; &quot;)" office:value-type="string" office:string-value=" " calcext:value-type="string">
            <text:p><text:s/></text:p>
          </table:table-cell>
          <table:table-cell table:formula="of:=IF([.F261]=1;[.B261];&quot; &quot;)" office:value-type="float" office:value="38669" calcext:value-type="float">
            <text:p>38669</text:p>
          </table:table-cell>
        </table:table-row>
        <table:table-row table:style-name="ro1">
          <table:table-cell office:value-type="string" calcext:value-type="string">
            <text:p>scaffold2475_len93447_cov41.8266_read151_maxK101</text:p>
          </table:table-cell>
          <table:table-cell office:value-type="float" office:value="39038" calcext:value-type="float">
            <text:p>39038</text:p>
          </table:table-cell>
          <table:table-cell office:value-type="string" calcext:value-type="string">
            <text:p>T</text:p>
          </table:table-cell>
          <table:table-cell office:value-type="float" office:value="22.8" calcext:value-type="float">
            <text:p>22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([.G262]=1;[.B262];&quot; &quot;)" office:value-type="string" office:string-value=" " calcext:value-type="string">
            <text:p><text:s/></text:p>
          </table:table-cell>
          <table:table-cell table:formula="of:=IF([.F262]=1;[.B262];&quot; &quot;)" office:value-type="float" office:value="39038" calcext:value-type="float">
            <text:p>39038</text:p>
          </table:table-cell>
        </table:table-row>
        <table:table-row table:style-name="ro1">
          <table:table-cell office:value-type="string" calcext:value-type="string">
            <text:p>scaffold243_len115467_cov45.6875_read151_maxK101</text:p>
          </table:table-cell>
          <table:table-cell office:value-type="float" office:value="53217" calcext:value-type="float">
            <text:p>53217</text:p>
          </table:table-cell>
          <table:table-cell office:value-type="string" calcext:value-type="string">
            <text:p>C</text:p>
          </table:table-cell>
          <table:table-cell office:value-type="float" office:value="21.6" calcext:value-type="float">
            <text:p>21.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IF([.G263]=1;[.B263];&quot; &quot;)" office:value-type="float" office:value="53217" calcext:value-type="float">
            <text:p>53217</text:p>
          </table:table-cell>
          <table:table-cell table:formula="of:=IF([.F263]=1;[.B263]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caffold2403_len260878_cov43.706_read151_maxK101</text:p>
          </table:table-cell>
          <table:table-cell office:value-type="float" office:value="108868" calcext:value-type="float">
            <text:p>108868</text:p>
          </table:table-cell>
          <table:table-cell office:value-type="string" calcext:value-type="string">
            <text:p>G</text:p>
          </table:table-cell>
          <table:table-cell office:value-type="float" office:value="17.2" calcext:value-type="float">
            <text:p>17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([.G264]=1;[.B264];&quot; &quot;)" office:value-type="string" office:string-value=" " calcext:value-type="string">
            <text:p><text:s/></text:p>
          </table:table-cell>
          <table:table-cell table:formula="of:=IF([.F264]=1;[.B264];&quot; &quot;)" office:value-type="float" office:value="108868" calcext:value-type="float">
            <text:p>108868</text:p>
          </table:table-cell>
        </table:table-row>
        <table:table-row table:style-name="ro1">
          <table:table-cell office:value-type="string" calcext:value-type="string">
            <text:p>scaffold2403_len260878_cov43.706_read151_maxK101</text:p>
          </table:table-cell>
          <table:table-cell office:value-type="float" office:value="108875" calcext:value-type="float">
            <text:p>108875</text:p>
          </table:table-cell>
          <table:table-cell office:value-type="string" calcext:value-type="string">
            <text:p>G</text:p>
          </table:table-cell>
          <table:table-cell office:value-type="float" office:value="23.6" calcext:value-type="float">
            <text:p>23.6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formula="of:=IF([.G265]=1;[.B265];&quot; &quot;)" office:value-type="float" office:value="108875" calcext:value-type="float">
            <text:p>108875</text:p>
          </table:table-cell>
          <table:table-cell table:formula="of:=IF([.F265]=1;[.B265];&quot; &quot;)" office:value-type="float" office:value="108875" calcext:value-type="float">
            <text:p>108875</text:p>
          </table:table-cell>
        </table:table-row>
        <table:table-row table:style-name="ro1">
          <table:table-cell office:value-type="string" calcext:value-type="string">
            <text:p>scaffold2403_len260878_cov43.706_read151_maxK101</text:p>
          </table:table-cell>
          <table:table-cell office:value-type="float" office:value="109044" calcext:value-type="float">
            <text:p>109044</text:p>
          </table:table-cell>
          <table:table-cell office:value-type="string" calcext:value-type="string">
            <text:p>C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IF([.G266]=1;[.B266];&quot; &quot;)" office:value-type="float" office:value="109044" calcext:value-type="float">
            <text:p>109044</text:p>
          </table:table-cell>
          <table:table-cell table:formula="of:=IF([.F266]=1;[.B266]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caffold2403_len260878_cov43.706_read151_maxK101</text:p>
          </table:table-cell>
          <table:table-cell office:value-type="float" office:value="109109" calcext:value-type="float">
            <text:p>109109</text:p>
          </table:table-cell>
          <table:table-cell office:value-type="string" calcext:value-type="string">
            <text:p>G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([.G267]=1;[.B267];&quot; &quot;)" office:value-type="string" office:string-value=" " calcext:value-type="string">
            <text:p><text:s/></text:p>
          </table:table-cell>
          <table:table-cell table:formula="of:=IF([.F267]=1;[.B267];&quot; &quot;)" office:value-type="float" office:value="109109" calcext:value-type="float">
            <text:p>109109</text:p>
          </table:table-cell>
        </table:table-row>
        <table:table-row table:style-name="ro1">
          <table:table-cell office:value-type="string" calcext:value-type="string">
            <text:p>scaffold2349_len93518_cov42.4289_read151_maxK101</text:p>
          </table:table-cell>
          <table:table-cell office:value-type="float" office:value="31388" calcext:value-type="float">
            <text:p>31388</text:p>
          </table:table-cell>
          <table:table-cell office:value-type="string" calcext:value-type="string">
            <text:p>A</text:p>
          </table:table-cell>
          <table:table-cell office:value-type="float" office:value="15.4" calcext:value-type="float">
            <text:p>15.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([.G268]=1;[.B268];&quot; &quot;)" office:value-type="string" office:string-value=" " calcext:value-type="string">
            <text:p><text:s/></text:p>
          </table:table-cell>
          <table:table-cell table:formula="of:=IF([.F268]=1;[.B268];&quot; &quot;)" office:value-type="float" office:value="31388" calcext:value-type="float">
            <text:p>31388</text:p>
          </table:table-cell>
        </table:table-row>
        <table:table-row table:style-name="ro1">
          <table:table-cell office:value-type="string" calcext:value-type="string">
            <text:p>scaffold2294_len38554_cov41.0537_read151_maxK101</text:p>
          </table:table-cell>
          <table:table-cell office:value-type="float" office:value="37048" calcext:value-type="float">
            <text:p>37048</text:p>
          </table:table-cell>
          <table:table-cell office:value-type="string" calcext:value-type="string">
            <text:p>C</text:p>
          </table:table-cell>
          <table:table-cell office:value-type="float" office:value="24.6" calcext:value-type="float">
            <text:p>24.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IF([.G269]=1;[.B269];&quot; &quot;)" office:value-type="float" office:value="37048" calcext:value-type="float">
            <text:p>37048</text:p>
          </table:table-cell>
          <table:table-cell table:formula="of:=IF([.F269]=1;[.B269]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caffold2294_len38554_cov41.0537_read151_maxK101</text:p>
          </table:table-cell>
          <table:table-cell office:value-type="float" office:value="37300" calcext:value-type="float">
            <text:p>37300</text:p>
          </table:table-cell>
          <table:table-cell office:value-type="string" calcext:value-type="string">
            <text:p>T</text:p>
          </table:table-cell>
          <table:table-cell office:value-type="float" office:value="16.8" calcext:value-type="float">
            <text:p>16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([.G270]=1;[.B270];&quot; &quot;)" office:value-type="string" office:string-value=" " calcext:value-type="string">
            <text:p><text:s/></text:p>
          </table:table-cell>
          <table:table-cell table:formula="of:=IF([.F270]=1;[.B270];&quot; &quot;)" office:value-type="float" office:value="37300" calcext:value-type="float">
            <text:p>37300</text:p>
          </table:table-cell>
        </table:table-row>
        <table:table-row table:style-name="ro1">
          <table:table-cell office:value-type="string" calcext:value-type="string">
            <text:p>scaffold2225_len64988_cov44.5597_read151_maxK101</text:p>
          </table:table-cell>
          <table:table-cell office:value-type="float" office:value="36423" calcext:value-type="float">
            <text:p>36423</text:p>
          </table:table-cell>
          <table:table-cell office:value-type="string" calcext:value-type="string">
            <text:p>C</text:p>
          </table:table-cell>
          <table:table-cell office:value-type="float" office:value="23.6" calcext:value-type="float">
            <text:p>23.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IF([.G271]=1;[.B271];&quot; &quot;)" office:value-type="float" office:value="36423" calcext:value-type="float">
            <text:p>36423</text:p>
          </table:table-cell>
          <table:table-cell table:formula="of:=IF([.F271]=1;[.B271]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caffold2225_len64988_cov44.5597_read151_maxK101</text:p>
          </table:table-cell>
          <table:table-cell office:value-type="float" office:value="36605" calcext:value-type="float">
            <text:p>36605</text:p>
          </table:table-cell>
          <table:table-cell office:value-type="string" calcext:value-type="string">
            <text:p>G</text:p>
          </table:table-cell>
          <table:table-cell office:value-type="float" office:value="22.8" calcext:value-type="float">
            <text:p>22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([.G272]=1;[.B272];&quot; &quot;)" office:value-type="string" office:string-value=" " calcext:value-type="string">
            <text:p><text:s/></text:p>
          </table:table-cell>
          <table:table-cell table:formula="of:=IF([.F272]=1;[.B272];&quot; &quot;)" office:value-type="float" office:value="36605" calcext:value-type="float">
            <text:p>36605</text:p>
          </table:table-cell>
        </table:table-row>
        <table:table-row table:style-name="ro1">
          <table:table-cell office:value-type="string" calcext:value-type="string">
            <text:p>scaffold2166_len44389_cov41.4488_read151_maxK101</text:p>
          </table:table-cell>
          <table:table-cell office:value-type="float" office:value="29021" calcext:value-type="float">
            <text:p>29021</text:p>
          </table:table-cell>
          <table:table-cell office:value-type="string" calcext:value-type="string">
            <text:p>T</text:p>
          </table:table-cell>
          <table:table-cell office:value-type="float" office:value="24.8" calcext:value-type="float">
            <text:p>24.8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formula="of:=IF([.G273]=1;[.B273];&quot; &quot;)" office:value-type="float" office:value="29021" calcext:value-type="float">
            <text:p>29021</text:p>
          </table:table-cell>
          <table:table-cell table:formula="of:=IF([.F273]=1;[.B273];&quot; &quot;)" office:value-type="float" office:value="29021" calcext:value-type="float">
            <text:p>29021</text:p>
          </table:table-cell>
        </table:table-row>
        <table:table-row table:style-name="ro1">
          <table:table-cell office:value-type="string" calcext:value-type="string">
            <text:p>scaffold2143_len25472_cov41.4611_read151_maxK101</text:p>
          </table:table-cell>
          <table:table-cell office:value-type="float" office:value="19130" calcext:value-type="float">
            <text:p>19130</text:p>
          </table:table-cell>
          <table:table-cell office:value-type="string" calcext:value-type="string">
            <text:p>A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([.G274]=1;[.B274];&quot; &quot;)" office:value-type="string" office:string-value=" " calcext:value-type="string">
            <text:p><text:s/></text:p>
          </table:table-cell>
          <table:table-cell table:formula="of:=IF([.F274]=1;[.B274];&quot; &quot;)" office:value-type="float" office:value="19130" calcext:value-type="float">
            <text:p>19130</text:p>
          </table:table-cell>
        </table:table-row>
        <table:table-row table:style-name="ro1">
          <table:table-cell office:value-type="string" calcext:value-type="string">
            <text:p>scaffold2107_len171162_cov39.0683_read151_maxK101</text:p>
          </table:table-cell>
          <table:table-cell office:value-type="float" office:value="1277" calcext:value-type="float">
            <text:p>1277</text:p>
          </table:table-cell>
          <table:table-cell office:value-type="string" calcext:value-type="string">
            <text:p>G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IF([.G275]=1;[.B275];&quot; &quot;)" office:value-type="float" office:value="1277" calcext:value-type="float">
            <text:p>1277</text:p>
          </table:table-cell>
          <table:table-cell table:formula="of:=IF([.F275]=1;[.B275]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caffold2013_len69610_cov45.878_read151_maxK101</text:p>
          </table:table-cell>
          <table:table-cell office:value-type="float" office:value="11248" calcext:value-type="float">
            <text:p>11248</text:p>
          </table:table-cell>
          <table:table-cell office:value-type="string" calcext:value-type="string">
            <text:p>A</text:p>
          </table:table-cell>
          <table:table-cell office:value-type="float" office:value="15.8" calcext:value-type="float">
            <text:p>15.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IF([.G276]=1;[.B276];&quot; &quot;)" office:value-type="float" office:value="11248" calcext:value-type="float">
            <text:p>11248</text:p>
          </table:table-cell>
          <table:table-cell table:formula="of:=IF([.F276]=1;[.B276]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caffold1843_len91393_cov41.8019_read151_maxK101</text:p>
          </table:table-cell>
          <table:table-cell office:value-type="float" office:value="59627" calcext:value-type="float">
            <text:p>59627</text:p>
          </table:table-cell>
          <table:table-cell office:value-type="string" calcext:value-type="string">
            <text:p>A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([.G277]=1;[.B277];&quot; &quot;)" office:value-type="string" office:string-value=" " calcext:value-type="string">
            <text:p><text:s/></text:p>
          </table:table-cell>
          <table:table-cell table:formula="of:=IF([.F277]=1;[.B277];&quot; &quot;)" office:value-type="float" office:value="59627" calcext:value-type="float">
            <text:p>59627</text:p>
          </table:table-cell>
        </table:table-row>
        <table:table-row table:style-name="ro1">
          <table:table-cell office:value-type="string" calcext:value-type="string">
            <text:p>scaffold178_len174062_cov42.7121_read151_maxK101</text:p>
          </table:table-cell>
          <table:table-cell office:value-type="float" office:value="106540" calcext:value-type="float">
            <text:p>106540</text:p>
          </table:table-cell>
          <table:table-cell office:value-type="string" calcext:value-type="string">
            <text:p>G</text:p>
          </table:table-cell>
          <table:table-cell office:value-type="float" office:value="15.2" calcext:value-type="float">
            <text:p>15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([.G278]=1;[.B278];&quot; &quot;)" office:value-type="string" office:string-value=" " calcext:value-type="string">
            <text:p><text:s/></text:p>
          </table:table-cell>
          <table:table-cell table:formula="of:=IF([.F278]=1;[.B278];&quot; &quot;)" office:value-type="float" office:value="106540" calcext:value-type="float">
            <text:p>106540</text:p>
          </table:table-cell>
        </table:table-row>
        <table:table-row table:style-name="ro1">
          <table:table-cell office:value-type="string" calcext:value-type="string">
            <text:p>scaffold1723_len206492_cov47.3253_read151_maxK101</text:p>
          </table:table-cell>
          <table:table-cell office:value-type="float" office:value="98866" calcext:value-type="float">
            <text:p>98866</text:p>
          </table:table-cell>
          <table:table-cell office:value-type="string" calcext:value-type="string">
            <text:p>G</text:p>
          </table:table-cell>
          <table:table-cell office:value-type="float" office:value="13.4" calcext:value-type="float">
            <text:p>13.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IF([.G279]=1;[.B279];&quot; &quot;)" office:value-type="float" office:value="98866" calcext:value-type="float">
            <text:p>98866</text:p>
          </table:table-cell>
          <table:table-cell table:formula="of:=IF([.F279]=1;[.B279]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caffold1723_len206492_cov47.3253_read151_maxK101</text:p>
          </table:table-cell>
          <table:table-cell office:value-type="float" office:value="99605" calcext:value-type="float">
            <text:p>99605</text:p>
          </table:table-cell>
          <table:table-cell office:value-type="string" calcext:value-type="string">
            <text:p>T</text:p>
          </table:table-cell>
          <table:table-cell office:value-type="float" office:value="21.2" calcext:value-type="float">
            <text:p>21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IF([.G280]=1;[.B280];&quot; &quot;)" office:value-type="float" office:value="99605" calcext:value-type="float">
            <text:p>99605</text:p>
          </table:table-cell>
          <table:table-cell table:formula="of:=IF([.F280]=1;[.B280]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caffold1723_len206492_cov47.3253_read151_maxK101</text:p>
          </table:table-cell>
          <table:table-cell office:value-type="float" office:value="99884" calcext:value-type="float">
            <text:p>99884</text:p>
          </table:table-cell>
          <table:table-cell office:value-type="string" calcext:value-type="string">
            <text:p>C</text:p>
          </table:table-cell>
          <table:table-cell office:value-type="float" office:value="19.6" calcext:value-type="float">
            <text:p>19.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([.G281]=1;[.B281];&quot; &quot;)" office:value-type="string" office:string-value=" " calcext:value-type="string">
            <text:p><text:s/></text:p>
          </table:table-cell>
          <table:table-cell table:formula="of:=IF([.F281]=1;[.B281];&quot; &quot;)" office:value-type="float" office:value="99884" calcext:value-type="float">
            <text:p>99884</text:p>
          </table:table-cell>
        </table:table-row>
        <table:table-row table:style-name="ro1">
          <table:table-cell office:value-type="string" calcext:value-type="string">
            <text:p>scaffold1723_len206492_cov47.3253_read151_maxK101</text:p>
          </table:table-cell>
          <table:table-cell office:value-type="float" office:value="100068" calcext:value-type="float">
            <text:p>100068</text:p>
          </table:table-cell>
          <table:table-cell office:value-type="string" calcext:value-type="string">
            <text:p>T</text:p>
          </table:table-cell>
          <table:table-cell office:value-type="float" office:value="19.6" calcext:value-type="float">
            <text:p>19.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IF([.G282]=1;[.B282];&quot; &quot;)" office:value-type="float" office:value="100068" calcext:value-type="float">
            <text:p>100068</text:p>
          </table:table-cell>
          <table:table-cell table:formula="of:=IF([.F282]=1;[.B282]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caffold1723_len206492_cov47.3253_read151_maxK101</text:p>
          </table:table-cell>
          <table:table-cell office:value-type="float" office:value="100315" calcext:value-type="float">
            <text:p>100315</text:p>
          </table:table-cell>
          <table:table-cell office:value-type="string" calcext:value-type="string">
            <text:p>G</text:p>
          </table:table-cell>
          <table:table-cell office:value-type="float" office:value="9.6" calcext:value-type="float">
            <text:p>9.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([.G283]=1;[.B283];&quot; &quot;)" office:value-type="string" office:string-value=" " calcext:value-type="string">
            <text:p><text:s/></text:p>
          </table:table-cell>
          <table:table-cell table:formula="of:=IF([.F283]=1;[.B283];&quot; &quot;)" office:value-type="float" office:value="100315" calcext:value-type="float">
            <text:p>100315</text:p>
          </table:table-cell>
        </table:table-row>
        <table:table-row table:style-name="ro1">
          <table:table-cell office:value-type="string" calcext:value-type="string">
            <text:p>scaffold1723_len206492_cov47.3253_read151_maxK101</text:p>
          </table:table-cell>
          <table:table-cell office:value-type="float" office:value="100834" calcext:value-type="float">
            <text:p>100834</text:p>
          </table:table-cell>
          <table:table-cell office:value-type="string" calcext:value-type="string">
            <text:p>G</text:p>
          </table:table-cell>
          <table:table-cell office:value-type="float" office:value="21.4" calcext:value-type="float">
            <text:p>21.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([.G284]=1;[.B284];&quot; &quot;)" office:value-type="string" office:string-value=" " calcext:value-type="string">
            <text:p><text:s/></text:p>
          </table:table-cell>
          <table:table-cell table:formula="of:=IF([.F284]=1;[.B284];&quot; &quot;)" office:value-type="float" office:value="100834" calcext:value-type="float">
            <text:p>100834</text:p>
          </table:table-cell>
        </table:table-row>
        <table:table-row table:style-name="ro1">
          <table:table-cell office:value-type="string" calcext:value-type="string">
            <text:p>scaffold1678_len46172_cov47.0338_read151_maxK101</text:p>
          </table:table-cell>
          <table:table-cell office:value-type="float" office:value="35044" calcext:value-type="float">
            <text:p>35044</text:p>
          </table:table-cell>
          <table:table-cell office:value-type="string" calcext:value-type="string">
            <text:p>C</text:p>
          </table:table-cell>
          <table:table-cell office:value-type="float" office:value="22.6" calcext:value-type="float">
            <text:p>22.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IF([.G285]=1;[.B285];&quot; &quot;)" office:value-type="float" office:value="35044" calcext:value-type="float">
            <text:p>35044</text:p>
          </table:table-cell>
          <table:table-cell table:formula="of:=IF([.F285]=1;[.B285]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caffold1662_len93624_cov41.0913_read151_maxK101</text:p>
          </table:table-cell>
          <table:table-cell office:value-type="float" office:value="82177" calcext:value-type="float">
            <text:p>82177</text:p>
          </table:table-cell>
          <table:table-cell office:value-type="string" calcext:value-type="string">
            <text:p>T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([.G286]=1;[.B286];&quot; &quot;)" office:value-type="string" office:string-value=" " calcext:value-type="string">
            <text:p><text:s/></text:p>
          </table:table-cell>
          <table:table-cell table:formula="of:=IF([.F286]=1;[.B286];&quot; &quot;)" office:value-type="float" office:value="82177" calcext:value-type="float">
            <text:p>82177</text:p>
          </table:table-cell>
        </table:table-row>
        <table:table-row table:style-name="ro1">
          <table:table-cell office:value-type="string" calcext:value-type="string">
            <text:p>scaffold1593_len217157_cov41.6994_read151_maxK101</text:p>
          </table:table-cell>
          <table:table-cell office:value-type="float" office:value="175880" calcext:value-type="float">
            <text:p>175880</text:p>
          </table:table-cell>
          <table:table-cell office:value-type="string" calcext:value-type="string">
            <text:p>C</text:p>
          </table:table-cell>
          <table:table-cell office:value-type="float" office:value="23.2" calcext:value-type="float">
            <text:p>23.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formula="of:=IF([.G287]=1;[.B287];&quot; &quot;)" office:value-type="float" office:value="175880" calcext:value-type="float">
            <text:p>175880</text:p>
          </table:table-cell>
          <table:table-cell table:formula="of:=IF([.F287]=1;[.B287];&quot; &quot;)" office:value-type="float" office:value="175880" calcext:value-type="float">
            <text:p>175880</text:p>
          </table:table-cell>
        </table:table-row>
        <table:table-row table:style-name="ro1">
          <table:table-cell office:value-type="string" calcext:value-type="string">
            <text:p>scaffold1577_len238665_cov42.9253_read151_maxK101</text:p>
          </table:table-cell>
          <table:table-cell office:value-type="float" office:value="154170" calcext:value-type="float">
            <text:p>154170</text:p>
          </table:table-cell>
          <table:table-cell office:value-type="string" calcext:value-type="string">
            <text:p>G</text:p>
          </table:table-cell>
          <table:table-cell office:value-type="float" office:value="17.6" calcext:value-type="float">
            <text:p>17.6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formula="of:=IF([.G288]=1;[.B288];&quot; &quot;)" office:value-type="float" office:value="154170" calcext:value-type="float">
            <text:p>154170</text:p>
          </table:table-cell>
          <table:table-cell table:formula="of:=IF([.F288]=1;[.B288];&quot; &quot;)" office:value-type="float" office:value="154170" calcext:value-type="float">
            <text:p>154170</text:p>
          </table:table-cell>
        </table:table-row>
        <table:table-row table:style-name="ro1">
          <table:table-cell office:value-type="string" calcext:value-type="string">
            <text:p>scaffold1577_len238665_cov42.9253_read151_maxK101</text:p>
          </table:table-cell>
          <table:table-cell office:value-type="float" office:value="154231" calcext:value-type="float">
            <text:p>154231</text:p>
          </table:table-cell>
          <table:table-cell office:value-type="string" calcext:value-type="string">
            <text:p>T</text:p>
          </table:table-cell>
          <table:table-cell office:value-type="float" office:value="24.2" calcext:value-type="float">
            <text:p>24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IF([.G289]=1;[.B289];&quot; &quot;)" office:value-type="float" office:value="154231" calcext:value-type="float">
            <text:p>154231</text:p>
          </table:table-cell>
          <table:table-cell table:formula="of:=IF([.F289]=1;[.B289]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caffold1577_len238665_cov42.9253_read151_maxK101</text:p>
          </table:table-cell>
          <table:table-cell office:value-type="float" office:value="154289" calcext:value-type="float">
            <text:p>154289</text:p>
          </table:table-cell>
          <table:table-cell office:value-type="string" calcext:value-type="string">
            <text:p>T</text:p>
          </table:table-cell>
          <table:table-cell office:value-type="float" office:value="20.8" calcext:value-type="float">
            <text:p>20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([.G290]=1;[.B290];&quot; &quot;)" office:value-type="string" office:string-value=" " calcext:value-type="string">
            <text:p><text:s/></text:p>
          </table:table-cell>
          <table:table-cell table:formula="of:=IF([.F290]=1;[.B290];&quot; &quot;)" office:value-type="float" office:value="154289" calcext:value-type="float">
            <text:p>154289</text:p>
          </table:table-cell>
        </table:table-row>
        <table:table-row table:style-name="ro1">
          <table:table-cell office:value-type="string" calcext:value-type="string">
            <text:p>scaffold1577_len238665_cov42.9253_read151_maxK101</text:p>
          </table:table-cell>
          <table:table-cell office:value-type="float" office:value="154541" calcext:value-type="float">
            <text:p>154541</text:p>
          </table:table-cell>
          <table:table-cell office:value-type="string" calcext:value-type="string">
            <text:p>C</text:p>
          </table:table-cell>
          <table:table-cell office:value-type="float" office:value="20.6" calcext:value-type="float">
            <text:p>20.6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formula="of:=IF([.G291]=1;[.B291];&quot; &quot;)" office:value-type="float" office:value="154541" calcext:value-type="float">
            <text:p>154541</text:p>
          </table:table-cell>
          <table:table-cell table:formula="of:=IF([.F291]=1;[.B291];&quot; &quot;)" office:value-type="float" office:value="154541" calcext:value-type="float">
            <text:p>154541</text:p>
          </table:table-cell>
        </table:table-row>
        <table:table-row table:style-name="ro1">
          <table:table-cell office:value-type="string" calcext:value-type="string">
            <text:p>scaffold1577_len238665_cov42.9253_read151_maxK101</text:p>
          </table:table-cell>
          <table:table-cell office:value-type="float" office:value="155478" calcext:value-type="float">
            <text:p>155478</text:p>
          </table:table-cell>
          <table:table-cell office:value-type="string" calcext:value-type="string">
            <text:p>C</text:p>
          </table:table-cell>
          <table:table-cell office:value-type="float" office:value="2.6" calcext:value-type="float">
            <text:p>2.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IF([.G292]=1;[.B292];&quot; &quot;)" office:value-type="float" office:value="155478" calcext:value-type="float">
            <text:p>155478</text:p>
          </table:table-cell>
          <table:table-cell table:formula="of:=IF([.F292]=1;[.B292]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caffold1577_len238665_cov42.9253_read151_maxK101</text:p>
          </table:table-cell>
          <table:table-cell office:value-type="float" office:value="155496" calcext:value-type="float">
            <text:p>155496</text:p>
          </table:table-cell>
          <table:table-cell office:value-type="string" calcext:value-type="string">
            <text:p>T</text:p>
          </table:table-cell>
          <table:table-cell office:value-type="float" office:value="4.6" calcext:value-type="float">
            <text:p>4.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([.G293]=1;[.B293];&quot; &quot;)" office:value-type="string" office:string-value=" " calcext:value-type="string">
            <text:p><text:s/></text:p>
          </table:table-cell>
          <table:table-cell table:formula="of:=IF([.F293]=1;[.B293];&quot; &quot;)" office:value-type="float" office:value="155496" calcext:value-type="float">
            <text:p>155496</text:p>
          </table:table-cell>
        </table:table-row>
        <table:table-row table:style-name="ro1">
          <table:table-cell office:value-type="string" calcext:value-type="string">
            <text:p>scaffold1577_len238665_cov42.9253_read151_maxK101</text:p>
          </table:table-cell>
          <table:table-cell office:value-type="float" office:value="155931" calcext:value-type="float">
            <text:p>155931</text:p>
          </table:table-cell>
          <table:table-cell office:value-type="string" calcext:value-type="string">
            <text:p>CAA</text:p>
          </table:table-cell>
          <table:table-cell office:value-type="float" office:value="20.8" calcext:value-type="float">
            <text:p>20.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IF([.G294]=1;[.B294];&quot; &quot;)" office:value-type="float" office:value="155931" calcext:value-type="float">
            <text:p>155931</text:p>
          </table:table-cell>
          <table:table-cell table:formula="of:=IF([.F294]=1;[.B294]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caffold1577_len238665_cov42.9253_read151_maxK101</text:p>
          </table:table-cell>
          <table:table-cell office:value-type="float" office:value="155992" calcext:value-type="float">
            <text:p>155992</text:p>
          </table:table-cell>
          <table:table-cell office:value-type="string" calcext:value-type="string">
            <text:p>T</text:p>
          </table:table-cell>
          <table:table-cell office:value-type="float" office:value="22.2" calcext:value-type="float">
            <text:p>22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([.G295]=1;[.B295];&quot; &quot;)" office:value-type="string" office:string-value=" " calcext:value-type="string">
            <text:p><text:s/></text:p>
          </table:table-cell>
          <table:table-cell table:formula="of:=IF([.F295]=1;[.B295];&quot; &quot;)" office:value-type="float" office:value="155992" calcext:value-type="float">
            <text:p>155992</text:p>
          </table:table-cell>
        </table:table-row>
        <table:table-row table:style-name="ro1">
          <table:table-cell office:value-type="string" calcext:value-type="string">
            <text:p>scaffold1577_len238665_cov42.9253_read151_maxK101</text:p>
          </table:table-cell>
          <table:table-cell office:value-type="float" office:value="156025" calcext:value-type="float">
            <text:p>156025</text:p>
          </table:table-cell>
          <table:table-cell office:value-type="string" calcext:value-type="string">
            <text:p>A</text:p>
          </table:table-cell>
          <table:table-cell office:value-type="float" office:value="21.6" calcext:value-type="float">
            <text:p>21.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IF([.G296]=1;[.B296];&quot; &quot;)" office:value-type="float" office:value="156025" calcext:value-type="float">
            <text:p>156025</text:p>
          </table:table-cell>
          <table:table-cell table:formula="of:=IF([.F296]=1;[.B296]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caffold1577_len238665_cov42.9253_read151_maxK101</text:p>
          </table:table-cell>
          <table:table-cell office:value-type="float" office:value="156115" calcext:value-type="float">
            <text:p>156115</text:p>
          </table:table-cell>
          <table:table-cell office:value-type="string" calcext:value-type="string">
            <text:p>C</text:p>
          </table:table-cell>
          <table:table-cell office:value-type="float" office:value="22.6" calcext:value-type="float">
            <text:p>22.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([.G297]=1;[.B297];&quot; &quot;)" office:value-type="string" office:string-value=" " calcext:value-type="string">
            <text:p><text:s/></text:p>
          </table:table-cell>
          <table:table-cell table:formula="of:=IF([.F297]=1;[.B297];&quot; &quot;)" office:value-type="float" office:value="156115" calcext:value-type="float">
            <text:p>156115</text:p>
          </table:table-cell>
        </table:table-row>
        <table:table-row table:style-name="ro1">
          <table:table-cell office:value-type="string" calcext:value-type="string">
            <text:p>scaffold1577_len238665_cov42.9253_read151_maxK101</text:p>
          </table:table-cell>
          <table:table-cell office:value-type="float" office:value="156341" calcext:value-type="float">
            <text:p>156341</text:p>
          </table:table-cell>
          <table:table-cell office:value-type="string" calcext:value-type="string">
            <text:p>A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IF([.G298]=1;[.B298];&quot; &quot;)" office:value-type="float" office:value="156341" calcext:value-type="float">
            <text:p>156341</text:p>
          </table:table-cell>
          <table:table-cell table:formula="of:=IF([.F298]=1;[.B298]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caffold1577_len238665_cov42.9253_read151_maxK101</text:p>
          </table:table-cell>
          <table:table-cell office:value-type="float" office:value="156385" calcext:value-type="float">
            <text:p>156385</text:p>
          </table:table-cell>
          <table:table-cell office:value-type="string" calcext:value-type="string">
            <text:p>T</text:p>
          </table:table-cell>
          <table:table-cell office:value-type="float" office:value="14.2" calcext:value-type="float">
            <text:p>14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([.G299]=1;[.B299];&quot; &quot;)" office:value-type="string" office:string-value=" " calcext:value-type="string">
            <text:p><text:s/></text:p>
          </table:table-cell>
          <table:table-cell table:formula="of:=IF([.F299]=1;[.B299];&quot; &quot;)" office:value-type="float" office:value="156385" calcext:value-type="float">
            <text:p>156385</text:p>
          </table:table-cell>
        </table:table-row>
        <table:table-row table:style-name="ro1">
          <table:table-cell office:value-type="string" calcext:value-type="string">
            <text:p>scaffold1577_len238665_cov42.9253_read151_maxK101</text:p>
          </table:table-cell>
          <table:table-cell office:value-type="float" office:value="157043" calcext:value-type="float">
            <text:p>157043</text:p>
          </table:table-cell>
          <table:table-cell office:value-type="string" calcext:value-type="string">
            <text:p>A</text:p>
          </table:table-cell>
          <table:table-cell office:value-type="float" office:value="14.2" calcext:value-type="float">
            <text:p>14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IF([.G300]=1;[.B300];&quot; &quot;)" office:value-type="float" office:value="157043" calcext:value-type="float">
            <text:p>157043</text:p>
          </table:table-cell>
          <table:table-cell table:formula="of:=IF([.F300]=1;[.B300]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caffold1577_len238665_cov42.9253_read151_maxK101</text:p>
          </table:table-cell>
          <table:table-cell office:value-type="float" office:value="157133" calcext:value-type="float">
            <text:p>157133</text:p>
          </table:table-cell>
          <table:table-cell office:value-type="string" calcext:value-type="string">
            <text:p>A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([.G301]=1;[.B301];&quot; &quot;)" office:value-type="string" office:string-value=" " calcext:value-type="string">
            <text:p><text:s/></text:p>
          </table:table-cell>
          <table:table-cell table:formula="of:=IF([.F301]=1;[.B301];&quot; &quot;)" office:value-type="float" office:value="157133" calcext:value-type="float">
            <text:p>157133</text:p>
          </table:table-cell>
        </table:table-row>
        <table:table-row table:style-name="ro1">
          <table:table-cell office:value-type="string" calcext:value-type="string">
            <text:p>scaffold1577_len238665_cov42.9253_read151_maxK101</text:p>
          </table:table-cell>
          <table:table-cell office:value-type="float" office:value="157194" calcext:value-type="float">
            <text:p>157194</text:p>
          </table:table-cell>
          <table:table-cell office:value-type="string" calcext:value-type="string">
            <text:p>T</text:p>
          </table:table-cell>
          <table:table-cell office:value-type="float" office:value="22.6" calcext:value-type="float">
            <text:p>22.6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formula="of:=IF([.G302]=1;[.B302];&quot; &quot;)" office:value-type="float" office:value="157194" calcext:value-type="float">
            <text:p>157194</text:p>
          </table:table-cell>
          <table:table-cell table:formula="of:=IF([.F302]=1;[.B302];&quot; &quot;)" office:value-type="float" office:value="157194" calcext:value-type="float">
            <text:p>157194</text:p>
          </table:table-cell>
        </table:table-row>
        <table:table-row table:style-name="ro1">
          <table:table-cell office:value-type="string" calcext:value-type="string">
            <text:p>scaffold1577_len238665_cov42.9253_read151_maxK101</text:p>
          </table:table-cell>
          <table:table-cell office:value-type="float" office:value="157609" calcext:value-type="float">
            <text:p>157609</text:p>
          </table:table-cell>
          <table:table-cell office:value-type="string" calcext:value-type="string">
            <text:p>T</text:p>
          </table:table-cell>
          <table:table-cell office:value-type="float" office:value="20.6" calcext:value-type="float">
            <text:p>20.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IF([.G303]=1;[.B303];&quot; &quot;)" office:value-type="float" office:value="157609" calcext:value-type="float">
            <text:p>157609</text:p>
          </table:table-cell>
          <table:table-cell table:formula="of:=IF([.F303]=1;[.B303]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caffold1577_len238665_cov42.9253_read151_maxK101</text:p>
          </table:table-cell>
          <table:table-cell office:value-type="float" office:value="157682" calcext:value-type="float">
            <text:p>157682</text:p>
          </table:table-cell>
          <table:table-cell office:value-type="string" calcext:value-type="string">
            <text:p>A</text:p>
          </table:table-cell>
          <table:table-cell office:value-type="float" office:value="17.6" calcext:value-type="float">
            <text:p>17.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([.G304]=1;[.B304];&quot; &quot;)" office:value-type="string" office:string-value=" " calcext:value-type="string">
            <text:p><text:s/></text:p>
          </table:table-cell>
          <table:table-cell table:formula="of:=IF([.F304]=1;[.B304];&quot; &quot;)" office:value-type="float" office:value="157682" calcext:value-type="float">
            <text:p>157682</text:p>
          </table:table-cell>
        </table:table-row>
        <table:table-row table:style-name="ro1">
          <table:table-cell office:value-type="string" calcext:value-type="string">
            <text:p>scaffold1577_len238665_cov42.9253_read151_maxK101</text:p>
          </table:table-cell>
          <table:table-cell office:value-type="float" office:value="158520" calcext:value-type="float">
            <text:p>158520</text:p>
          </table:table-cell>
          <table:table-cell office:value-type="string" calcext:value-type="string">
            <text:p>C</text:p>
          </table:table-cell>
          <table:table-cell office:value-type="float" office:value="15.8" calcext:value-type="float">
            <text:p>15.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IF([.G305]=1;[.B305];&quot; &quot;)" office:value-type="float" office:value="158520" calcext:value-type="float">
            <text:p>158520</text:p>
          </table:table-cell>
          <table:table-cell table:formula="of:=IF([.F305]=1;[.B305]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caffold1577_len238665_cov42.9253_read151_maxK101</text:p>
          </table:table-cell>
          <table:table-cell office:value-type="float" office:value="158796" calcext:value-type="float">
            <text:p>158796</text:p>
          </table:table-cell>
          <table:table-cell office:value-type="string" calcext:value-type="string">
            <text:p>A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IF([.G306]=1;[.B306];&quot; &quot;)" office:value-type="float" office:value="158796" calcext:value-type="float">
            <text:p>158796</text:p>
          </table:table-cell>
          <table:table-cell table:formula="of:=IF([.F306]=1;[.B306]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caffold1577_len238665_cov42.9253_read151_maxK101</text:p>
          </table:table-cell>
          <table:table-cell office:value-type="float" office:value="159103" calcext:value-type="float">
            <text:p>159103</text:p>
          </table:table-cell>
          <table:table-cell office:value-type="string" calcext:value-type="string">
            <text:p>A</text:p>
          </table:table-cell>
          <table:table-cell office:value-type="float" office:value="3.6" calcext:value-type="float">
            <text:p>3.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([.G307]=1;[.B307];&quot; &quot;)" office:value-type="string" office:string-value=" " calcext:value-type="string">
            <text:p><text:s/></text:p>
          </table:table-cell>
          <table:table-cell table:formula="of:=IF([.F307]=1;[.B307];&quot; &quot;)" office:value-type="float" office:value="159103" calcext:value-type="float">
            <text:p>159103</text:p>
          </table:table-cell>
        </table:table-row>
        <table:table-row table:style-name="ro1">
          <table:table-cell office:value-type="string" calcext:value-type="string">
            <text:p>scaffold1525_len138085_cov38.7416_read151_maxK101</text:p>
          </table:table-cell>
          <table:table-cell office:value-type="float" office:value="106404" calcext:value-type="float">
            <text:p>106404</text:p>
          </table:table-cell>
          <table:table-cell office:value-type="string" calcext:value-type="string">
            <text:p>T</text:p>
          </table:table-cell>
          <table:table-cell office:value-type="float" office:value="18.2" calcext:value-type="float">
            <text:p>18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IF([.G308]=1;[.B308];&quot; &quot;)" office:value-type="float" office:value="106404" calcext:value-type="float">
            <text:p>106404</text:p>
          </table:table-cell>
          <table:table-cell table:formula="of:=IF([.F308]=1;[.B308]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caffold1509_len131609_cov44.4858_read151_maxK101</text:p>
          </table:table-cell>
          <table:table-cell office:value-type="float" office:value="68171" calcext:value-type="float">
            <text:p>68171</text:p>
          </table:table-cell>
          <table:table-cell office:value-type="string" calcext:value-type="string">
            <text:p>C</text:p>
          </table:table-cell>
          <table:table-cell office:value-type="float" office:value="24.6" calcext:value-type="float">
            <text:p>24.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IF([.G309]=1;[.B309];&quot; &quot;)" office:value-type="float" office:value="68171" calcext:value-type="float">
            <text:p>68171</text:p>
          </table:table-cell>
          <table:table-cell table:formula="of:=IF([.F309]=1;[.B309]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caffold1509_len131609_cov44.4858_read151_maxK101</text:p>
          </table:table-cell>
          <table:table-cell office:value-type="float" office:value="68500" calcext:value-type="float">
            <text:p>68500</text:p>
          </table:table-cell>
          <table:table-cell office:value-type="string" calcext:value-type="string">
            <text:p>T</text:p>
          </table:table-cell>
          <table:table-cell office:value-type="float" office:value="17.6" calcext:value-type="float">
            <text:p>17.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([.G310]=1;[.B310];&quot; &quot;)" office:value-type="string" office:string-value=" " calcext:value-type="string">
            <text:p><text:s/></text:p>
          </table:table-cell>
          <table:table-cell table:formula="of:=IF([.F310]=1;[.B310];&quot; &quot;)" office:value-type="float" office:value="68500" calcext:value-type="float">
            <text:p>68500</text:p>
          </table:table-cell>
        </table:table-row>
        <table:table-row table:style-name="ro1">
          <table:table-cell office:value-type="string" calcext:value-type="string">
            <text:p>scaffold1509_len131609_cov44.4858_read151_maxK101</text:p>
          </table:table-cell>
          <table:table-cell office:value-type="float" office:value="68526" calcext:value-type="float">
            <text:p>68526</text:p>
          </table:table-cell>
          <table:table-cell office:value-type="string" calcext:value-type="string">
            <text:p>T</text:p>
          </table:table-cell>
          <table:table-cell office:value-type="float" office:value="19.8" calcext:value-type="float">
            <text:p>19.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IF([.G311]=1;[.B311];&quot; &quot;)" office:value-type="float" office:value="68526" calcext:value-type="float">
            <text:p>68526</text:p>
          </table:table-cell>
          <table:table-cell table:formula="of:=IF([.F311]=1;[.B311]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caffold1509_len131609_cov44.4858_read151_maxK101</text:p>
          </table:table-cell>
          <table:table-cell office:value-type="float" office:value="82080" calcext:value-type="float">
            <text:p>82080</text:p>
          </table:table-cell>
          <table:table-cell office:value-type="string" calcext:value-type="string">
            <text:p>T</text:p>
          </table:table-cell>
          <table:table-cell office:value-type="float" office:value="19.6" calcext:value-type="float">
            <text:p>19.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IF([.G312]=1;[.B312];&quot; &quot;)" office:value-type="float" office:value="82080" calcext:value-type="float">
            <text:p>82080</text:p>
          </table:table-cell>
          <table:table-cell table:formula="of:=IF([.F312]=1;[.B312]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caffold1467_len105703_cov46.161_read151_maxK101</text:p>
          </table:table-cell>
          <table:table-cell office:value-type="float" office:value="72839" calcext:value-type="float">
            <text:p>72839</text:p>
          </table:table-cell>
          <table:table-cell office:value-type="string" calcext:value-type="string">
            <text:p>A</text:p>
          </table:table-cell>
          <table:table-cell office:value-type="float" office:value="24.8" calcext:value-type="float">
            <text:p>24.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IF([.G313]=1;[.B313];&quot; &quot;)" office:value-type="float" office:value="72839" calcext:value-type="float">
            <text:p>72839</text:p>
          </table:table-cell>
          <table:table-cell table:formula="of:=IF([.F313]=1;[.B313]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caffold145_len152748_cov41.1966_read151_maxK101</text:p>
          </table:table-cell>
          <table:table-cell office:value-type="float" office:value="72646" calcext:value-type="float">
            <text:p>72646</text:p>
          </table:table-cell>
          <table:table-cell office:value-type="string" calcext:value-type="string">
            <text:p>A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formula="of:=IF([.G314]=1;[.B314];&quot; &quot;)" office:value-type="float" office:value="72646" calcext:value-type="float">
            <text:p>72646</text:p>
          </table:table-cell>
          <table:table-cell table:formula="of:=IF([.F314]=1;[.B314];&quot; &quot;)" office:value-type="float" office:value="72646" calcext:value-type="float">
            <text:p>72646</text:p>
          </table:table-cell>
        </table:table-row>
        <table:table-row table:style-name="ro1">
          <table:table-cell office:value-type="string" calcext:value-type="string">
            <text:p>scaffold1423_len66321_cov46.1358_read151_maxK101</text:p>
          </table:table-cell>
          <table:table-cell office:value-type="float" office:value="55082" calcext:value-type="float">
            <text:p>55082</text:p>
          </table:table-cell>
          <table:table-cell office:value-type="string" calcext:value-type="string">
            <text:p>A</text:p>
          </table:table-cell>
          <table:table-cell office:value-type="float" office:value="8.8" calcext:value-type="float">
            <text:p>8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([.G315]=1;[.B315];&quot; &quot;)" office:value-type="string" office:string-value=" " calcext:value-type="string">
            <text:p><text:s/></text:p>
          </table:table-cell>
          <table:table-cell table:formula="of:=IF([.F315]=1;[.B315];&quot; &quot;)" office:value-type="float" office:value="55082" calcext:value-type="float">
            <text:p>55082</text:p>
          </table:table-cell>
        </table:table-row>
        <table:table-row table:style-name="ro1">
          <table:table-cell office:value-type="string" calcext:value-type="string">
            <text:p>scaffold1375_len224264_cov41.1168_read151_maxK101</text:p>
          </table:table-cell>
          <table:table-cell office:value-type="float" office:value="96544" calcext:value-type="float">
            <text:p>96544</text:p>
          </table:table-cell>
          <table:table-cell office:value-type="string" calcext:value-type="string">
            <text:p>C</text:p>
          </table:table-cell>
          <table:table-cell office:value-type="float" office:value="10.2" calcext:value-type="float">
            <text:p>10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IF([.G316]=1;[.B316];&quot; &quot;)" office:value-type="float" office:value="96544" calcext:value-type="float">
            <text:p>96544</text:p>
          </table:table-cell>
          <table:table-cell table:formula="of:=IF([.F316]=1;[.B316]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caffold13634_len150797_cov43.0135_read151_maxK101</text:p>
          </table:table-cell>
          <table:table-cell office:value-type="float" office:value="89668" calcext:value-type="float">
            <text:p>89668</text:p>
          </table:table-cell>
          <table:table-cell office:value-type="string" calcext:value-type="string">
            <text:p>A</text:p>
          </table:table-cell>
          <table:table-cell office:value-type="float" office:value="7.2" calcext:value-type="float">
            <text:p>7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IF([.G317]=1;[.B317];&quot; &quot;)" office:value-type="float" office:value="89668" calcext:value-type="float">
            <text:p>89668</text:p>
          </table:table-cell>
          <table:table-cell table:formula="of:=IF([.F317]=1;[.B317]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caffold13634_len150797_cov43.0135_read151_maxK101</text:p>
          </table:table-cell>
          <table:table-cell office:value-type="float" office:value="89677" calcext:value-type="float">
            <text:p>89677</text:p>
          </table:table-cell>
          <table:table-cell office:value-type="string" calcext:value-type="string">
            <text:p>C</text:p>
          </table:table-cell>
          <table:table-cell office:value-type="float" office:value="13.4" calcext:value-type="float">
            <text:p>13.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([.G318]=1;[.B318];&quot; &quot;)" office:value-type="string" office:string-value=" " calcext:value-type="string">
            <text:p><text:s/></text:p>
          </table:table-cell>
          <table:table-cell table:formula="of:=IF([.F318]=1;[.B318];&quot; &quot;)" office:value-type="float" office:value="89677" calcext:value-type="float">
            <text:p>89677</text:p>
          </table:table-cell>
        </table:table-row>
        <table:table-row table:style-name="ro1">
          <table:table-cell office:value-type="string" calcext:value-type="string">
            <text:p>scaffold13634_len150797_cov43.0135_read151_maxK101</text:p>
          </table:table-cell>
          <table:table-cell office:value-type="float" office:value="89956" calcext:value-type="float">
            <text:p>89956</text:p>
          </table:table-cell>
          <table:table-cell office:value-type="string" calcext:value-type="string">
            <text:p>A</text:p>
          </table:table-cell>
          <table:table-cell office:value-type="float" office:value="15.4" calcext:value-type="float">
            <text:p>15.4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formula="of:=IF([.G319]=1;[.B319];&quot; &quot;)" office:value-type="float" office:value="89956" calcext:value-type="float">
            <text:p>89956</text:p>
          </table:table-cell>
          <table:table-cell table:formula="of:=IF([.F319]=1;[.B319];&quot; &quot;)" office:value-type="float" office:value="89956" calcext:value-type="float">
            <text:p>89956</text:p>
          </table:table-cell>
        </table:table-row>
        <table:table-row table:style-name="ro1">
          <table:table-cell office:value-type="string" calcext:value-type="string">
            <text:p>scaffold13634_len150797_cov43.0135_read151_maxK101</text:p>
          </table:table-cell>
          <table:table-cell office:value-type="float" office:value="90092" calcext:value-type="float">
            <text:p>90092</text:p>
          </table:table-cell>
          <table:table-cell office:value-type="string" calcext:value-type="string">
            <text:p>C</text:p>
          </table:table-cell>
          <table:table-cell office:value-type="float" office:value="14.2" calcext:value-type="float">
            <text:p>14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([.G320]=1;[.B320];&quot; &quot;)" office:value-type="string" office:string-value=" " calcext:value-type="string">
            <text:p><text:s/></text:p>
          </table:table-cell>
          <table:table-cell table:formula="of:=IF([.F320]=1;[.B320];&quot; &quot;)" office:value-type="float" office:value="90092" calcext:value-type="float">
            <text:p>90092</text:p>
          </table:table-cell>
        </table:table-row>
        <table:table-row table:style-name="ro1">
          <table:table-cell office:value-type="string" calcext:value-type="string">
            <text:p>scaffold135_len169678_cov40.6431_read151_maxK101</text:p>
          </table:table-cell>
          <table:table-cell office:value-type="float" office:value="140914" calcext:value-type="float">
            <text:p>140914</text:p>
          </table:table-cell>
          <table:table-cell office:value-type="string" calcext:value-type="string">
            <text:p>A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IF([.G321]=1;[.B321];&quot; &quot;)" office:value-type="float" office:value="140914" calcext:value-type="float">
            <text:p>140914</text:p>
          </table:table-cell>
          <table:table-cell table:formula="of:=IF([.F321]=1;[.B321]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caffold135_len169678_cov40.6431_read151_maxK101</text:p>
          </table:table-cell>
          <table:table-cell office:value-type="float" office:value="141010" calcext:value-type="float">
            <text:p>141010</text:p>
          </table:table-cell>
          <table:table-cell office:value-type="string" calcext:value-type="string">
            <text:p>T</text:p>
          </table:table-cell>
          <table:table-cell office:value-type="float" office:value="21.6" calcext:value-type="float">
            <text:p>21.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([.G322]=1;[.B322];&quot; &quot;)" office:value-type="string" office:string-value=" " calcext:value-type="string">
            <text:p><text:s/></text:p>
          </table:table-cell>
          <table:table-cell table:formula="of:=IF([.F322]=1;[.B322];&quot; &quot;)" office:value-type="float" office:value="141010" calcext:value-type="float">
            <text:p>141010</text:p>
          </table:table-cell>
        </table:table-row>
        <table:table-row table:style-name="ro1">
          <table:table-cell office:value-type="string" calcext:value-type="string">
            <text:p>scaffold1311_len44478_cov48.0476_read151_maxK101</text:p>
          </table:table-cell>
          <table:table-cell office:value-type="float" office:value="33829" calcext:value-type="float">
            <text:p>33829</text:p>
          </table:table-cell>
          <table:table-cell office:value-type="string" calcext:value-type="string">
            <text:p>G</text:p>
          </table:table-cell>
          <table:table-cell office:value-type="float" office:value="15.8" calcext:value-type="float">
            <text:p>15.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IF([.G323]=1;[.B323];&quot; &quot;)" office:value-type="float" office:value="33829" calcext:value-type="float">
            <text:p>33829</text:p>
          </table:table-cell>
          <table:table-cell table:formula="of:=IF([.F323]=1;[.B323]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caffold1283_len142209_cov42.12_read151_maxK101</text:p>
          </table:table-cell>
          <table:table-cell office:value-type="float" office:value="82829" calcext:value-type="float">
            <text:p>82829</text:p>
          </table:table-cell>
          <table:table-cell office:value-type="string" calcext:value-type="string">
            <text:p>G</text:p>
          </table:table-cell>
          <table:table-cell office:value-type="float" office:value="8.6" calcext:value-type="float">
            <text:p>8.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IF([.G324]=1;[.B324];&quot; &quot;)" office:value-type="float" office:value="82829" calcext:value-type="float">
            <text:p>82829</text:p>
          </table:table-cell>
          <table:table-cell table:formula="of:=IF([.F324]=1;[.B324]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caffold12790_len21630_cov41.1701_read151_maxK101</text:p>
          </table:table-cell>
          <table:table-cell office:value-type="float" office:value="11221" calcext:value-type="float">
            <text:p>11221</text:p>
          </table:table-cell>
          <table:table-cell office:value-type="string" calcext:value-type="string">
            <text:p>T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([.G325]=1;[.B325];&quot; &quot;)" office:value-type="string" office:string-value=" " calcext:value-type="string">
            <text:p><text:s/></text:p>
          </table:table-cell>
          <table:table-cell table:formula="of:=IF([.F325]=1;[.B325];&quot; &quot;)" office:value-type="float" office:value="11221" calcext:value-type="float">
            <text:p>11221</text:p>
          </table:table-cell>
        </table:table-row>
        <table:table-row table:style-name="ro1">
          <table:table-cell office:value-type="string" calcext:value-type="string">
            <text:p>scaffold1276_len144725_cov43.947_read151_maxK101</text:p>
          </table:table-cell>
          <table:table-cell office:value-type="float" office:value="133079" calcext:value-type="float">
            <text:p>133079</text:p>
          </table:table-cell>
          <table:table-cell office:value-type="string" calcext:value-type="string">
            <text:p>T</text:p>
          </table:table-cell>
          <table:table-cell office:value-type="float" office:value="21.6" calcext:value-type="float">
            <text:p>21.6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formula="of:=IF([.G326]=1;[.B326];&quot; &quot;)" office:value-type="float" office:value="133079" calcext:value-type="float">
            <text:p>133079</text:p>
          </table:table-cell>
          <table:table-cell table:formula="of:=IF([.F326]=1;[.B326];&quot; &quot;)" office:value-type="float" office:value="133079" calcext:value-type="float">
            <text:p>133079</text:p>
          </table:table-cell>
        </table:table-row>
        <table:table-row table:style-name="ro1">
          <table:table-cell office:value-type="string" calcext:value-type="string">
            <text:p>scaffold1276_len144725_cov43.947_read151_maxK101</text:p>
          </table:table-cell>
          <table:table-cell office:value-type="float" office:value="133954" calcext:value-type="float">
            <text:p>133954</text:p>
          </table:table-cell>
          <table:table-cell office:value-type="string" calcext:value-type="string">
            <text:p>C</text:p>
          </table:table-cell>
          <table:table-cell office:value-type="float" office:value="22.2" calcext:value-type="float">
            <text:p>22.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formula="of:=IF([.G327]=1;[.B327];&quot; &quot;)" office:value-type="float" office:value="133954" calcext:value-type="float">
            <text:p>133954</text:p>
          </table:table-cell>
          <table:table-cell table:formula="of:=IF([.F327]=1;[.B327];&quot; &quot;)" office:value-type="float" office:value="133954" calcext:value-type="float">
            <text:p>133954</text:p>
          </table:table-cell>
        </table:table-row>
        <table:table-row table:style-name="ro1">
          <table:table-cell office:value-type="string" calcext:value-type="string">
            <text:p>scaffold1227_len64263_cov38.5438_read151_maxK101</text:p>
          </table:table-cell>
          <table:table-cell office:value-type="float" office:value="34668" calcext:value-type="float">
            <text:p>34668</text:p>
          </table:table-cell>
          <table:table-cell office:value-type="string" calcext:value-type="string">
            <text:p>C</text:p>
          </table:table-cell>
          <table:table-cell office:value-type="float" office:value="15.8" calcext:value-type="float">
            <text:p>15.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IF([.G328]=1;[.B328];&quot; &quot;)" office:value-type="float" office:value="34668" calcext:value-type="float">
            <text:p>34668</text:p>
          </table:table-cell>
          <table:table-cell table:formula="of:=IF([.F328]=1;[.B328]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caffold1227_len64263_cov38.5438_read151_maxK101</text:p>
          </table:table-cell>
          <table:table-cell office:value-type="float" office:value="35933" calcext:value-type="float">
            <text:p>35933</text:p>
          </table:table-cell>
          <table:table-cell office:value-type="string" calcext:value-type="string">
            <text:p>T</text:p>
          </table:table-cell>
          <table:table-cell office:value-type="float" office:value="20.4" calcext:value-type="float">
            <text:p>20.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IF([.G329]=1;[.B329];&quot; &quot;)" office:value-type="float" office:value="35933" calcext:value-type="float">
            <text:p>35933</text:p>
          </table:table-cell>
          <table:table-cell table:formula="of:=IF([.F329]=1;[.B329]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caffold1204_len159730_cov41.3957_read151_maxK101</text:p>
          </table:table-cell>
          <table:table-cell office:value-type="float" office:value="1896" calcext:value-type="float">
            <text:p>1896</text:p>
          </table:table-cell>
          <table:table-cell office:value-type="string" calcext:value-type="string">
            <text:p>T</text:p>
          </table:table-cell>
          <table:table-cell office:value-type="float" office:value="16.8" calcext:value-type="float">
            <text:p>16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([.G330]=1;[.B330];&quot; &quot;)" office:value-type="string" office:string-value=" " calcext:value-type="string">
            <text:p><text:s/></text:p>
          </table:table-cell>
          <table:table-cell table:formula="of:=IF([.F330]=1;[.B330];&quot; &quot;)" office:value-type="float" office:value="1896" calcext:value-type="float">
            <text:p>1896</text:p>
          </table:table-cell>
        </table:table-row>
        <table:table-row table:style-name="ro1">
          <table:table-cell office:value-type="string" calcext:value-type="string">
            <text:p>scaffold1139_len209768_cov46.0124_read151_maxK101</text:p>
          </table:table-cell>
          <table:table-cell office:value-type="float" office:value="47855" calcext:value-type="float">
            <text:p>47855</text:p>
          </table:table-cell>
          <table:table-cell office:value-type="string" calcext:value-type="string">
            <text:p>T</text:p>
          </table:table-cell>
          <table:table-cell office:value-type="float" office:value="16.6" calcext:value-type="float">
            <text:p>16.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IF([.G331]=1;[.B331];&quot; &quot;)" office:value-type="float" office:value="47855" calcext:value-type="float">
            <text:p>47855</text:p>
          </table:table-cell>
          <table:table-cell table:formula="of:=IF([.F331]=1;[.B331]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caffold1136_len118972_cov43.7636_read151_maxK101</text:p>
          </table:table-cell>
          <table:table-cell office:value-type="float" office:value="101031" calcext:value-type="float">
            <text:p>101031</text:p>
          </table:table-cell>
          <table:table-cell office:value-type="string" calcext:value-type="string">
            <text:p>T</text:p>
          </table:table-cell>
          <table:table-cell office:value-type="float" office:value="22.4" calcext:value-type="float">
            <text:p>22.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IF([.G332]=1;[.B332];&quot; &quot;)" office:value-type="float" office:value="101031" calcext:value-type="float">
            <text:p>101031</text:p>
          </table:table-cell>
          <table:table-cell table:formula="of:=IF([.F332]=1;[.B332]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caffold1136_len118972_cov43.7636_read151_maxK101</text:p>
          </table:table-cell>
          <table:table-cell office:value-type="float" office:value="101286" calcext:value-type="float">
            <text:p>101286</text:p>
          </table:table-cell>
          <table:table-cell office:value-type="string" calcext:value-type="string">
            <text:p>T</text:p>
          </table:table-cell>
          <table:table-cell office:value-type="float" office:value="24.4" calcext:value-type="float">
            <text:p>24.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([.G333]=1;[.B333];&quot; &quot;)" office:value-type="string" office:string-value=" " calcext:value-type="string">
            <text:p><text:s/></text:p>
          </table:table-cell>
          <table:table-cell table:formula="of:=IF([.F333]=1;[.B333];&quot; &quot;)" office:value-type="float" office:value="101286" calcext:value-type="float">
            <text:p>101286</text:p>
          </table:table-cell>
        </table:table-row>
        <table:table-row table:style-name="ro1">
          <table:table-cell office:value-type="string" calcext:value-type="string">
            <text:p>scaffold1136_len118972_cov43.7636_read151_maxK101</text:p>
          </table:table-cell>
          <table:table-cell office:value-type="float" office:value="101365" calcext:value-type="float">
            <text:p>101365</text:p>
          </table:table-cell>
          <table:table-cell office:value-type="string" calcext:value-type="string">
            <text:p>T</text:p>
          </table:table-cell>
          <table:table-cell office:value-type="float" office:value="22.4" calcext:value-type="float">
            <text:p>22.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IF([.G334]=1;[.B334];&quot; &quot;)" office:value-type="float" office:value="101365" calcext:value-type="float">
            <text:p>101365</text:p>
          </table:table-cell>
          <table:table-cell table:formula="of:=IF([.F334]=1;[.B334]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caffold1136_len118972_cov43.7636_read151_maxK101</text:p>
          </table:table-cell>
          <table:table-cell office:value-type="float" office:value="101434" calcext:value-type="float">
            <text:p>101434</text:p>
          </table:table-cell>
          <table:table-cell office:value-type="string" calcext:value-type="string">
            <text:p>G</text:p>
          </table:table-cell>
          <table:table-cell office:value-type="float" office:value="16.2" calcext:value-type="float">
            <text:p>16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([.G335]=1;[.B335];&quot; &quot;)" office:value-type="string" office:string-value=" " calcext:value-type="string">
            <text:p><text:s/></text:p>
          </table:table-cell>
          <table:table-cell table:formula="of:=IF([.F335]=1;[.B335];&quot; &quot;)" office:value-type="float" office:value="101434" calcext:value-type="float">
            <text:p>101434</text:p>
          </table:table-cell>
        </table:table-row>
        <table:table-row table:style-name="ro1">
          <table:table-cell office:value-type="string" calcext:value-type="string">
            <text:p>scaffold1134_len145088_cov39.2514_read151_maxK101</text:p>
          </table:table-cell>
          <table:table-cell office:value-type="float" office:value="123644" calcext:value-type="float">
            <text:p>123644</text:p>
          </table:table-cell>
          <table:table-cell office:value-type="string" calcext:value-type="string">
            <text:p>T</text:p>
          </table:table-cell>
          <table:table-cell office:value-type="float" office:value="10.2" calcext:value-type="float">
            <text:p>10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IF([.G336]=1;[.B336];&quot; &quot;)" office:value-type="float" office:value="123644" calcext:value-type="float">
            <text:p>123644</text:p>
          </table:table-cell>
          <table:table-cell table:formula="of:=IF([.F336]=1;[.B336]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caffold1134_len145088_cov39.2514_read151_maxK101</text:p>
          </table:table-cell>
          <table:table-cell office:value-type="float" office:value="123706" calcext:value-type="float">
            <text:p>123706</text:p>
          </table:table-cell>
          <table:table-cell office:value-type="string" calcext:value-type="string">
            <text:p>T</text:p>
          </table:table-cell>
          <table:table-cell office:value-type="float" office:value="21.8" calcext:value-type="float">
            <text:p>21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([.G337]=1;[.B337];&quot; &quot;)" office:value-type="string" office:string-value=" " calcext:value-type="string">
            <text:p><text:s/></text:p>
          </table:table-cell>
          <table:table-cell table:formula="of:=IF([.F337]=1;[.B337];&quot; &quot;)" office:value-type="float" office:value="123706" calcext:value-type="float">
            <text:p>123706</text:p>
          </table:table-cell>
        </table:table-row>
        <table:table-row table:style-name="ro1">
          <table:table-cell office:value-type="string" calcext:value-type="string">
            <text:p>scaffold1134_len145088_cov39.2514_read151_maxK101</text:p>
          </table:table-cell>
          <table:table-cell office:value-type="float" office:value="124567" calcext:value-type="float">
            <text:p>124567</text:p>
          </table:table-cell>
          <table:table-cell office:value-type="string" calcext:value-type="string">
            <text:p>T</text:p>
          </table:table-cell>
          <table:table-cell office:value-type="float" office:value="11.8" calcext:value-type="float">
            <text:p>11.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IF([.G338]=1;[.B338];&quot; &quot;)" office:value-type="float" office:value="124567" calcext:value-type="float">
            <text:p>124567</text:p>
          </table:table-cell>
          <table:table-cell table:formula="of:=IF([.F338]=1;[.B338]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caffold1134_len145088_cov39.2514_read151_maxK101</text:p>
          </table:table-cell>
          <table:table-cell office:value-type="float" office:value="124741" calcext:value-type="float">
            <text:p>124741</text:p>
          </table:table-cell>
          <table:table-cell office:value-type="string" calcext:value-type="string">
            <text:p>T</text:p>
          </table:table-cell>
          <table:table-cell office:value-type="float" office:value="18.6" calcext:value-type="float">
            <text:p>18.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([.G339]=1;[.B339];&quot; &quot;)" office:value-type="string" office:string-value=" " calcext:value-type="string">
            <text:p><text:s/></text:p>
          </table:table-cell>
          <table:table-cell table:formula="of:=IF([.F339]=1;[.B339];&quot; &quot;)" office:value-type="float" office:value="124741" calcext:value-type="float">
            <text:p>124741</text:p>
          </table:table-cell>
        </table:table-row>
        <table:table-row table:style-name="ro1">
          <table:table-cell office:value-type="string" calcext:value-type="string">
            <text:p>scaffold1134_len145088_cov39.2514_read151_maxK101</text:p>
          </table:table-cell>
          <table:table-cell office:value-type="float" office:value="125029" calcext:value-type="float">
            <text:p>125029</text:p>
          </table:table-cell>
          <table:table-cell office:value-type="string" calcext:value-type="string">
            <text:p>T</text:p>
          </table:table-cell>
          <table:table-cell office:value-type="float" office:value="24.4" calcext:value-type="float">
            <text:p>24.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IF([.G340]=1;[.B340];&quot; &quot;)" office:value-type="float" office:value="125029" calcext:value-type="float">
            <text:p>125029</text:p>
          </table:table-cell>
          <table:table-cell table:formula="of:=IF([.F340]=1;[.B340]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caffold1134_len145088_cov39.2514_read151_maxK101</text:p>
          </table:table-cell>
          <table:table-cell office:value-type="float" office:value="125130" calcext:value-type="float">
            <text:p>125130</text:p>
          </table:table-cell>
          <table:table-cell office:value-type="string" calcext:value-type="string">
            <text:p>T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([.G341]=1;[.B341];&quot; &quot;)" office:value-type="string" office:string-value=" " calcext:value-type="string">
            <text:p><text:s/></text:p>
          </table:table-cell>
          <table:table-cell table:formula="of:=IF([.F341]=1;[.B341];&quot; &quot;)" office:value-type="float" office:value="125130" calcext:value-type="float">
            <text:p>125130</text:p>
          </table:table-cell>
        </table:table-row>
        <table:table-row table:style-name="ro1">
          <table:table-cell office:value-type="string" calcext:value-type="string">
            <text:p>scaffold1134_len145088_cov39.2514_read151_maxK101</text:p>
          </table:table-cell>
          <table:table-cell office:value-type="float" office:value="125595" calcext:value-type="float">
            <text:p>125595</text:p>
          </table:table-cell>
          <table:table-cell office:value-type="string" calcext:value-type="string">
            <text:p>A</text:p>
          </table:table-cell>
          <table:table-cell office:value-type="float" office:value="24.6" calcext:value-type="float">
            <text:p>24.6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formula="of:=IF([.G342]=1;[.B342];&quot; &quot;)" office:value-type="float" office:value="125595" calcext:value-type="float">
            <text:p>125595</text:p>
          </table:table-cell>
          <table:table-cell table:formula="of:=IF([.F342]=1;[.B342];&quot; &quot;)" office:value-type="float" office:value="125595" calcext:value-type="float">
            <text:p>125595</text:p>
          </table:table-cell>
        </table:table-row>
        <table:table-row table:style-name="ro1">
          <table:table-cell office:value-type="string" calcext:value-type="string">
            <text:p>scaffold1134_len145088_cov39.2514_read151_maxK101</text:p>
          </table:table-cell>
          <table:table-cell office:value-type="float" office:value="125938" calcext:value-type="float">
            <text:p>125938</text:p>
          </table:table-cell>
          <table:table-cell office:value-type="string" calcext:value-type="string">
            <text:p>T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formula="of:=IF([.G343]=1;[.B343];&quot; &quot;)" office:value-type="float" office:value="125938" calcext:value-type="float">
            <text:p>125938</text:p>
          </table:table-cell>
          <table:table-cell table:formula="of:=IF([.F343]=1;[.B343];&quot; &quot;)" office:value-type="float" office:value="125938" calcext:value-type="float">
            <text:p>125938</text:p>
          </table:table-cell>
        </table:table-row>
        <table:table-row table:style-name="ro1">
          <table:table-cell office:value-type="string" calcext:value-type="string">
            <text:p>scaffold1134_len145088_cov39.2514_read151_maxK101</text:p>
          </table:table-cell>
          <table:table-cell office:value-type="float" office:value="125962" calcext:value-type="float">
            <text:p>125962</text:p>
          </table:table-cell>
          <table:table-cell office:value-type="string" calcext:value-type="string">
            <text:p>T</text:p>
          </table:table-cell>
          <table:table-cell office:value-type="float" office:value="23.6" calcext:value-type="float">
            <text:p>23.6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formula="of:=IF([.G344]=1;[.B344];&quot; &quot;)" office:value-type="float" office:value="125962" calcext:value-type="float">
            <text:p>125962</text:p>
          </table:table-cell>
          <table:table-cell table:formula="of:=IF([.F344]=1;[.B344];&quot; &quot;)" office:value-type="float" office:value="125962" calcext:value-type="float">
            <text:p>125962</text:p>
          </table:table-cell>
        </table:table-row>
        <table:table-row table:style-name="ro1">
          <table:table-cell office:value-type="string" calcext:value-type="string">
            <text:p>scaffold1134_len145088_cov39.2514_read151_maxK101</text:p>
          </table:table-cell>
          <table:table-cell office:value-type="float" office:value="126164" calcext:value-type="float">
            <text:p>126164</text:p>
          </table:table-cell>
          <table:table-cell office:value-type="string" calcext:value-type="string">
            <text:p>T</text:p>
          </table:table-cell>
          <table:table-cell office:value-type="float" office:value="21.2" calcext:value-type="float">
            <text:p>21.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formula="of:=IF([.G345]=1;[.B345];&quot; &quot;)" office:value-type="float" office:value="126164" calcext:value-type="float">
            <text:p>126164</text:p>
          </table:table-cell>
          <table:table-cell table:formula="of:=IF([.F345]=1;[.B345];&quot; &quot;)" office:value-type="float" office:value="126164" calcext:value-type="float">
            <text:p>126164</text:p>
          </table:table-cell>
        </table:table-row>
        <table:table-row table:style-name="ro1">
          <table:table-cell office:value-type="string" calcext:value-type="string">
            <text:p>scaffold1134_len145088_cov39.2514_read151_maxK101</text:p>
          </table:table-cell>
          <table:table-cell office:value-type="float" office:value="126421" calcext:value-type="float">
            <text:p>126421</text:p>
          </table:table-cell>
          <table:table-cell office:value-type="string" calcext:value-type="string">
            <text:p>T</text:p>
          </table:table-cell>
          <table:table-cell office:value-type="float" office:value="19.8" calcext:value-type="float">
            <text:p>19.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IF([.G346]=1;[.B346];&quot; &quot;)" office:value-type="float" office:value="126421" calcext:value-type="float">
            <text:p>126421</text:p>
          </table:table-cell>
          <table:table-cell table:formula="of:=IF([.F346]=1;[.B346]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caffold1134_len145088_cov39.2514_read151_maxK101</text:p>
          </table:table-cell>
          <table:table-cell office:value-type="float" office:value="126744" calcext:value-type="float">
            <text:p>126744</text:p>
          </table:table-cell>
          <table:table-cell office:value-type="string" calcext:value-type="string">
            <text:p>A</text:p>
          </table:table-cell>
          <table:table-cell office:value-type="float" office:value="23.8" calcext:value-type="float">
            <text:p>23.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IF([.G347]=1;[.B347];&quot; &quot;)" office:value-type="float" office:value="126744" calcext:value-type="float">
            <text:p>126744</text:p>
          </table:table-cell>
          <table:table-cell table:formula="of:=IF([.F347]=1;[.B347]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caffold1134_len145088_cov39.2514_read151_maxK101</text:p>
          </table:table-cell>
          <table:table-cell office:value-type="float" office:value="126929" calcext:value-type="float">
            <text:p>126929</text:p>
          </table:table-cell>
          <table:table-cell office:value-type="string" calcext:value-type="string">
            <text:p>T</text:p>
          </table:table-cell>
          <table:table-cell office:value-type="float" office:value="9.2" calcext:value-type="float">
            <text:p>9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([.G348]=1;[.B348];&quot; &quot;)" office:value-type="string" office:string-value=" " calcext:value-type="string">
            <text:p><text:s/></text:p>
          </table:table-cell>
          <table:table-cell table:formula="of:=IF([.F348]=1;[.B348];&quot; &quot;)" office:value-type="float" office:value="126929" calcext:value-type="float">
            <text:p>126929</text:p>
          </table:table-cell>
        </table:table-row>
        <table:table-row table:style-name="ro1">
          <table:table-cell office:value-type="string" calcext:value-type="string">
            <text:p>scaffold1134_len145088_cov39.2514_read151_maxK101</text:p>
          </table:table-cell>
          <table:table-cell office:value-type="float" office:value="127107" calcext:value-type="float">
            <text:p>127107</text:p>
          </table:table-cell>
          <table:table-cell office:value-type="string" calcext:value-type="string">
            <text:p>G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IF([.G349]=1;[.B349];&quot; &quot;)" office:value-type="float" office:value="127107" calcext:value-type="float">
            <text:p>127107</text:p>
          </table:table-cell>
          <table:table-cell table:formula="of:=IF([.F349]=1;[.B349]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caffold1134_len145088_cov39.2514_read151_maxK101</text:p>
          </table:table-cell>
          <table:table-cell office:value-type="float" office:value="127227" calcext:value-type="float">
            <text:p>127227</text:p>
          </table:table-cell>
          <table:table-cell office:value-type="string" calcext:value-type="string">
            <text:p>A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([.G350]=1;[.B350];&quot; &quot;)" office:value-type="string" office:string-value=" " calcext:value-type="string">
            <text:p><text:s/></text:p>
          </table:table-cell>
          <table:table-cell table:formula="of:=IF([.F350]=1;[.B350];&quot; &quot;)" office:value-type="float" office:value="127227" calcext:value-type="float">
            <text:p>127227</text:p>
          </table:table-cell>
        </table:table-row>
        <table:table-row table:style-name="ro1">
          <table:table-cell office:value-type="string" calcext:value-type="string">
            <text:p>scaffold1134_len145088_cov39.2514_read151_maxK101</text:p>
          </table:table-cell>
          <table:table-cell office:value-type="float" office:value="127577" calcext:value-type="float">
            <text:p>127577</text:p>
          </table:table-cell>
          <table:table-cell office:value-type="string" calcext:value-type="string">
            <text:p>A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formula="of:=IF([.G351]=1;[.B351];&quot; &quot;)" office:value-type="float" office:value="127577" calcext:value-type="float">
            <text:p>127577</text:p>
          </table:table-cell>
          <table:table-cell table:formula="of:=IF([.F351]=1;[.B351];&quot; &quot;)" office:value-type="float" office:value="127577" calcext:value-type="float">
            <text:p>127577</text:p>
          </table:table-cell>
        </table:table-row>
        <table:table-row table:style-name="ro1">
          <table:table-cell office:value-type="string" calcext:value-type="string">
            <text:p>scaffold1097_len148536_cov46.377_read151_maxK101</text:p>
          </table:table-cell>
          <table:table-cell office:value-type="float" office:value="38441" calcext:value-type="float">
            <text:p>38441</text:p>
          </table:table-cell>
          <table:table-cell office:value-type="string" calcext:value-type="string">
            <text:p>A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([.G352]=1;[.B352];&quot; &quot;)" office:value-type="string" office:string-value=" " calcext:value-type="string">
            <text:p><text:s/></text:p>
          </table:table-cell>
          <table:table-cell table:formula="of:=IF([.F352]=1;[.B352];&quot; &quot;)" office:value-type="float" office:value="38441" calcext:value-type="float">
            <text:p>38441</text:p>
          </table:table-cell>
        </table:table-row>
        <table:table-row table:style-name="ro1">
          <table:table-cell office:value-type="string" calcext:value-type="string">
            <text:p>scaffold1097_len148536_cov46.377_read151_maxK101</text:p>
          </table:table-cell>
          <table:table-cell office:value-type="float" office:value="38895" calcext:value-type="float">
            <text:p>38895</text:p>
          </table:table-cell>
          <table:table-cell office:value-type="string" calcext:value-type="string">
            <text:p>A</text:p>
          </table:table-cell>
          <table:table-cell office:value-type="float" office:value="23.8" calcext:value-type="float">
            <text:p>23.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IF([.G353]=1;[.B353];&quot; &quot;)" office:value-type="float" office:value="38895" calcext:value-type="float">
            <text:p>38895</text:p>
          </table:table-cell>
          <table:table-cell table:formula="of:=IF([.F353]=1;[.B353]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caffold1097_len148536_cov46.377_read151_maxK101</text:p>
          </table:table-cell>
          <table:table-cell office:value-type="float" office:value="39763" calcext:value-type="float">
            <text:p>39763</text:p>
          </table:table-cell>
          <table:table-cell office:value-type="string" calcext:value-type="string">
            <text:p>A</text:p>
          </table:table-cell>
          <table:table-cell office:value-type="float" office:value="16.6" calcext:value-type="float">
            <text:p>16.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([.G354]=1;[.B354];&quot; &quot;)" office:value-type="string" office:string-value=" " calcext:value-type="string">
            <text:p><text:s/></text:p>
          </table:table-cell>
          <table:table-cell table:formula="of:=IF([.F354]=1;[.B354];&quot; &quot;)" office:value-type="float" office:value="39763" calcext:value-type="float">
            <text:p>39763</text:p>
          </table:table-cell>
        </table:table-row>
        <table:table-row table:style-name="ro1">
          <table:table-cell office:value-type="string" calcext:value-type="string">
            <text:p>scaffold1097_len148536_cov46.377_read151_maxK101</text:p>
          </table:table-cell>
          <table:table-cell office:value-type="float" office:value="41565" calcext:value-type="float">
            <text:p>41565</text:p>
          </table:table-cell>
          <table:table-cell office:value-type="string" calcext:value-type="string">
            <text:p>A</text:p>
          </table:table-cell>
          <table:table-cell office:value-type="float" office:value="14.6" calcext:value-type="float">
            <text:p>14.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([.G355]=1;[.B355];&quot; &quot;)" office:value-type="string" office:string-value=" " calcext:value-type="string">
            <text:p><text:s/></text:p>
          </table:table-cell>
          <table:table-cell table:formula="of:=IF([.F355]=1;[.B355];&quot; &quot;)" office:value-type="float" office:value="41565" calcext:value-type="float">
            <text:p>41565</text:p>
          </table:table-cell>
        </table:table-row>
        <table:table-row table:style-name="ro1">
          <table:table-cell office:value-type="string" calcext:value-type="string">
            <text:p>scaffold1097_len148536_cov46.377_read151_maxK101</text:p>
          </table:table-cell>
          <table:table-cell office:value-type="float" office:value="42063" calcext:value-type="float">
            <text:p>42063</text:p>
          </table:table-cell>
          <table:table-cell office:value-type="string" calcext:value-type="string">
            <text:p>G</text:p>
          </table:table-cell>
          <table:table-cell office:value-type="float" office:value="24.8" calcext:value-type="float">
            <text:p>24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([.G356]=1;[.B356];&quot; &quot;)" office:value-type="string" office:string-value=" " calcext:value-type="string">
            <text:p><text:s/></text:p>
          </table:table-cell>
          <table:table-cell table:formula="of:=IF([.F356]=1;[.B356];&quot; &quot;)" office:value-type="float" office:value="42063" calcext:value-type="float">
            <text:p>42063</text:p>
          </table:table-cell>
        </table:table-row>
        <table:table-row table:style-name="ro1">
          <table:table-cell office:value-type="string" calcext:value-type="string">
            <text:p>scaffold1097_len148536_cov46.377_read151_maxK101</text:p>
          </table:table-cell>
          <table:table-cell office:value-type="float" office:value="42120" calcext:value-type="float">
            <text:p>42120</text:p>
          </table:table-cell>
          <table:table-cell office:value-type="string" calcext:value-type="string">
            <text:p>C</text:p>
          </table:table-cell>
          <table:table-cell office:value-type="float" office:value="19.2" calcext:value-type="float">
            <text:p>19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IF([.G357]=1;[.B357];&quot; &quot;)" office:value-type="float" office:value="42120" calcext:value-type="float">
            <text:p>42120</text:p>
          </table:table-cell>
          <table:table-cell table:formula="of:=IF([.F357]=1;[.B357]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caffold1097_len148536_cov46.377_read151_maxK101</text:p>
          </table:table-cell>
          <table:table-cell office:value-type="float" office:value="42481" calcext:value-type="float">
            <text:p>42481</text:p>
          </table:table-cell>
          <table:table-cell office:value-type="string" calcext:value-type="string">
            <text:p>TTTCTTCTTCTTCTTCTTCTTCT</text:p>
          </table:table-cell>
          <table:table-cell office:value-type="float" office:value="15.4" calcext:value-type="float">
            <text:p>15.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([.G358]=1;[.B358];&quot; &quot;)" office:value-type="string" office:string-value=" " calcext:value-type="string">
            <text:p><text:s/></text:p>
          </table:table-cell>
          <table:table-cell table:formula="of:=IF([.F358]=1;[.B358];&quot; &quot;)" office:value-type="float" office:value="42481" calcext:value-type="float">
            <text:p>42481</text:p>
          </table:table-cell>
        </table:table-row>
        <table:table-row table:style-name="ro1">
          <table:table-cell office:value-type="string" calcext:value-type="string">
            <text:p>scaffold1078_len125834_cov41.5307_read151_maxK101</text:p>
          </table:table-cell>
          <table:table-cell office:value-type="float" office:value="116179" calcext:value-type="float">
            <text:p>116179</text:p>
          </table:table-cell>
          <table:table-cell office:value-type="string" calcext:value-type="string">
            <text:p>C</text:p>
          </table:table-cell>
          <table:table-cell office:value-type="float" office:value="8.6" calcext:value-type="float">
            <text:p>8.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IF([.G359]=1;[.B359];&quot; &quot;)" office:value-type="float" office:value="116179" calcext:value-type="float">
            <text:p>116179</text:p>
          </table:table-cell>
          <table:table-cell table:formula="of:=IF([.F359]=1;[.B359]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caffold1057_len154451_cov42.4636_read151_maxK101</text:p>
          </table:table-cell>
          <table:table-cell office:value-type="float" office:value="134249" calcext:value-type="float">
            <text:p>134249</text:p>
          </table:table-cell>
          <table:table-cell office:value-type="string" calcext:value-type="string">
            <text:p>T</text:p>
          </table:table-cell>
          <table:table-cell office:value-type="float" office:value="23.8" calcext:value-type="float">
            <text:p>23.8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formula="of:=IF([.G360]=1;[.B360];&quot; &quot;)" office:value-type="float" office:value="134249" calcext:value-type="float">
            <text:p>134249</text:p>
          </table:table-cell>
          <table:table-cell table:formula="of:=IF([.F360]=1;[.B360];&quot; &quot;)" office:value-type="float" office:value="134249" calcext:value-type="float">
            <text:p>134249</text:p>
          </table:table-cell>
        </table:table-row>
        <table:table-row table:style-name="ro1">
          <table:table-cell office:value-type="string" calcext:value-type="string">
            <text:p>scaffold1048_len199090_cov43.8766_read151_maxK101</text:p>
          </table:table-cell>
          <table:table-cell office:value-type="float" office:value="113045" calcext:value-type="float">
            <text:p>113045</text:p>
          </table:table-cell>
          <table:table-cell office:value-type="string" calcext:value-type="string">
            <text:p>G</text:p>
          </table:table-cell>
          <table:table-cell office:value-type="float" office:value="19.2" calcext:value-type="float">
            <text:p>19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IF([.G361]=1;[.B361];&quot; &quot;)" office:value-type="float" office:value="113045" calcext:value-type="float">
            <text:p>113045</text:p>
          </table:table-cell>
          <table:table-cell table:formula="of:=IF([.F361]=1;[.B361]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caffold1027_len79891_cov39.4522_read151_maxK101</text:p>
          </table:table-cell>
          <table:table-cell office:value-type="float" office:value="67591" calcext:value-type="float">
            <text:p>67591</text:p>
          </table:table-cell>
          <table:table-cell office:value-type="string" calcext:value-type="string">
            <text:p>A</text:p>
          </table:table-cell>
          <table:table-cell office:value-type="float" office:value="20.8" calcext:value-type="float">
            <text:p>20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([.G362]=1;[.B362];&quot; &quot;)" office:value-type="string" office:string-value=" " calcext:value-type="string">
            <text:p><text:s/></text:p>
          </table:table-cell>
          <table:table-cell table:formula="of:=IF([.F362]=1;[.B362];&quot; &quot;)" office:value-type="float" office:value="67591" calcext:value-type="float">
            <text:p>67591</text:p>
          </table:table-cell>
        </table:table-row>
        <table:table-row table:style-name="ro1">
          <table:table-cell office:value-type="string" calcext:value-type="string">
            <text:p>scaffold102_len240800_cov47.5019_read151_maxK101</text:p>
          </table:table-cell>
          <table:table-cell office:value-type="float" office:value="163861" calcext:value-type="float">
            <text:p>163861</text:p>
          </table:table-cell>
          <table:table-cell office:value-type="string" calcext:value-type="string">
            <text:p>A</text:p>
          </table:table-cell>
          <table:table-cell office:value-type="float" office:value="14.6" calcext:value-type="float">
            <text:p>14.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([.G363]=1;[.B363];&quot; &quot;)" office:value-type="string" office:string-value=" " calcext:value-type="string">
            <text:p><text:s/></text:p>
          </table:table-cell>
          <table:table-cell table:formula="of:=IF([.F363]=1;[.B363];&quot; &quot;)" office:value-type="float" office:value="163861" calcext:value-type="float">
            <text:p>163861</text:p>
          </table:table-cell>
        </table:table-row>
        <table:table-row table:style-name="ro1">
          <table:table-cell office:value-type="string" calcext:value-type="string">
            <text:p>scaffold10161_len89738_cov43.4474_read151_maxK101</text:p>
          </table:table-cell>
          <table:table-cell office:value-type="float" office:value="67524" calcext:value-type="float">
            <text:p>67524</text:p>
          </table:table-cell>
          <table:table-cell office:value-type="string" calcext:value-type="string">
            <text:p>T</text:p>
          </table:table-cell>
          <table:table-cell office:value-type="float" office:value="19.4" calcext:value-type="float">
            <text:p>19.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IF([.G364]=1;[.B364];&quot; &quot;)" office:value-type="float" office:value="67524" calcext:value-type="float">
            <text:p>67524</text:p>
          </table:table-cell>
          <table:table-cell table:formula="of:=IF([.F364]=1;[.B364];&quot; &quot;)" office:value-type="string" office:string-value=" 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caffold1001_len90346_cov41.5749_read151_maxK101</text:p>
          </table:table-cell>
          <table:table-cell office:value-type="float" office:value="83305" calcext:value-type="float">
            <text:p>83305</text:p>
          </table:table-cell>
          <table:table-cell office:value-type="string" calcext:value-type="string">
            <text:p>C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([.G365]=1;[.B365];&quot; &quot;)" office:value-type="string" office:string-value=" " calcext:value-type="string">
            <text:p><text:s/></text:p>
          </table:table-cell>
          <table:table-cell table:formula="of:=IF([.F365]=1;[.B365];&quot; &quot;)" office:value-type="float" office:value="83305" calcext:value-type="float">
            <text:p>83305</text:p>
          </table:table-cell>
        </table:table-row>
      </table:table>
      <table:named-expressions/>
      <table:database-ranges>
        <table:database-range table:name="__Anonymous_Sheet_DB__0" table:target-range-address="Sheet1.A2:Sheet1.H366" table:contains-header="false">
          <table:sort>
            <table:sort-by table:field-number="7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6T01:04:22.635842791</meta:creation-date>
    <dc:date>2019-01-06T20:41:41.906341177</dc:date>
    <meta:editing-duration>PT19H27M7S</meta:editing-duration>
    <meta:editing-cycles>2</meta:editing-cycles>
    <meta:generator>LibreOffice/5.1.6.2$Linux_X86_64 LibreOffice_project/10m0$Build-2</meta:generator>
    <meta:document-statistic meta:table-count="1" meta:cell-count="3648" meta:object-count="0"/>
  </office:meta>
</office:document-meta>
</file>